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1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2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2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00%" fo:margin-top="0cm" fo:margin-bottom="0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text-indent="-0.635cm" fo:line-height="100%" fo:margin-left="1.27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text-indent="-0.635cm" fo:line-height="100%" fo:margin-left="1.27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text-indent="-0.635cm" fo:line-height="100%" fo:margin-left="1.27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text-indent="-0.635cm" fo:line-height="100%" fo:margin-left="1.27cm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text-indent="-0.635cm" fo:line-height="100%" fo:margin-left="1.27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text-indent="-0.635cm" fo:line-height="100%" fo:margin-left="1.27cm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text-indent="-0.635cm" fo:line-height="100%" fo:margin-left="1.27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break-before="auto" fo:text-indent="-0.635cm" fo:line-height="100%" fo:margin-left="1.27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break-before="auto" fo:text-indent="-0.635cm" fo:line-height="100%" fo:margin-left="1.27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text-indent="-0.635cm" fo:line-height="100%" fo:margin-left="1.27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break-before="auto" fo:text-indent="-0.635cm" fo:line-height="100%" fo:margin-left="1.27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break-before="auto" fo:text-indent="-0.635cm" fo:line-height="100%" fo:margin-left="1.27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break-before="auto" fo:text-indent="-0.635cm" fo:line-height="100%" fo:margin-left="1.27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break-before="auto" fo:text-indent="-0.635cm" fo:line-height="100%" fo:margin-left="1.27cm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text-indent="-0.635cm" fo:line-height="100%" fo:margin-left="1.27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break-before="auto" fo:line-height="100%" fo:margin-top="0cm" fo:margin-bottom="0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break-before="auto" fo:text-indent="-0.635cm" fo:line-height="100%" fo:margin-left="1.27cm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break-before="auto" fo:text-indent="-0.635cm" fo:line-height="100%" fo:margin-left="1.27cm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break-before="auto" fo:text-indent="-0.635cm" fo:line-height="100%" fo:margin-left="1.27cm" style:writing-mode="lr-tb"/>
    </style:style>
    <style:style style:name="T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break-before="auto" fo:text-indent="-0.635cm" fo:line-height="100%" fo:margin-left="2.54cm" style:writing-mode="lr-tb"/>
    </style:style>
    <style:style style:name="T2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break-before="auto" fo:text-indent="-0.635cm" fo:line-height="100%" fo:margin-left="2.54cm" style:writing-mode="lr-tb"/>
    </style:style>
    <style:style style:name="T3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break-before="auto" fo:text-indent="-0.635cm" fo:line-height="100%" fo:margin-left="2.54cm" style:writing-mode="lr-tb"/>
    </style:style>
    <style:style style:name="T3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break-before="auto" fo:text-indent="-0.635cm" fo:line-height="100%" fo:margin-left="1.27cm" style:writing-mode="lr-tb"/>
    </style:style>
    <style:style style:name="T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break-before="auto" fo:text-indent="-0.635cm" fo:line-height="100%" fo:margin-left="1.27cm" style:writing-mode="lr-tb"/>
    </style:style>
    <style:style style:name="T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break-before="auto" fo:line-height="100%" fo:margin-top="0cm" fo:margin-bottom="0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center" fo:break-before="auto" fo:line-height="100%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break-before="auto" fo:text-indent="0.635cm" fo:line-height="100%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5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2_26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43" style:family="paragraph" style:parent-style-name="Standard">
      <style:paragraph-properties fo:text-align="center" fo:break-before="auto" fo:line-height="100%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2" style:family="paragraph" style:parent-style-name="Standard">
      <style:paragraph-properties fo:break-before="auto" fo:text-indent="0cm" fo:line-height="100%" fo:margin-top="0cm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7" style:family="paragraph" style:parent-style-name="Standard">
      <style:paragraph-properties fo:break-before="auto" fo:text-indent="0cm" fo:line-height="100%" fo:margin-top="0cm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9" style:family="paragraph" style:parent-style-name="Standard">
      <style:paragraph-properties fo:break-before="auto" fo:line-height="100%" fo:margin-top="0cm" style:writing-mode="lr-tb"/>
    </style:style>
    <style:style style:name="T5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3" style:family="paragraph" style:parent-style-name="Standard">
      <style:paragraph-properties fo:break-before="auto" fo:text-indent="0cm" fo:line-height="100%" fo:margin-top="0cm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5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6" style:family="paragraph" style:parent-style-name="Standard">
      <style:paragraph-properties fo:break-before="auto" fo:text-indent="1.249cm" fo:line-height="100%" fo:margin-top="0cm" fo:margin-left="1.249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7" style:family="paragraph" style:parent-style-name="Standard">
      <style:paragraph-properties fo:break-before="auto" fo:text-indent="1.249cm" fo:line-height="100%" fo:margin-top="0cm" fo:margin-left="1.249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8" style:family="paragraph" style:parent-style-name="Standard">
      <style:paragraph-properties fo:break-before="auto" fo:text-indent="1.249cm" fo:line-height="100%" fo:margin-top="0cm" fo:margin-left="1.249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9" style:family="paragraph" style:parent-style-name="Standard">
      <style:paragraph-properties fo:break-before="auto" fo:text-indent="1.249cm" fo:line-height="100%" fo:margin-top="0cm" fo:margin-left="1.249cm" style:writing-mode="lr-tb"/>
    </style:style>
    <style:style style:name="T6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0" style:family="paragraph" style:parent-style-name="Standard">
      <style:paragraph-properties fo:break-before="auto" fo:text-indent="0cm" fo:line-height="100%" fo:margin-top="0cm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2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7" style:family="paragraph" style:parent-style-name="Standard">
      <style:paragraph-properties fo:break-before="auto" fo:line-height="100%" fo:margin-top="0cm" style:writing-mode="lr-tb"/>
    </style:style>
    <style:style style:name="T8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2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3" style:family="paragraph" style:parent-style-name="Standard">
      <style:paragraph-properties fo:break-before="auto" fo:text-indent="0cm" fo:line-height="100%" fo:margin-top="0cm" fo:margin-left="1.27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4" style:family="paragraph" style:parent-style-name="Standard">
      <style:paragraph-properties fo:break-before="auto" fo:line-height="100%" fo:margin-top="0cm" style:writing-mode="lr-tb"/>
    </style:style>
    <style:style style:name="T9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5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7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8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0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6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fo:margin-top="0cm" style:writing-mode="lr-tb"/>
    </style:style>
    <style:style style:name="T10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8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9" style:family="paragraph" style:parent-style-name="Standard">
      <style:paragraph-properties fo:break-before="auto" fo:text-indent="0cm" fo:line-height="100%" fo:margin-top="0cm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fo:margin-top="0cm" style:writing-mode="lr-tb"/>
    </style:style>
    <style:style style:name="T11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0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fo:margin-top="0cm" style:writing-mode="lr-tb"/>
    </style:style>
    <style:style style:name="T11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fo:margin-top="0cm" style:writing-mode="lr-tb"/>
    </style:style>
    <style:style style:name="T11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5" style:family="paragraph" style:parent-style-name="Standard">
      <style:paragraph-properties fo:break-before="auto" fo:text-indent="0cm" fo:line-height="100%" fo:margin-top="0cm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fo:margin-top="0cm" style:writing-mode="lr-tb"/>
    </style:style>
    <style:style style:name="T11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6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fo:margin-top="0cm" style:writing-mode="lr-tb"/>
    </style:style>
    <style:style style:name="T11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fo:margin-top="0cm" style:writing-mode="lr-tb"/>
    </style:style>
    <style:style style:name="T12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fo:margin-top="0cm" style:writing-mode="lr-tb"/>
    </style:style>
    <style:style style:name="T12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4" style:family="paragraph" style:parent-style-name="Standard">
      <style:paragraph-properties fo:break-before="auto" fo:line-height="100%" fo:margin-top="0cm" style:writing-mode="lr-tb"/>
    </style:style>
    <style:style style:name="T12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5" style:family="paragraph" style:parent-style-name="Standard">
      <style:paragraph-properties fo:break-before="auto" fo:line-height="100%" fo:margin-top="0cm" style:writing-mode="lr-tb"/>
    </style:style>
    <style:style style:name="T12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6" style:family="paragraph" style:parent-style-name="Standard">
      <style:paragraph-properties fo:break-before="auto" fo:text-indent="0cm" fo:line-height="100%" fo:margin-top="0cm" fo:margin-left="1.27cm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9" style:family="paragraph" style:parent-style-name="Standard">
      <style:paragraph-properties fo:break-before="auto" fo:line-height="100%" fo:margin-top="0cm" style:writing-mode="lr-tb"/>
    </style:style>
    <style:style style:name="T12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0" style:family="paragraph" style:parent-style-name="Standard">
      <style:paragraph-properties fo:break-before="auto" fo:line-height="100%" fo:margin-top="0cm" style:writing-mode="lr-tb"/>
    </style:style>
    <style:style style:name="T13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1" style:family="paragraph" style:parent-style-name="Standard">
      <style:paragraph-properties fo:break-before="auto" fo:line-height="100%" fo:margin-top="0cm" style:writing-mode="lr-tb"/>
    </style:style>
    <style:style style:name="T13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2" style:family="paragraph" style:parent-style-name="Standard">
      <style:paragraph-properties fo:break-before="auto" fo:line-height="100%" fo:margin-top="0cm" style:writing-mode="lr-tb"/>
    </style:style>
    <style:style style:name="T13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2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4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8" style:family="paragraph" style:parent-style-name="Standard">
      <style:paragraph-properties fo:break-before="auto" fo:line-height="100%" fo:margin-top="0cm" style:writing-mode="lr-tb"/>
    </style:style>
    <style:style style:name="T14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0" style:family="paragraph" style:parent-style-name="Standard">
      <style:paragraph-properties fo:break-before="auto" fo:line-height="100%" fo:margin-top="0cm" style:writing-mode="lr-tb"/>
    </style:style>
    <style:style style:name="T15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1" style:family="paragraph" style:parent-style-name="Standard">
      <style:paragraph-properties fo:break-before="auto" fo:line-height="100%" fo:margin-top="0cm" style:writing-mode="lr-tb"/>
    </style:style>
    <style:style style:name="T1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3" style:family="paragraph" style:parent-style-name="Standard">
      <style:paragraph-properties fo:break-before="auto" fo:line-height="100%" fo:margin-top="0cm" fo:margin-bottom="0cm" style:writing-mode="lr-tb"/>
    </style:style>
    <style:style style:name="T1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4" style:family="paragraph" style:parent-style-name="Standard">
      <style:paragraph-properties fo:break-before="auto" fo:text-indent="0cm" fo:line-height="1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5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6" style:family="paragraph" style:parent-style-name="Standard">
      <style:paragraph-properties fo:break-before="auto" fo:text-indent="-0.776cm" fo:line-height="100%" fo:margin-left="1.411cm" style:writing-mode="lr-tb"/>
    </style:style>
    <style:style style:name="T15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5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7" style:family="paragraph" style:parent-style-name="Standard">
      <style:paragraph-properties fo:break-before="auto" fo:text-indent="-0.776cm" fo:line-height="100%" fo:margin-left="1.411cm" style:writing-mode="lr-tb"/>
    </style:style>
    <style:style style:name="T15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5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8" style:family="paragraph" style:parent-style-name="Standard">
      <style:paragraph-properties fo:break-before="auto" fo:text-indent="-0.776cm" fo:line-height="100%" fo:margin-left="1.411cm" style:writing-mode="lr-tb"/>
    </style:style>
    <style:style style:name="T1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5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9" style:family="paragraph" style:parent-style-name="Standard">
      <style:paragraph-properties fo:break-before="auto" fo:text-indent="-0.776cm" fo:line-height="100%" fo:margin-left="1.411cm" style:writing-mode="lr-tb"/>
    </style:style>
    <style:style style:name="T1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0" style:family="paragraph" style:parent-style-name="Standard">
      <style:paragraph-properties fo:break-before="auto" fo:text-indent="0cm" fo:line-height="100%" fo:margin-left="0.635cm" style:writing-mode="lr-tb"/>
    </style:style>
    <style:style style:name="T1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2" style:family="paragraph" style:parent-style-name="Standard">
      <style:paragraph-properties fo:break-before="auto" fo:line-height="100%" fo:margin-left="0.635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4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5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6" style:family="paragraph" style:parent-style-name="Standard">
      <style:paragraph-properties fo:break-before="auto" fo:line-height="100%"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" style:family="table">
      <style:table-properties table:align="left" style:width="18.918cm" fo:margin-left="-1.402cm"/>
    </style:style>
    <style:style style:name="Column1" style:family="table-column">
      <style:table-column-properties style:column-width="4.366cm"/>
    </style:style>
    <style:style style:name="Column2" style:family="table-column">
      <style:table-column-properties style:column-width="8.705cm"/>
    </style:style>
    <style:style style:name="Column3" style:family="table-column">
      <style:table-column-properties style:column-width="5.847cm"/>
    </style:style>
    <style:style style:name="Row1" style:family="table-row"/>
    <style:style style:name="Cell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70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79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5" style:family="paragraph" style:parent-style-name="Standard">
      <style:paragraph-properties fo:text-align="left" fo:break-before="auto" fo:text-indent="-0.318cm" fo:line-height="100%" fo:margin-top="0cm" fo:margin-left="0.318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-0.635cm" fo:line-height="100%" fo:margin-top="0cm" fo:margin-left="1.27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-0.635cm" fo:line-height="100%" fo:margin-top="0cm" fo:margin-left="1.27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-0.635cm" fo:line-height="100%" fo:margin-top="0cm" fo:margin-bottom="0cm" fo:margin-left="1.27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197" style:family="paragraph" style:parent-style-name="Standard">
      <style:paragraph-properties fo:text-align="left" fo:break-before="auto" fo:text-indent="-0.318cm" fo:line-height="100%" fo:margin-top="0cm" fo:margin-left="0.318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-0.635cm" fo:line-height="100%" fo:margin-top="0cm" fo:margin-bottom="0cm" fo:margin-left="0.635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09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.635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1.27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.635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left="0.141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margin-left="0.141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.141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28" style:family="paragraph" style:parent-style-name="Standard">
      <style:paragraph-properties fo:text-align="left" fo:break-before="auto" fo:text-indent="0cm" fo:line-height="100%" fo:margin-top="0cm" fo:margin-left="0.141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left="0.141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.141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.141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35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36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-0.776cm" fo:line-height="100%" fo:margin-top="0cm" fo:margin-left="1.411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-0.776cm" fo:line-height="100%" fo:margin-top="0cm" fo:margin-left="1.411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-0.776cm" fo:line-height="100%" fo:margin-top="0cm" fo:margin-left="1.411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-0.776cm" fo:line-height="100%" fo:margin-top="0cm" fo:margin-left="1.411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-0.776cm" fo:line-height="100%" fo:margin-top="0cm" fo:margin-bottom="0cm" fo:margin-left="1.411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55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61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68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69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-0.318cm" fo:line-height="100%" fo:margin-top="0cm" fo:margin-left="0.459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-0.318cm" fo:line-height="100%" fo:margin-top="0cm" fo:margin-bottom="0cm" fo:margin-left="0.459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85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86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-0.635cm" fo:line-height="100%" fo:margin-top="0cm" fo:margin-bottom="0cm" fo:margin-left="0.776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-0.635cm" fo:line-height="100%" fo:margin-top="0cm" fo:margin-bottom="0cm" fo:margin-left="0.635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02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03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-0.776cm" fo:line-height="100%" fo:margin-top="0cm" fo:margin-left="1.411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-0.776cm" fo:line-height="100%" fo:margin-top="0cm" fo:margin-left="1.411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-0.776cm" fo:line-height="100%" fo:margin-top="0cm" fo:margin-bottom="0cm" fo:margin-left="1.411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16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17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-0.635cm" fo:line-height="100%" fo:margin-top="0cm" fo:margin-left="0.776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-0.635cm" fo:line-height="100%" fo:margin-top="0cm" fo:margin-bottom="0cm" fo:margin-left="0.635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-0.635cm" fo:line-height="100%" fo:margin-top="0cm" fo:margin-left="0.635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-0.635cm" fo:line-height="100%" fo:margin-top="0cm" fo:margin-bottom="0cm" fo:margin-left="0.635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35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41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47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54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59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68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73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-0.318cm" fo:line-height="100%" fo:margin-top="0cm" fo:margin-left="0.776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-0.318cm" fo:line-height="100%" fo:margin-top="0cm" fo:margin-bottom="0cm" fo:margin-left="0.776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90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98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3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05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16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22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text-indent="-0.635cm" fo:line-height="100%" fo:margin-top="0cm" fo:margin-left="1.27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text-indent="-0.635cm" fo:line-height="100%" fo:margin-top="0cm" fo:margin-left="1.27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-0.635cm" fo:line-height="100%" fo:margin-top="0cm" fo:margin-left="1.27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text-indent="-0.635cm" fo:line-height="100%" fo:margin-top="0cm" fo:margin-left="1.27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6" style:family="table-row"/>
    <style:style style:name="Cell76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40" style:family="paragraph" style:parent-style-name="Standard">
      <style:paragraph-properties fo:text-align="left" fo:break-before="auto" fo:text-indent="-0.318cm" fo:line-height="100%" fo:margin-top="0cm" fo:margin-bottom="0cm" fo:margin-left="0.318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18cm solid"/>
    </style:style>
    <style:style style:name="P4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break-before="auto" fo:line-height="100%" fo:margin-top="0cm" style:writing-mode="lr-tb"/>
    </style:style>
    <style:style style:name="P451" style:family="paragraph" style:parent-style-name="Standard">
      <style:paragraph-properties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2" style:family="paragraph" style:parent-style-name="Standard">
      <style:paragraph-properties fo:break-before="auto" fo:line-height="100%"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Перечень</text:span><text:span text:style-name="T1_2"><text:s/></text:span><text:span text:style-name="T1_3">проектных</text:span><text:span text:style-name="T1_4"><text:s/></text:span><text:span text:style-name="T1_5">возможностей</text:span><text:span text:style-name="T1_6"><text:s/></text:span><text:span text:style-name="T1_7">антикризисной</text:span><text:span text:style-name="T1_8"><text:s/></text:span><text:span text:style-name="T1_9">модернизации</text:span><text:span text:style-name="T1_10"><text:s/>+<text:s/></text:span><text:span text:style-name="T1_11">рывкового</text:span><text:span text:style-name="T1_12"><text:s/></text:span><text:span text:style-name="T1_13">развития</text:span><text:span text:style-name="T1_14"><text:s/></text:span><text:span text:style-name="T1_15">сети</text:span><text:span text:style-name="T1_16"><text:s/></text:span><text:span text:style-name="T1_17">корпоративного</text:span><text:span text:style-name="T1_18"><text:s/></text:span><text:span text:style-name="T1_19">общепит</text:span><text:span text:style-name="T1_20">-</text:span><text:span text:style-name="T1_21">сервиса</text:span></text:p>
      <text:p text:style-name="P2"/>
      <text:p text:style-name="P3"/>
      <text:p text:style-name="P4"><text:span text:style-name="T4_1">Введение</text:span></text:p>
      <text:p text:style-name="P5"><text:span text:style-name="T5_1"><text:s/></text:span></text:p>
      <text:p text:style-name="P6"><text:span text:style-name="T6_1">В</text:span><text:span text:style-name="T6_2"><text:s/></text:span><text:span text:style-name="T6_3">период</text:span><text:span text:style-name="T6_4"><text:s/></text:span><text:span text:style-name="T6_5">сжатия</text:span><text:span text:style-name="T6_6"><text:s/></text:span><text:span text:style-name="T6_7">рынков</text:span><text:span text:style-name="T6_8"><text:s/></text:span><text:span text:style-name="T6_9">и</text:span><text:span text:style-name="T6_10"><text:s/></text:span><text:span text:style-name="T6_11">экономик</text:span><text:span text:style-name="T6_12"><text:s/>–<text:s/></text:span><text:span text:style-name="T6_13">происходит</text:span><text:span text:style-name="T6_14"><text:s/>(</text:span><text:span text:style-name="T6_15">везде</text:span><text:span text:style-name="T6_16"><text:s/></text:span><text:span text:style-name="T6_17">и</text:span><text:span text:style-name="T6_18"><text:s/></text:span><text:span text:style-name="T6_19">всегда</text:span><text:span text:style-name="T6_20">)<text:s/></text:span><text:span text:style-name="T6_21">одинаковый</text:span><text:span text:style-name="T6_22"><text:s/></text:span><text:span text:style-name="T6_23">набор</text:span><text:span text:style-name="T6_24"><text:s/></text:span><text:span text:style-name="T6_25">кризисов</text:span><text:span text:style-name="T6_26">:</text:span></text:p>
      <text:p text:style-name="P7"><text:span text:style-name="T7_1">-</text:span><text:span text:style-name="T7_2"><text:s text:c="10"/></text:span><text:span text:style-name="T7_3">кризис</text:span><text:span text:style-name="T7_4"><text:s/></text:span><text:span text:style-name="T7_5">резкого</text:span><text:span text:style-name="T7_6"><text:s/></text:span><text:span text:style-name="T7_7">сокращения</text:span><text:span text:style-name="T7_8"><text:s/></text:span><text:span text:style-name="T7_9">традиционного</text:span><text:span text:style-name="T7_10"><text:s/></text:span><text:span text:style-name="T7_11">якорного</text:span><text:span text:style-name="T7_12"><text:s/></text:span><text:span text:style-name="T7_13">спроса</text:span></text:p>
      <text:p text:style-name="P8"><text:span text:style-name="T8_1">-</text:span><text:span text:style-name="T8_2"><text:s text:c="10"/></text:span><text:span text:style-name="T8_3">кризис</text:span><text:span text:style-name="T8_4"><text:s/></text:span><text:span text:style-name="T8_5">не</text:span><text:span text:style-name="T8_6">-</text:span><text:span text:style-name="T8_7">прироста</text:span><text:span text:style-name="T8_8"><text:s/></text:span><text:span text:style-name="T8_9">нового</text:span><text:span text:style-name="T8_10"><text:s/></text:span><text:span text:style-name="T8_11">платежеспособного</text:span><text:span text:style-name="T8_12"><text:s/></text:span><text:span text:style-name="T8_13">спроса</text:span></text:p>
      <text:p text:style-name="P9"><text:span text:style-name="T9_1">-</text:span><text:span text:style-name="T9_2"><text:s text:c="10"/></text:span><text:span text:style-name="T9_3">нестабильность</text:span><text:span text:style-name="T9_4">,<text:s/></text:span><text:span text:style-name="T9_5">ненадёжность</text:span><text:span text:style-name="T9_6"><text:s/></text:span><text:span text:style-name="T9_7">поставщиков</text:span><text:span text:style-name="T9_8"><text:s/></text:span><text:span text:style-name="T9_9">и</text:span><text:span text:style-name="T9_10"><text:s/></text:span><text:span text:style-name="T9_11">их</text:span><text:span text:style-name="T9_12"><text:s/></text:span><text:span text:style-name="T9_13">платёжной</text:span><text:span text:style-name="T9_14"><text:s/></text:span><text:span text:style-name="T9_15">дисциплины</text:span></text:p>
      <text:p text:style-name="P10"><text:span text:style-name="T10_1">-</text:span><text:span text:style-name="T10_2"><text:s text:c="10"/></text:span><text:span text:style-name="T10_3">непредсказуемое</text:span><text:span text:style-name="T10_4"><text:s/></text:span><text:span text:style-name="T10_5">бегство</text:span><text:span text:style-name="T10_6"><text:s/></text:span><text:span text:style-name="T10_7">лучших</text:span><text:span text:style-name="T10_8"><text:s/></text:span><text:span text:style-name="T10_9">кадров</text:span><text:span text:style-name="T10_10"><text:s/>-<text:s text:c="2"/></text:span><text:span text:style-name="T10_11">к</text:span><text:span text:style-name="T10_12"><text:s/></text:span><text:span text:style-name="T10_13">конкурентам</text:span></text:p>
      <text:p text:style-name="P11"><text:span text:style-name="T11_1">-</text:span><text:span text:style-name="T11_2"><text:s text:c="10"/></text:span><text:span text:style-name="T11_3">неэффективность</text:span><text:span text:style-name="T11_4"><text:s/></text:span><text:span text:style-name="T11_5">как</text:span><text:span text:style-name="T11_6"><text:s/></text:span><text:span text:style-name="T11_7">монетарных</text:span><text:span text:style-name="T11_8">,<text:s/></text:span><text:span text:style-name="T11_9">так</text:span><text:span text:style-name="T11_10"><text:s/></text:span><text:span text:style-name="T11_11">и</text:span><text:span text:style-name="T11_12"><text:s/></text:span><text:span text:style-name="T11_13">моральных</text:span><text:span text:style-name="T11_14"><text:s/></text:span><text:span text:style-name="T11_15">стимулов</text:span><text:span text:style-name="T11_16"><text:s/></text:span><text:span text:style-name="T11_17">для</text:span><text:span text:style-name="T11_18"><text:s/></text:span><text:span text:style-name="T11_19">роста</text:span><text:span text:style-name="T11_20"><text:s/></text:span><text:span text:style-name="T11_21">производительности</text:span><text:span text:style-name="T11_22"><text:s/></text:span><text:span text:style-name="T11_23">труда</text:span><text:span text:style-name="T11_24"><text:s/></text:span><text:span text:style-name="T11_25">персонала</text:span></text:p>
      <text:p text:style-name="P12"><text:span text:style-name="T12_1">-</text:span><text:span text:style-name="T12_2"><text:s text:c="10"/></text:span><text:span text:style-name="T12_3">крысятничество</text:span><text:span text:style-name="T12_4">,<text:s/></text:span><text:span text:style-name="T12_5">воровство</text:span><text:span text:style-name="T12_6">,<text:s/></text:span><text:span text:style-name="T12_7">предательства</text:span><text:span text:style-name="T12_8"><text:s/>–<text:s/></text:span><text:span text:style-name="T12_9">менеджеров</text:span><text:span text:style-name="T12_10"><text:s/></text:span><text:span text:style-name="T12_11">и</text:span><text:span text:style-name="T12_12"><text:s/></text:span><text:span text:style-name="T12_13">даже</text:span><text:span text:style-name="T12_14"><text:s/></text:span><text:span text:style-name="T12_15">топов</text:span></text:p>
      <text:p text:style-name="P13"><text:span text:style-name="T13_1">-</text:span><text:span text:style-name="T13_2"><text:s text:c="10"/></text:span><text:span text:style-name="T13_3">угрожающий</text:span><text:span text:style-name="T13_4"><text:s/></text:span><text:span text:style-name="T13_5">рост</text:span><text:span text:style-name="T13_6"><text:s/></text:span><text:span text:style-name="T13_7">кредиторской</text:span><text:span text:style-name="T13_8"><text:s/></text:span><text:span text:style-name="T13_9">задолженности</text:span><text:span text:style-name="T13_10"><text:s/>/<text:s/></text:span><text:span text:style-name="T13_11">рост</text:span><text:span text:style-name="T13_12"><text:s/></text:span><text:span text:style-name="T13_13">опасной</text:span><text:span text:style-name="T13_14"><text:s/>«</text:span><text:span text:style-name="T13_15">горячей</text:span><text:span text:style-name="T13_16">»<text:s/></text:span><text:span text:style-name="T13_17">кредиторки</text:span><text:span text:style-name="T13_18"><text:s/>/<text:s/></text:span><text:span text:style-name="T13_19">рост</text:span><text:span text:style-name="T13_20"><text:s/></text:span><text:span text:style-name="T13_21">угрозы</text:span><text:span text:style-name="T13_22"><text:s/></text:span><text:span text:style-name="T13_23">банкротства</text:span></text:p>
      <text:p text:style-name="P14"><text:span text:style-name="T14_1">-</text:span><text:span text:style-name="T14_2"><text:s text:c="10"/></text:span><text:span text:style-name="T14_3">закредитованность</text:span><text:span text:style-name="T14_4"><text:s/></text:span><text:span text:style-name="T14_5">активов</text:span><text:span text:style-name="T14_6"><text:s/>/<text:s/></text:span><text:span text:style-name="T14_7">невозможность</text:span><text:span text:style-name="T14_8"><text:s/></text:span><text:span text:style-name="T14_9">наращивания</text:span><text:span text:style-name="T14_10"><text:s/></text:span><text:span text:style-name="T14_11">займов</text:span><text:span text:style-name="T14_12"><text:s/></text:span><text:span text:style-name="T14_13">для</text:span><text:span text:style-name="T14_14"><text:s/></text:span><text:span text:style-name="T14_15">пополнения</text:span><text:span text:style-name="T14_16"><text:s/></text:span><text:span text:style-name="T14_17">оборотных</text:span><text:span text:style-name="T14_18"><text:s/></text:span><text:span text:style-name="T14_19">средств</text:span><text:span text:style-name="T14_20"><text:s/>/<text:s/></text:span><text:span text:style-name="T14_21">резкое</text:span><text:span text:style-name="T14_22"><text:s/></text:span><text:span text:style-name="T14_23">повышение</text:span><text:span text:style-name="T14_24"><text:s/></text:span><text:span text:style-name="T14_25">доли</text:span><text:span text:style-name="T14_26"><text:s/></text:span><text:span text:style-name="T14_27">постоянных</text:span><text:span text:style-name="T14_28"><text:s/></text:span><text:span text:style-name="T14_29">затрат</text:span><text:span text:style-name="T14_30"><text:s/></text:span><text:span text:style-name="T14_31">на</text:span><text:span text:style-name="T14_32"><text:s/></text:span><text:span text:style-name="T14_33">обслуживание</text:span><text:span text:style-name="T14_34"><text:s/></text:span><text:span text:style-name="T14_35">заимствований</text:span></text:p>
      <text:p text:style-name="P15"><text:span text:style-name="T15_1">-</text:span><text:span text:style-name="T15_2"><text:s text:c="10"/></text:span><text:span text:style-name="T15_3">отсутствие</text:span><text:span text:style-name="T15_4"><text:s/></text:span><text:span text:style-name="T15_5">инвестиций</text:span><text:span text:style-name="T15_6">,<text:s/></text:span><text:span text:style-name="T15_7">доступа</text:span><text:span text:style-name="T15_8"><text:s/></text:span><text:span text:style-name="T15_9">к</text:span><text:span text:style-name="T15_10"><text:s/></text:span><text:span text:style-name="T15_11">инвест</text:span><text:span text:style-name="T15_12"><text:s/></text:span><text:span text:style-name="T15_13">источникам</text:span></text:p>
      <text:p text:style-name="P16"><text:span text:style-name="T16_1">-</text:span><text:span text:style-name="T16_2"><text:s text:c="10"/></text:span><text:span text:style-name="T16_3">активизация</text:span><text:span text:style-name="T16_4"><text:s/></text:span><text:span text:style-name="T16_5">рейдеров</text:span><text:span text:style-name="T16_6"><text:s/></text:span><text:span text:style-name="T16_7">и</text:span><text:span text:style-name="T16_8"><text:s/></text:span><text:span text:style-name="T16_9">агрессивных</text:span><text:span text:style-name="T16_10"><text:s/></text:span><text:span text:style-name="T16_11">конкурентов</text:span></text:p>
      <text:p text:style-name="P17"><text:span text:style-name="T17_1">-</text:span><text:span text:style-name="T17_2"><text:s text:c="10"/></text:span><text:span text:style-name="T17_3">снижение</text:span><text:span text:style-name="T17_4"><text:s/></text:span><text:span text:style-name="T17_5">фондоотдачи</text:span><text:span text:style-name="T17_6"><text:s/>/<text:s/></text:span><text:span text:style-name="T17_7">загрузки</text:span><text:span text:style-name="T17_8"><text:s/></text:span><text:span text:style-name="T17_9">основных</text:span><text:span text:style-name="T17_10"><text:s/></text:span><text:span text:style-name="T17_11">производственных</text:span><text:span text:style-name="T17_12"><text:s/></text:span><text:span text:style-name="T17_13">фондов</text:span><text:span text:style-name="T17_14"><text:s/>/<text:s/></text:span><text:span text:style-name="T17_15">рост</text:span><text:span text:style-name="T17_16"><text:s/></text:span><text:span text:style-name="T17_17">доли</text:span><text:span text:style-name="T17_18"><text:s/></text:span><text:span text:style-name="T17_19">постоянных</text:span><text:span text:style-name="T17_20"><text:s/></text:span><text:span text:style-name="T17_21">затрат</text:span><text:span text:style-name="T17_22"><text:s/></text:span><text:span text:style-name="T17_23">в</text:span><text:span text:style-name="T17_24"><text:s/></text:span><text:span text:style-name="T17_25">издержках</text:span></text:p>
      <text:p text:style-name="P18"><text:span text:style-name="T18_1">-</text:span><text:span text:style-name="T18_2"><text:s text:c="10"/></text:span><text:span text:style-name="T18_3">потеря</text:span><text:span text:style-name="T18_4"><text:s/></text:span><text:span text:style-name="T18_5">инвест</text:span><text:span text:style-name="T18_6"><text:s/></text:span><text:span text:style-name="T18_7">привлекательности</text:span><text:span text:style-name="T18_8">,<text:s/></text:span><text:span text:style-name="T18_9">в</text:span><text:span text:style-name="T18_10"><text:s/></text:span><text:span text:style-name="T18_11">том</text:span><text:span text:style-name="T18_12"><text:s/></text:span><text:span text:style-name="T18_13">числе</text:span><text:span text:style-name="T18_14"><text:s/></text:span><text:span text:style-name="T18_15">для</text:span><text:span text:style-name="T18_16"><text:s/></text:span><text:span text:style-name="T18_17">собственников</text:span><text:span text:style-name="T18_18">,<text:s/></text:span><text:span text:style-name="T18_19">т</text:span><text:span text:style-name="T18_20">.<text:s/></text:span><text:span text:style-name="T18_21">к</text:span><text:span text:style-name="T18_22">.<text:s/></text:span><text:span text:style-name="T18_23">рентная</text:span><text:span text:style-name="T18_24"><text:s/></text:span><text:span text:style-name="T18_25">доходность</text:span><text:span text:style-name="T18_26"><text:s/></text:span><text:span text:style-name="T18_27">резко</text:span><text:span text:style-name="T18_28"><text:s/></text:span><text:span text:style-name="T18_29">падает</text:span></text:p>
      <text:p text:style-name="P19"><text:span text:style-name="T19_1">-</text:span><text:span text:style-name="T19_2"><text:s text:c="10"/></text:span><text:span text:style-name="T19_3">наращивание</text:span><text:span text:style-name="T19_4"><text:s/>«</text:span><text:span text:style-name="T19_5">антикризисных</text:span><text:span text:style-name="T19_6">»<text:s/></text:span><text:span text:style-name="T19_7">усилий</text:span><text:span text:style-name="T19_8"><text:s/></text:span><text:span text:style-name="T19_9">лидеров</text:span><text:span text:style-name="T19_10"><text:s/></text:span><text:span text:style-name="T19_11">бизнеса</text:span><text:span text:style-name="T19_12"><text:s/>–<text:s/></text:span><text:span text:style-name="T19_13">почему</text:span><text:span text:style-name="T19_14">-</text:span><text:span text:style-name="T19_15">то</text:span><text:span text:style-name="T19_16"><text:s/></text:span><text:span text:style-name="T19_17">приводит</text:span><text:span text:style-name="T19_18"><text:s/></text:span><text:span text:style-name="T19_19">к</text:span><text:span text:style-name="T19_20"><text:s/></text:span><text:span text:style-name="T19_21">снижению</text:span><text:span text:style-name="T19_22"><text:s/></text:span><text:span text:style-name="T19_23">пассионарности</text:span><text:span text:style-name="T19_24">,<text:s/></text:span><text:span text:style-name="T19_25">лояльности</text:span><text:span text:style-name="T19_26">,<text:s/></text:span><text:span text:style-name="T19_27">инициативности</text:span><text:span text:style-name="T19_28"><text:s/>–<text:s/></text:span><text:span text:style-name="T19_29">персонала</text:span><text:span text:style-name="T19_30">,<text:s/></text:span><text:span text:style-name="T19_31">даже</text:span><text:span text:style-name="T19_32"><text:s/></text:span><text:span text:style-name="T19_33">актива</text:span></text:p>
      <text:p text:style-name="P20"><text:span text:style-name="T20_1">-</text:span><text:span text:style-name="T20_2"><text:s text:c="10"/></text:span><text:span text:style-name="T20_3">рационирование</text:span><text:span text:style-name="T20_4"><text:s/></text:span><text:span text:style-name="T20_5">и</text:span><text:span text:style-name="T20_6"><text:s/></text:span><text:span text:style-name="T20_7">сокращение</text:span><text:span text:style-name="T20_8"><text:s/></text:span><text:span text:style-name="T20_9">затрат</text:span><text:span text:style-name="T20_10"><text:s/>–<text:s/></text:span><text:span text:style-name="T20_11">вдруг</text:span><text:span text:style-name="T20_12"><text:s/></text:span><text:span text:style-name="T20_13">превращаются</text:span><text:span text:style-name="T20_14"><text:s/></text:span><text:span text:style-name="T20_15">в</text:span><text:span text:style-name="T20_16"><text:s/></text:span><text:span text:style-name="T20_17">коллапсный</text:span><text:span text:style-name="T20_18"><text:s/></text:span><text:span text:style-name="T20_19">характер</text:span><text:span text:style-name="T20_20"><text:s/></text:span><text:span text:style-name="T20_21">схлопывания</text:span><text:span text:style-name="T20_22"><text:s/></text:span><text:span text:style-name="T20_23">бизнеса</text:span></text:p>
      <text:p text:style-name="P21"><text:span text:style-name="T21_1">-</text:span><text:span text:style-name="T21_2"><text:s text:c="10"/></text:span><text:span text:style-name="T21_3">бизнес</text:span><text:span text:style-name="T21_4">,<text:s/></text:span><text:span text:style-name="T21_5">вдруг</text:span><text:span text:style-name="T21_6"><text:s/></text:span><text:span text:style-name="T21_7">оказывается</text:span><text:span text:style-name="T21_8">,<text:s/></text:span><text:span text:style-name="T21_9">даже</text:span><text:span text:style-name="T21_10"><text:s/></text:span><text:span text:style-name="T21_11">и</text:span><text:span text:style-name="T21_12"><text:s/></text:span><text:span text:style-name="T21_13">не</text:span><text:span text:style-name="T21_14"><text:s/></text:span><text:span text:style-name="T21_15">продать</text:span><text:span text:style-name="T21_16"><text:s/></text:span><text:span text:style-name="T21_17">на</text:span><text:span text:style-name="T21_18"><text:s/></text:span><text:span text:style-name="T21_19">приемлемых</text:span><text:span text:style-name="T21_20"><text:s/></text:span><text:span text:style-name="T21_21">условиях</text:span><text:span text:style-name="T21_22">:<text:s/></text:span><text:span text:style-name="T21_23">только</text:span><text:span text:style-name="T21_24"><text:s/></text:span><text:span text:style-name="T21_25">по</text:span><text:span text:style-name="T21_26"><text:s/></text:span><text:span text:style-name="T21_27">демпинговой</text:span><text:span text:style-name="T21_28"><text:s/></text:span><text:span text:style-name="T21_29">цене</text:span><text:span text:style-name="T21_30">…</text:span></text:p>
      <text:p text:style-name="P22"><text:span text:style-name="T22_1"><text:s/></text:span></text:p>
      <text:p text:style-name="P23"><text:span text:style-name="T23_1">Почему</text:span><text:span text:style-name="T23_2"><text:s/></text:span><text:span text:style-name="T23_3">так</text:span><text:span text:style-name="T23_4">?<text:s/></text:span><text:span text:style-name="T23_5">Что</text:span><text:span text:style-name="T23_6"><text:s/></text:span><text:span text:style-name="T23_7">делать</text:span><text:span text:style-name="T23_8">?<text:s/></text:span><text:span text:style-name="T23_9">Где</text:span><text:span text:style-name="T23_10"><text:s/></text:span><text:span text:style-name="T23_11">искать</text:span><text:span text:style-name="T23_12"><text:s/></text:span><text:span text:style-name="T23_13">выход</text:span><text:span text:style-name="T23_14">?<text:s/></text:span><text:span text:style-name="T23_15">Существует</text:span><text:span text:style-name="T23_16"><text:s/></text:span><text:span text:style-name="T23_17">ли</text:span><text:span text:style-name="T23_18"><text:s/></text:span><text:span text:style-name="T23_19">выход</text:span><text:span text:style-name="T23_20">?<text:s/></text:span><text:span text:style-name="T23_21">Как</text:span><text:span text:style-name="T23_22"><text:s/></text:span><text:span text:style-name="T23_23">вообще</text:span><text:span text:style-name="T23_24"><text:s/></text:span><text:span text:style-name="T23_25">проходить</text:span><text:span text:style-name="T23_26"><text:s/></text:span><text:span text:style-name="T23_27">кризисы</text:span><text:span text:style-name="T23_28"><text:s/>«</text:span><text:span text:style-name="T23_29">эпохи</text:span><text:span text:style-name="T23_30"><text:s/></text:span><text:span text:style-name="T23_31">сжатия</text:span><text:span text:style-name="T23_32"><text:s/></text:span><text:span text:style-name="T23_33">рынков</text:span><text:span text:style-name="T23_34">»?</text:span></text:p>
      <text:p text:style-name="P24"><text:span text:style-name="T24_1"><text:s/></text:span></text:p>
      <text:p text:style-name="P25"><text:span text:style-name="T25_1">Общий</text:span><text:span text:style-name="T25_2"><text:s/></text:span><text:span text:style-name="T25_3">ответ</text:span><text:span text:style-name="T25_4"><text:s/></text:span><text:span text:style-name="T25_5">таков</text:span><text:span text:style-name="T25_6">:</text:span></text:p>
      <text:p text:style-name="P26"><text:span text:style-name="T26_1">-</text:span><text:span text:style-name="T26_2"><text:s text:c="10"/></text:span><text:span text:style-name="T26_3">в</text:span><text:span text:style-name="T26_4"><text:s/></text:span><text:span text:style-name="T26_5">либерально</text:span><text:span text:style-name="T26_6">-</text:span><text:span text:style-name="T26_7">частнической</text:span><text:span text:style-name="T26_8"><text:s/></text:span><text:span text:style-name="T26_9">парадигме</text:span><text:span text:style-name="T26_10"><text:s/></text:span><text:span text:style-name="T26_11">бизнеса</text:span><text:span text:style-name="T26_12"><text:s/>–<text:s/></text:span><text:span text:style-name="T26_13">выхода</text:span><text:span text:style-name="T26_14"><text:s/></text:span><text:span text:style-name="T26_15">нет</text:span><text:span text:style-name="T26_16">:<text:s/></text:span><text:span text:style-name="T26_17">частное</text:span><text:span text:style-name="T26_18"><text:s/></text:span><text:span text:style-name="T26_19">предпринимательство</text:span><text:span text:style-name="T26_20"><text:s/></text:span><text:span text:style-name="T26_21">НЕ</text:span><text:span text:style-name="T26_22"><text:s/></text:span><text:span text:style-name="T26_23">содержит</text:span><text:span text:style-name="T26_24"><text:s/></text:span><text:span text:style-name="T26_25">опций</text:span><text:span text:style-name="T26_26">,<text:s/></text:span><text:span text:style-name="T26_27">технологий</text:span><text:span text:style-name="T26_28"><text:s/></text:span><text:span text:style-name="T26_29">и</text:span><text:span text:style-name="T26_30"><text:s/></text:span><text:span text:style-name="T26_31">механизмов</text:span><text:span text:style-name="T26_32"><text:s/></text:span><text:span text:style-name="T26_33">сжатия</text:span><text:span text:style-name="T26_34">.</text:span></text:p>
      <text:p text:style-name="P27"><text:span text:style-name="T27_1">-</text:span><text:span text:style-name="T27_2"><text:s text:c="10"/></text:span><text:span text:style-name="T27_3">да</text:span><text:span text:style-name="T27_4"><text:s/></text:span><text:span text:style-name="T27_5">и</text:span><text:span text:style-name="T27_6"><text:s/></text:span><text:span text:style-name="T27_7">монетизация</text:span><text:span text:style-name="T27_8"><text:s/>–<text:s/></text:span><text:span text:style-name="T27_9">не</text:span><text:span text:style-name="T27_10"><text:s/></text:span><text:span text:style-name="T27_11">спасает</text:span><text:span text:style-name="T27_12">:<text:s/></text:span><text:span text:style-name="T27_13">сами</text:span><text:span text:style-name="T27_14"><text:s/></text:span><text:span text:style-name="T27_15">финансовые</text:span><text:span text:style-name="T27_16"><text:s/></text:span><text:span text:style-name="T27_17">активы</text:span><text:span text:style-name="T27_18"><text:s/></text:span><text:span text:style-name="T27_19">это</text:span><text:span text:style-name="T27_20"><text:s/></text:span><text:span text:style-name="T27_21">ещё</text:span><text:span text:style-name="T27_22"><text:s/></text:span><text:span text:style-name="T27_23">бОльший</text:span><text:span text:style-name="T27_24"><text:s/></text:span><text:span text:style-name="T27_25">пузырь</text:span><text:span text:style-name="T27_26">,<text:s/></text:span><text:span text:style-name="T27_27">ещё</text:span><text:span text:style-name="T27_28"><text:s/></text:span><text:span text:style-name="T27_29">более</text:span><text:span text:style-name="T27_30"><text:s/></text:span><text:span text:style-name="T27_31">фиктивный</text:span><text:span text:style-name="T27_32"><text:s/></text:span><text:span text:style-name="T27_33">капитал</text:span><text:span text:style-name="T27_34">,<text:s/></text:span><text:span text:style-name="T27_35">чем</text:span><text:span text:style-name="T27_36"><text:s/>«</text:span><text:span text:style-name="T27_37">сдувающийся</text:span><text:span text:style-name="T27_38"><text:s/></text:span><text:span text:style-name="T27_39">бизнес</text:span><text:span text:style-name="T27_40">»</text:span></text:p>
      <text:p text:style-name="P28"><text:span text:style-name="T28_1">-</text:span><text:span text:style-name="T28_2"><text:s text:c="10"/></text:span><text:span text:style-name="T28_3">выход</text:span><text:span text:style-name="T28_4"><text:s/>–<text:s/></text:span><text:span text:style-name="T28_5">в</text:span><text:span text:style-name="T28_6"><text:s/></text:span><text:span text:style-name="T28_7">переходе</text:span></text:p>
      <text:p text:style-name="P29"><text:span text:style-name="T29_1">o</text:span><text:span text:style-name="T29_2"><text:s text:c="3"/><text:tab/></text:span><text:span text:style-name="T29_3">с</text:span><text:span text:style-name="T29_4"><text:s/></text:span><text:span text:style-name="T29_5">частного</text:span><text:span text:style-name="T29_6"><text:s/></text:span><text:span text:style-name="T29_7">предпринимательства</text:span><text:span text:style-name="T29_8"><text:s/>–<text:s/></text:span><text:span text:style-name="T29_9">в</text:span><text:span text:style-name="T29_10"><text:s/></text:span><text:span text:style-name="T29_11">коллективное</text:span><text:span text:style-name="T29_12"><text:s/></text:span><text:span text:style-name="T29_13">предпринимательство</text:span></text:p>
      <text:p text:style-name="P30"><text:span text:style-name="T30_1">o</text:span><text:span text:style-name="T30_2"><text:s text:c="3"/><text:tab/></text:span><text:span text:style-name="T30_3">с</text:span><text:span text:style-name="T30_4"><text:s/></text:span><text:span text:style-name="T30_5">коммерческого</text:span><text:span text:style-name="T30_6"><text:s/></text:span><text:span text:style-name="T30_7">бизнес</text:span><text:span text:style-name="T30_8">-</text:span><text:span text:style-name="T30_9">оборота</text:span><text:span text:style-name="T30_10"><text:s/>–<text:s/></text:span><text:span text:style-name="T30_11">к</text:span><text:span text:style-name="T30_12"><text:s/></text:span><text:span text:style-name="T30_13">кооперационному</text:span></text:p>
      <text:p text:style-name="P31"><text:span text:style-name="T31_1">o</text:span><text:span text:style-name="T31_2"><text:s text:c="3"/><text:tab/></text:span><text:span text:style-name="T31_3">с</text:span><text:span text:style-name="T31_4"><text:s/>«</text:span><text:span text:style-name="T31_5">продажно</text:span><text:span text:style-name="T31_6">-</text:span><text:span text:style-name="T31_7">монетизационной</text:span><text:span text:style-name="T31_8">»<text:s/></text:span><text:span text:style-name="T31_9">системы</text:span><text:span text:style-name="T31_10"><text:s/>«</text:span><text:span text:style-name="T31_11">общественного</text:span><text:span text:style-name="T31_12"><text:s/></text:span><text:span text:style-name="T31_13">производства</text:span><text:span text:style-name="T31_14"><text:s/>=&gt;<text:s/></text:span><text:span text:style-name="T31_15">общественного</text:span><text:span text:style-name="T31_16"><text:s/></text:span><text:span text:style-name="T31_17">потребления</text:span><text:span text:style-name="T31_18">»<text:s text:c="2"/>-<text:s/></text:span><text:span text:style-name="T31_19">к</text:span><text:span text:style-name="T31_20"><text:s/>«</text:span><text:span text:style-name="T31_21">инвестиционно</text:span><text:span text:style-name="T31_22">-</text:span><text:span text:style-name="T31_23">кооперационной</text:span><text:span text:style-name="T31_24">»<text:s/></text:span><text:span text:style-name="T31_25">на</text:span><text:span text:style-name="T31_26"><text:s/></text:span><text:span text:style-name="T31_27">основе</text:span><text:span text:style-name="T31_28"><text:s/></text:span><text:span text:style-name="T31_29">паритета</text:span><text:span text:style-name="T31_30"><text:s/></text:span><text:span text:style-name="T31_31">и</text:span><text:span text:style-name="T31_32"><text:s/></text:span><text:span text:style-name="T31_33">раздела</text:span><text:span text:style-name="T31_34"><text:s/></text:span><text:span text:style-name="T31_35">рент</text:span></text:p>
      <text:p text:style-name="P32"><text:span text:style-name="T32_1">-</text:span><text:span text:style-name="T32_2"><text:s text:c="10"/></text:span><text:span text:style-name="T32_3">так</text:span><text:span text:style-name="T32_4"><text:s/></text:span><text:span text:style-name="T32_5">как</text:span><text:span text:style-name="T32_6"><text:s/></text:span><text:span text:style-name="T32_7">кооперационная</text:span><text:span text:style-name="T32_8"><text:s/></text:span><text:span text:style-name="T32_9">парадигма</text:span><text:span text:style-name="T32_10"><text:s/></text:span><text:span text:style-name="T32_11">корпоративного</text:span><text:span text:style-name="T32_12"><text:s/></text:span><text:span text:style-name="T32_13">и</text:span><text:span text:style-name="T32_14"><text:s/></text:span><text:span text:style-name="T32_15">поселенческого</text:span><text:span text:style-name="T32_16"><text:s/></text:span><text:span text:style-name="T32_17">развития</text:span><text:span text:style-name="T32_18"><text:s/>–<text:s/>«</text:span><text:span text:style-name="T32_19">от</text:span><text:span text:style-name="T32_20"><text:s/></text:span><text:span text:style-name="T32_21">антикризиса</text:span><text:span text:style-name="T32_22"><text:s/></text:span><text:span text:style-name="T32_23">к</text:span><text:span text:style-name="T32_24"><text:s/></text:span><text:span text:style-name="T32_25">рывковому</text:span><text:span text:style-name="T32_26"><text:s/></text:span><text:span text:style-name="T32_27">развитию</text:span><text:span text:style-name="T32_28">»<text:s/>-<text:s/></text:span><text:span text:style-name="T32_29">значительно</text:span><text:span text:style-name="T32_30"><text:s/>(</text:span><text:span text:style-name="T32_31">на</text:span><text:span text:style-name="T32_32"><text:s/></text:span><text:span text:style-name="T32_33">десятки</text:span><text:span text:style-name="T32_34"><text:s/>%%-</text:span><text:span text:style-name="T32_35">тов</text:span><text:span text:style-name="T32_36">)<text:s/></text:span><text:span text:style-name="T32_37">более</text:span><text:span text:style-name="T32_38"><text:s/></text:span><text:span text:style-name="T32_39">эффективна</text:span></text:p>
      <text:p text:style-name="P33"><text:span text:style-name="T33_1">-</text:span><text:span text:style-name="T33_2"><text:s text:c="10"/></text:span><text:span text:style-name="T33_3">и</text:span><text:span text:style-name="T33_4"><text:s/></text:span><text:span text:style-name="T33_5">даёт</text:span><text:span text:style-name="T33_6"><text:s/></text:span><text:span text:style-name="T33_7">каждому</text:span><text:span text:style-name="T33_8"><text:s/></text:span><text:span text:style-name="T33_9">корпоративному</text:span><text:span text:style-name="T33_10"><text:s/></text:span><text:span text:style-name="T33_11">сообществу</text:span><text:span text:style-name="T33_12">:</text:span></text:p>
      <text:p text:style-name="P34"><text:span text:style-name="T34_1"><text:s text:c="20"/><text:tab/>1.<text:s/></text:span><text:span text:style-name="T34_2">Сокращение</text:span><text:span text:style-name="T34_3"><text:s/></text:span><text:span text:style-name="T34_4">текущих</text:span><text:span text:style-name="T34_5"><text:s/></text:span><text:span text:style-name="T34_6">издержек</text:span><text:span text:style-name="T34_7"><text:s/></text:span><text:span text:style-name="T34_8">на</text:span><text:span text:style-name="T34_9"><text:s/>15-18%<text:s/>/<text:s/></text:span><text:span text:style-name="T34_10">на</text:span><text:span text:style-name="T34_11"><text:s/></text:span><text:span text:style-name="T34_12">цикл</text:span><text:span text:style-name="T34_13"><text:s/></text:span><text:span text:style-name="T34_14">или</text:span><text:span text:style-name="T34_15"><text:s/>25-28%<text:s/>/<text:s/></text:span><text:span text:style-name="T34_16">год</text:span></text:p>
      <text:p text:style-name="P35"><text:span text:style-name="T35_1"><text:s text:c="20"/><text:tab/>2.<text:s/></text:span><text:span text:style-name="T35_2">Рост</text:span><text:span text:style-name="T35_3"><text:s/></text:span><text:span text:style-name="T35_4">загрузки</text:span><text:span text:style-name="T35_5"><text:s/></text:span><text:span text:style-name="T35_6">ОПФ</text:span><text:span text:style-name="T35_7"><text:s/></text:span><text:span text:style-name="T35_8">с</text:span><text:span text:style-name="T35_9"><text:s/>0,2-0,3<text:s/>–<text:s/></text:span><text:span text:style-name="T35_10">до</text:span><text:span text:style-name="T35_11"><text:s/>0,6-0,8</text:span></text:p>
      <text:p text:style-name="P36"><text:span text:style-name="T36_1"><text:s text:c="20"/><text:tab/>3.<text:s/></text:span><text:span text:style-name="T36_2">Рост</text:span><text:span text:style-name="T36_3"><text:s/></text:span><text:span text:style-name="T36_4">производства</text:span><text:span text:style-name="T36_5"><text:s/></text:span><text:span text:style-name="T36_6">и</text:span><text:span text:style-name="T36_7"><text:s/></text:span><text:span text:style-name="T36_8">продаж</text:span><text:span text:style-name="T36_9"><text:s/>–<text:s/></text:span><text:span text:style-name="T36_10">в</text:span><text:span text:style-name="T36_11"><text:s/>1,5-2<text:s/></text:span><text:span text:style-name="T36_12">раза</text:span></text:p>
      <text:p text:style-name="P37"><text:span text:style-name="T37_1"><text:s text:c="20"/><text:tab/>3.<text:s/></text:span><text:span text:style-name="T37_2">Рост</text:span><text:span text:style-name="T37_3"><text:s/></text:span><text:span text:style-name="T37_4">корпоративной</text:span><text:span text:style-name="T37_5"><text:s/></text:span><text:span text:style-name="T37_6">инвестоспособности</text:span><text:span text:style-name="T37_7"><text:s/>–<text:s/></text:span><text:span text:style-name="T37_8">в</text:span><text:span text:style-name="T37_9"><text:s/>2-3<text:s/></text:span><text:span text:style-name="T37_10">раза</text:span></text:p>
      <text:p text:style-name="P38"><text:span text:style-name="T38_1"><text:s text:c="20"/><text:tab/>4.<text:s/></text:span><text:span text:style-name="T38_2">Повышение</text:span><text:span text:style-name="T38_3"><text:s/></text:span><text:span text:style-name="T38_4">сумматора</text:span><text:span text:style-name="T38_5"><text:s/>«</text:span><text:span text:style-name="T38_6">чистое</text:span><text:span text:style-name="T38_7"><text:s/></text:span><text:span text:style-name="T38_8">потребление</text:span><text:span text:style-name="T38_9"><text:s/>+<text:s/></text:span><text:span text:style-name="T38_10">чистые</text:span><text:span text:style-name="T38_11"><text:s/></text:span><text:span text:style-name="T38_12">накопления</text:span><text:span text:style-name="T38_13"><text:s/>+<text:s/></text:span><text:span text:style-name="T38_14">чистые</text:span><text:span text:style-name="T38_15"><text:s/></text:span><text:span text:style-name="T38_16">инвестиции</text:span><text:span text:style-name="T38_17">»<text:s/></text:span><text:span text:style-name="T38_18">для</text:span><text:span text:style-name="T38_19"><text:s/></text:span><text:span text:style-name="T38_20">работников</text:span><text:span text:style-name="T38_21"><text:s/>–<text:s/></text:span><text:span text:style-name="T38_22">в</text:span><text:span text:style-name="T38_23"><text:s/>1,5-2,5<text:s/></text:span><text:span text:style-name="T38_24">раза</text:span></text:p>
      <text:p text:style-name="P39"><text:span text:style-name="T39_1"><text:s text:c="20"/><text:tab/>5.<text:s/></text:span><text:span text:style-name="T39_2">Полное</text:span><text:span text:style-name="T39_3"><text:s/></text:span><text:span text:style-name="T39_4">восстановление</text:span><text:span text:style-name="T39_5"><text:s/></text:span><text:span text:style-name="T39_6">платёжеспособного</text:span><text:span text:style-name="T39_7"><text:s/></text:span><text:span text:style-name="T39_8">спроса</text:span><text:span text:style-name="T39_9"><text:s/>(</text:span><text:span text:style-name="T39_10">в</text:span><text:span text:style-name="T39_11"><text:s/></text:span><text:span text:style-name="T39_12">части</text:span><text:span text:style-name="T39_13"><text:s/></text:span><text:span text:style-name="T39_14">традиционных</text:span><text:span text:style-name="T39_15"><text:s/></text:span><text:span text:style-name="T39_16">продаж</text:span><text:span text:style-name="T39_17">)<text:s/>+<text:s/></text:span><text:span text:style-name="T39_18">рост</text:span><text:span text:style-name="T39_19"><text:s/></text:span><text:span text:style-name="T39_20">нового</text:span><text:span text:style-name="T39_21"><text:s/></text:span><text:span text:style-name="T39_22">спроса</text:span><text:span text:style-name="T39_23"><text:s/></text:span><text:span text:style-name="T39_24">ежегодно</text:span><text:span text:style-name="T39_25"><text:s/></text:span><text:span text:style-name="T39_26">на</text:span><text:span text:style-name="T39_27"><text:s/>15-20%</text:span></text:p>
      <text:p text:style-name="P40"><text:span text:style-name="T40_1"><text:s/></text:span></text:p>
      <text:p text:style-name="P41"><text:span text:style-name="T41_1"><text:s/></text:span></text:p>
      <text:p text:style-name="P42"><text:span text:style-name="T42_1">Рекомендуемые</text:span><text:span text:style-name="T42_2"><text:s/></text:span><text:span text:style-name="T42_3">проектные</text:span><text:span text:style-name="T42_4"><text:s/></text:span><text:span text:style-name="T42_5">решения</text:span><text:span text:style-name="T42_6">,<text:s/></text:span><text:span text:style-name="T42_7">технологии</text:span><text:span text:style-name="T42_8">,<text:s/></text:span><text:span text:style-name="T42_9">механизмы</text:span><text:span text:style-name="T42_10">,<text:s/></text:span><text:span text:style-name="T42_11">реализующие</text:span><text:span text:style-name="T42_12"><text:s/></text:span><text:span text:style-name="T42_13">парадигму</text:span><text:span text:style-name="T42_14"><text:s/>«</text:span><text:span text:style-name="T42_15">от</text:span><text:span text:style-name="T42_16"><text:s/></text:span><text:span text:style-name="T42_17">антикризисной</text:span><text:span text:style-name="T42_18"><text:s/></text:span><text:span text:style-name="T42_19">модернизации</text:span><text:span text:style-name="T42_20"><text:s/>–<text:s/></text:span><text:span text:style-name="T42_21">к</text:span><text:span text:style-name="T42_22"><text:s/></text:span><text:span text:style-name="T42_23">рывковому</text:span><text:span text:style-name="T42_24"><text:s/></text:span><text:span text:style-name="T42_25">развитию</text:span><text:span text:style-name="T42_26">»:</text:span></text:p>
      <text:p text:style-name="P43"><text:span text:style-name="T43_1"><text:s/></text:span></text:p>
      <text:p text:style-name="P44"/>
      <text:p text:style-name="P45"/>
      <text:list text:style-name="LS1" xml:id="list0">
        <text:list-item>
          <text:p text:style-name="P46"><text:span text:style-name="T46_1">Переход</text:span><text:span text:style-name="T46_2"><text:s/></text:span><text:span text:style-name="T46_3">с</text:span><text:span text:style-name="T46_4"><text:s/></text:span><text:span text:style-name="T46_5">наёмного</text:span><text:span text:style-name="T46_6"><text:s/></text:span><text:span text:style-name="T46_7">розничного</text:span><text:span text:style-name="T46_8"><text:s/></text:span><text:span text:style-name="T46_9">труда</text:span><text:span text:style-name="T46_10"><text:s/></text:span><text:span text:style-name="T46_11">персонала</text:span><text:span text:style-name="T46_12"><text:s/>–<text:s/></text:span><text:span text:style-name="T46_13">на</text:span><text:span text:style-name="T46_14"><text:s/></text:span><text:span text:style-name="T46_15">артельный</text:span><text:span text:style-name="T46_16"><text:s/></text:span><text:span text:style-name="T46_17">бригадный</text:span><text:span text:style-name="T46_18"><text:s/></text:span><text:span text:style-name="T46_19">хозрасчётный</text:span><text:span text:style-name="T46_20"><text:s/></text:span><text:span text:style-name="T46_21">метод</text:span><text:span text:style-name="T46_22"><text:s/></text:span><text:span text:style-name="T46_23">организации</text:span><text:span text:style-name="T46_24"><text:s/></text:span><text:span text:style-name="T46_25">труда</text:span><text:span text:style-name="T46_26">.</text:span></text:p>
        </text:list-item>
      </text:list>
      <text:p text:style-name="P47"/>
      <text:list text:style-name="LS1" xml:id="list1" text:continue-list="list0">
        <text:list-item>
          <text:p text:style-name="P48"><text:span text:style-name="T48_1">Суб</text:span><text:span text:style-name="T48_2">-</text:span><text:span text:style-name="T48_3">аутсорсинг</text:span><text:span text:style-name="T48_4">:<text:s/></text:span><text:span text:style-name="T48_5">трудовые</text:span><text:span text:style-name="T48_6"><text:s/></text:span><text:span text:style-name="T48_7">коллективы</text:span></text:p>
          <text:list>
            <text:list-item>
              <text:p text:style-name="P49"><text:span text:style-name="T49_1">объектов</text:span></text:p>
            </text:list-item>
            <text:list-item>
              <text:p text:style-name="P50"><text:span text:style-name="T50_1">смен</text:span></text:p>
            </text:list-item>
            <text:list-item>
              <text:p text:style-name="P51"><text:span text:style-name="T51_1">бригад</text:span><text:span text:style-name="T51_2"><text:s/>(</text:span><text:span text:style-name="T51_3">участков</text:span><text:span text:style-name="T51_4">)</text:span></text:p>
            </text:list-item>
          </text:list>
        </text:list-item>
      </text:list>
      <text:p text:style-name="P52"/>
      <text:list text:style-name="LS1" xml:id="list5" text:continue-list="list0">
        <text:list-item>
          <text:p text:style-name="P53"><text:span text:style-name="T53_1">Перевод</text:span><text:span text:style-name="T53_2"><text:s/></text:span><text:span text:style-name="T53_3">бизнеса</text:span><text:span text:style-name="T53_4"><text:s/></text:span><text:span text:style-name="T53_5">на</text:span><text:span text:style-name="T53_6"><text:s/></text:span><text:span text:style-name="T53_7">модель</text:span><text:span text:style-name="T53_8"><text:s/></text:span><text:span text:style-name="T53_9">франчайзинга</text:span></text:p>
          <text:list>
            <text:list-item>
              <text:p text:style-name="P54"><text:span text:style-name="T54_1">Собственные</text:span><text:span text:style-name="T54_2"><text:s/></text:span><text:span text:style-name="T54_3">объекты</text:span></text:p>
            </text:list-item>
            <text:list-item>
              <text:p text:style-name="P55"><text:span text:style-name="T55_1">Корпоративные</text:span><text:span text:style-name="T55_2"><text:s/></text:span><text:span text:style-name="T55_3">партнёры</text:span></text:p>
            </text:list-item>
            <text:list-item>
              <text:p text:style-name="P56"><text:span text:style-name="T56_1">Желающие</text:span><text:span text:style-name="T56_2"><text:s/></text:span><text:span text:style-name="T56_3">сообщества</text:span></text:p>
            </text:list-item>
          </text:list>
        </text:list-item>
      </text:list>
      <text:p text:style-name="P57"/>
      <text:list text:style-name="LS1" xml:id="list9" text:continue-list="list0">
        <text:list-item>
          <text:p text:style-name="P58"><text:span text:style-name="T58_1">Значительное</text:span><text:span text:style-name="T58_2"><text:s/></text:span><text:span text:style-name="T58_3">расширение</text:span><text:span text:style-name="T58_4"><text:s/></text:span><text:span text:style-name="T58_5">объектов</text:span><text:span text:style-name="T58_6"><text:s/></text:span><text:span text:style-name="T58_7">управления</text:span></text:p>
          <text:list>
            <text:list-item>
              <text:p text:style-name="P59"><text:span text:style-name="T59_1">конкурсный</text:span><text:span text:style-name="T59_2"><text:s/></text:span><text:span text:style-name="T59_3">путь</text:span></text:p>
            </text:list-item>
            <text:list-item>
              <text:p text:style-name="P60"><text:span text:style-name="T60_1">инкооперирование</text:span></text:p>
            </text:list-item>
            <text:list-item>
              <text:p text:style-name="P61"><text:span text:style-name="T61_1">франчайзинг</text:span></text:p>
            </text:list-item>
            <text:list-item>
              <text:p text:style-name="P62"><text:span text:style-name="T62_1">номинальный</text:span><text:span text:style-name="T62_2"><text:s/></text:span><text:span text:style-name="T62_3">франчайзинг</text:span></text:p>
            </text:list-item>
          </text:list>
        </text:list-item>
      </text:list>
      <text:p text:style-name="P63"/>
      <text:list text:style-name="LS1" xml:id="list14" text:continue-list="list0">
        <text:list-item>
          <text:p text:style-name="P64"><text:span text:style-name="T64_1">Расширение</text:span><text:span text:style-name="T64_2"><text:s/></text:span><text:span text:style-name="T64_3">состава</text:span><text:span text:style-name="T64_4"><text:s/>«</text:span><text:span text:style-name="T64_5">функционального</text:span><text:span text:style-name="T64_6"><text:s/></text:span><text:span text:style-name="T64_7">аутсорсинга</text:span><text:span text:style-name="T64_8">»<text:s/></text:span><text:span text:style-name="T64_9">на</text:span><text:span text:style-name="T64_10"><text:s/></text:span><text:span text:style-name="T64_11">обслуживаемых</text:span><text:span text:style-name="T64_12"><text:s/></text:span><text:span text:style-name="T64_13">объектах</text:span></text:p>
        </text:list-item>
      </text:list>
      <text:p text:style-name="P65"><text:span text:style-name="T65_1">Цель</text:span><text:span text:style-name="T65_2">:<text:s/></text:span></text:p>
      <text:p text:style-name="P66"><text:span text:style-name="T66_1">увеличение</text:span><text:span text:style-name="T66_2"><text:s/></text:span><text:span text:style-name="T66_3">количества</text:span><text:span text:style-name="T66_4"><text:s/></text:span><text:span text:style-name="T66_5">контрактов</text:span><text:span text:style-name="T66_6"><text:s/></text:span><text:span text:style-name="T66_7">на</text:span><text:span text:style-name="T66_8"><text:s/>1<text:s/></text:span><text:span text:style-name="T66_9">корпоративного</text:span><text:span text:style-name="T66_10"><text:s/></text:span><text:span text:style-name="T66_11">клиента</text:span></text:p>
      <text:p text:style-name="P67"><text:span text:style-name="T67_1">повышение</text:span><text:span text:style-name="T67_2"><text:s/></text:span><text:span text:style-name="T67_3">монетизации</text:span><text:span text:style-name="T67_4"><text:s/></text:span><text:span text:style-name="T67_5">уже</text:span><text:span text:style-name="T67_6"><text:s/></text:span><text:span text:style-name="T67_7">сложившихся</text:span><text:span text:style-name="T67_8"><text:s/></text:span><text:span text:style-name="T67_9">деловых</text:span><text:span text:style-name="T67_10"><text:s/></text:span><text:span text:style-name="T67_11">связей</text:span></text:p>
      <text:p text:style-name="P68"><text:span text:style-name="T68_1">повышение</text:span><text:span text:style-name="T68_2"><text:s/></text:span><text:span text:style-name="T68_3">связанности</text:span><text:span text:style-name="T68_4"><text:s/></text:span><text:span text:style-name="T68_5">отношений</text:span><text:span text:style-name="T68_6"><text:s/></text:span><text:span text:style-name="T68_7">с</text:span><text:span text:style-name="T68_8"><text:s/></text:span><text:span text:style-name="T68_9">клиентами</text:span><text:span text:style-name="T68_10">,<text:s/></text:span><text:span text:style-name="T68_11">снижение</text:span><text:span text:style-name="T68_12"><text:s/></text:span><text:span text:style-name="T68_13">рисков</text:span><text:span text:style-name="T68_14"><text:s/></text:span><text:span text:style-name="T68_15">расторжения</text:span><text:span text:style-name="T68_16"><text:s/></text:span><text:span text:style-name="T68_17">контрактов</text:span></text:p>
      <text:p text:style-name="P69"><text:span text:style-name="T69_1">повышение</text:span><text:span text:style-name="T69_2"><text:s/></text:span><text:span text:style-name="T69_3">доходности</text:span><text:span text:style-name="T69_4"><text:s/></text:span><text:span text:style-name="T69_5">и</text:span><text:span text:style-name="T69_6"><text:s/></text:span><text:span text:style-name="T69_7">прибыльности</text:span><text:span text:style-name="T69_8"><text:s/></text:span><text:span text:style-name="T69_9">на</text:span><text:span text:style-name="T69_10"><text:s/>1<text:s/></text:span><text:span text:style-name="T69_11">объект</text:span><text:span text:style-name="T69_12"><text:s/>(</text:span><text:span text:style-name="T69_13">локализацию</text:span><text:span text:style-name="T69_14">)<text:s/></text:span></text:p>
      <text:list text:style-name="LS1" xml:id="list15" text:continue-list="list0">
        <text:list-item>
          <text:list>
            <text:list-item>
              <text:p text:style-name="P70"><text:span text:style-name="T70_1">По</text:span><text:span text:style-name="T70_2"><text:s/></text:span><text:span text:style-name="T70_3">функционалам</text:span><text:span text:style-name="T70_4">:</text:span></text:p>
              <text:list>
                <text:list-item>
                  <text:p text:style-name="P71"><text:span text:style-name="T71_1">Кейтеринг</text:span></text:p>
                </text:list-item>
                <text:list-item>
                  <text:p text:style-name="P72"><text:span text:style-name="T72_1">Клининг</text:span></text:p>
                </text:list-item>
                <text:list-item>
                  <text:p text:style-name="P73"><text:span text:style-name="T73_1">Обслуживание</text:span><text:span text:style-name="T73_2"><text:s/></text:span><text:span text:style-name="T73_3">спец</text:span><text:span text:style-name="T73_4">.</text:span><text:span text:style-name="T73_5">одежды</text:span><text:span text:style-name="T73_6">,<text:s/></text:span><text:span text:style-name="T73_7">рабочей</text:span><text:span text:style-name="T73_8"><text:s/></text:span><text:span text:style-name="T73_9">одежды</text:span><text:span text:style-name="T73_10">,<text:s/></text:span><text:span text:style-name="T73_11">СИЗ</text:span></text:p>
                </text:list-item>
                <text:list-item>
                  <text:p text:style-name="P74"><text:span text:style-name="T74_1">Инженерно</text:span><text:span text:style-name="T74_2">-</text:span><text:span text:style-name="T74_3">хозяйственное</text:span><text:span text:style-name="T74_4"><text:s/></text:span><text:span text:style-name="T74_5">обслуживание</text:span><text:span text:style-name="T74_6"><text:s/></text:span><text:span text:style-name="T74_7">ОПФ</text:span><text:span text:style-name="T74_8">,<text:s/></text:span><text:span text:style-name="T74_9">зданий</text:span><text:span text:style-name="T74_10"><text:s/></text:span><text:span text:style-name="T74_11">и</text:span><text:span text:style-name="T74_12"><text:s/></text:span><text:span text:style-name="T74_13">сооружений</text:span></text:p>
                </text:list-item>
                <text:list-item>
                  <text:p text:style-name="P75"><text:span text:style-name="T75_1">Охрана</text:span><text:span text:style-name="T75_2">,<text:s/></text:span><text:span text:style-name="T75_3">мониторинг</text:span><text:span text:style-name="T75_4">,<text:s/></text:span><text:span text:style-name="T75_5">общественный</text:span><text:span text:style-name="T75_6"><text:s/></text:span><text:span text:style-name="T75_7">правопорядок</text:span></text:p>
                </text:list-item>
                <text:list-item>
                  <text:p text:style-name="P76"><text:span text:style-name="T76_1">Внутренняя</text:span><text:span text:style-name="T76_2"><text:s/></text:span><text:span text:style-name="T76_3">логистика</text:span><text:span text:style-name="T76_4">,<text:s/></text:span><text:span text:style-name="T76_5">автохозяйство</text:span><text:span text:style-name="T76_6">,<text:s/></text:span><text:span text:style-name="T76_7">транспорт</text:span></text:p>
                </text:list-item>
                <text:list-item>
                  <text:p text:style-name="P77"><text:span text:style-name="T77_1">Снабженческо</text:span><text:span text:style-name="T77_2">-</text:span><text:span text:style-name="T77_3">закупочный</text:span><text:span text:style-name="T77_4"><text:s/></text:span><text:span text:style-name="T77_5">аутсорсинг</text:span></text:p>
                </text:list-item>
              </text:list>
            </text:list-item>
            <text:list-item>
              <text:p text:style-name="P78"><text:span text:style-name="T78_1">Реальный</text:span><text:span text:style-name="T78_2"><text:s/></text:span><text:span text:style-name="T78_3">доп</text:span><text:span text:style-name="T78_4">.<text:s/></text:span><text:span text:style-name="T78_5">аутсорсинг</text:span></text:p>
            </text:list-item>
            <text:list-item>
              <text:p text:style-name="P79"><text:span text:style-name="T79_1">Номинальный</text:span><text:span text:style-name="T79_2"><text:s/></text:span><text:span text:style-name="T79_3">суб</text:span><text:span text:style-name="T79_4">-</text:span><text:span text:style-name="T79_5">аутсорсинг</text:span></text:p>
            </text:list-item>
          </text:list>
        </text:list-item>
      </text:list>
      <text:p text:style-name="P80"/>
      <text:list text:style-name="LS1" xml:id="list25" text:continue-list="list0">
        <text:list-item>
          <text:p text:style-name="P81"><text:span text:style-name="T81_1">Применение</text:span><text:span text:style-name="T81_2"><text:s/></text:span><text:span text:style-name="T81_3">инструментов</text:span><text:span text:style-name="T81_4"><text:s/></text:span><text:span text:style-name="T81_5">НКЭ</text:span><text:span text:style-name="T81_6"><text:s/>(</text:span><text:span text:style-name="T81_7">ПО</text:span><text:span text:style-name="T81_8"><text:s/></text:span><text:span text:style-name="T81_9">и</text:span><text:span text:style-name="T81_10"><text:s/></text:span><text:span text:style-name="T81_11">ПК</text:span><text:span text:style-name="T81_12">)<text:s/></text:span><text:span text:style-name="T81_13">во</text:span><text:span text:style-name="T81_14"><text:s/></text:span><text:span text:style-name="T81_15">внутрикорпоративном</text:span><text:span text:style-name="T81_16"><text:s/></text:span><text:span text:style-name="T81_17">пространстве</text:span><text:span text:style-name="T81_18">:</text:span></text:p>
          <text:list>
            <text:list-item>
              <text:p text:style-name="P82"><text:span text:style-name="T82_1">Потреб</text:span><text:span text:style-name="T82_2">.<text:s/></text:span><text:span text:style-name="T82_3">кооперация</text:span><text:span text:style-name="T82_4"><text:s/></text:span><text:span text:style-name="T82_5">сотрудников</text:span><text:span text:style-name="T82_6"><text:s/>(</text:span><text:span text:style-name="T82_7">закупка</text:span><text:span text:style-name="T82_8"><text:s/></text:span><text:span text:style-name="T82_9">и</text:span><text:span text:style-name="T82_10"><text:s/></text:span><text:span text:style-name="T82_11">снабжение</text:span><text:span text:style-name="T82_12"><text:s/></text:span><text:span text:style-name="T82_13">основной</text:span><text:span text:style-name="T82_14"><text:s/></text:span><text:span text:style-name="T82_15">продовольственной</text:span><text:span text:style-name="T82_16"><text:s/></text:span><text:span text:style-name="T82_17">корзиной</text:span><text:span text:style-name="T82_18"><text:s/>–<text:s/></text:span><text:span text:style-name="T82_19">семей</text:span><text:span text:style-name="T82_20"><text:s/></text:span><text:span text:style-name="T82_21">и</text:span><text:span text:style-name="T82_22"><text:s/></text:span><text:span text:style-name="T82_23">домохозяйств</text:span><text:span text:style-name="T82_24"><text:s/></text:span><text:span text:style-name="T82_25">работников</text:span></text:p>
            </text:list-item>
            <text:list-item>
              <text:p text:style-name="P83"><text:span text:style-name="T83_1">Производство</text:span><text:span text:style-name="T83_2"><text:s/></text:span><text:span text:style-name="T83_3">ХБИ</text:span><text:span text:style-name="T83_4"><text:s/></text:span><text:span text:style-name="T83_5">для</text:span><text:span text:style-name="T83_6"><text:s/></text:span><text:span text:style-name="T83_7">домашних</text:span><text:span text:style-name="T83_8"><text:s/></text:span><text:span text:style-name="T83_9">нужд</text:span><text:span text:style-name="T83_10"><text:s/></text:span><text:span text:style-name="T83_11">и</text:span><text:span text:style-name="T83_12"><text:s/></text:span><text:span text:style-name="T83_13">внепроизводственных</text:span><text:span text:style-name="T83_14"><text:s/></text:span><text:span text:style-name="T83_15">потреблений</text:span></text:p>
            </text:list-item>
            <text:list-item>
              <text:p text:style-name="P84"><text:span text:style-name="T84_1">Производство</text:span><text:span text:style-name="T84_2"><text:s/></text:span><text:span text:style-name="T84_3">полуфабрикатов</text:span><text:span text:style-name="T84_4"><text:s/></text:span><text:span text:style-name="T84_5">и</text:span><text:span text:style-name="T84_6"><text:s/></text:span><text:span text:style-name="T84_7">готовых</text:span><text:span text:style-name="T84_8"><text:s/></text:span><text:span text:style-name="T84_9">блюд</text:span><text:span text:style-name="T84_10"><text:s/></text:span><text:span text:style-name="T84_11">для</text:span><text:span text:style-name="T84_12"><text:s/></text:span><text:span text:style-name="T84_13">внепроизводственных</text:span><text:span text:style-name="T84_14"><text:s/></text:span><text:span text:style-name="T84_15">потреблений</text:span></text:p>
            </text:list-item>
            <text:list-item>
              <text:p text:style-name="P85"><text:span text:style-name="T85_1">(6.2,<text:s/>6.3)<text:s/>-<text:s/></text:span><text:span text:style-name="T85_2">как</text:span><text:span text:style-name="T85_3"><text:s/></text:span><text:span text:style-name="T85_4">доп</text:span><text:span text:style-name="T85_5">.<text:s/></text:span><text:span text:style-name="T85_6">продукция</text:span><text:span text:style-name="T85_7"><text:s/></text:span><text:span text:style-name="T85_8">и</text:span><text:span text:style-name="T85_9"><text:s/></text:span><text:span text:style-name="T85_10">доп</text:span><text:span text:style-name="T85_11">.<text:s/></text:span><text:span text:style-name="T85_12">смена</text:span><text:span text:style-name="T85_13"><text:s/></text:span><text:span text:style-name="T85_14">артельного</text:span><text:span text:style-name="T85_15"><text:s/></text:span><text:span text:style-name="T85_16">производства</text:span></text:p>
            </text:list-item>
            <text:list-item>
              <text:p text:style-name="P86"><text:span text:style-name="T86_1">(6.1,<text:s/>6.2,<text:s/>6.3)<text:s/>–<text:s/></text:span><text:span text:style-name="T86_2">расширение</text:span><text:span text:style-name="T86_3"><text:s/></text:span><text:span text:style-name="T86_4">на</text:span><text:span text:style-name="T86_5"><text:s/></text:span><text:span text:style-name="T86_6">аутсайд</text:span><text:span text:style-name="T86_7">-</text:span><text:span text:style-name="T86_8">пространство</text:span></text:p>
              <text:list>
                <text:list-item>
                  <text:p text:style-name="P87"><text:span text:style-name="T87_1">околоток</text:span></text:p>
                </text:list-item>
                <text:list-item>
                  <text:p text:style-name="P88"><text:span text:style-name="T88_1">район</text:span></text:p>
                </text:list-item>
                <text:list-item>
                  <text:p text:style-name="P89"><text:span text:style-name="T89_1">город</text:span></text:p>
                </text:list-item>
                <text:list-item>
                  <text:p text:style-name="P90"><text:span text:style-name="T90_1">другие</text:span><text:span text:style-name="T90_2"><text:s/></text:span><text:span text:style-name="T90_3">корпоративные</text:span><text:span text:style-name="T90_4"><text:s/></text:span><text:span text:style-name="T90_5">площадки</text:span></text:p>
                </text:list-item>
                <text:list-item>
                  <text:p text:style-name="P91"><text:span text:style-name="T91_1">готовые</text:span><text:span text:style-name="T91_2"><text:s/></text:span><text:span text:style-name="T91_3">локализованные</text:span><text:span text:style-name="T91_4"><text:s/></text:span><text:span text:style-name="T91_5">потребительские</text:span><text:span text:style-name="T91_6"><text:s/></text:span><text:span text:style-name="T91_7">общества</text:span><text:span text:style-name="T91_8"><text:s/>(</text:span><text:span text:style-name="T91_9">студ</text:span><text:span text:style-name="T91_10">.<text:s/></text:span><text:span text:style-name="T91_11">городок</text:span><text:span text:style-name="T91_12">,<text:s/></text:span><text:span text:style-name="T91_13">больничный</text:span><text:span text:style-name="T91_14"><text:s/></text:span><text:span text:style-name="T91_15">городок</text:span><text:span text:style-name="T91_16">,<text:s/></text:span><text:span text:style-name="T91_17">и</text:span><text:span text:style-name="T91_18"><text:s/></text:span><text:span text:style-name="T91_19">т</text:span><text:span text:style-name="T91_20">.</text:span><text:span text:style-name="T91_21">п</text:span><text:span text:style-name="T91_22">.<text:s/></text:span><text:span text:style-name="T91_23">пространства</text:span><text:span text:style-name="T91_24">)</text:span></text:p>
                </text:list-item>
                <text:list-item>
                  <text:p text:style-name="P92"><text:span text:style-name="T92_1">фирменная</text:span><text:span text:style-name="T92_2"><text:s/></text:span><text:span text:style-name="T92_3">сеть</text:span><text:span text:style-name="T92_4"><text:s/></text:span><text:span text:style-name="T92_5">киосков</text:span><text:span text:style-name="T92_6"><text:s/>/<text:s/></text:span><text:span text:style-name="T92_7">павильонов</text:span></text:p>
                </text:list-item>
              </text:list>
            </text:list-item>
          </text:list>
        </text:list-item>
      </text:list>
      <text:p text:style-name="P93"/>
      <text:list text:style-name="LS1" xml:id="list37" text:continue-list="list0">
        <text:list-item>
          <text:p text:style-name="P94"><text:span text:style-name="T94_1">«</text:span><text:span text:style-name="T94_2">Продажа</text:span><text:span text:style-name="T94_3">»<text:s/></text:span><text:span text:style-name="T94_4">наличности</text:span><text:span text:style-name="T94_5"><text:s/>(100%<text:s/></text:span><text:span text:style-name="T94_6">легитимно</text:span><text:span text:style-name="T94_7">,<text:s/>100%<text:s/></text:span><text:span text:style-name="T94_8">объёма</text:span><text:span text:style-name="T94_9"><text:s/></text:span><text:span text:style-name="T94_10">выручки</text:span><text:span text:style-name="T94_11">)</text:span></text:p>
        </text:list-item>
      </text:list>
      <text:p text:style-name="P95"/>
      <text:list text:style-name="LS1" xml:id="list38" text:continue-list="list0">
        <text:list-item>
          <text:p text:style-name="P96"><text:span text:style-name="T96_1">Потребительские</text:span><text:span text:style-name="T96_2"><text:s/></text:span><text:span text:style-name="T96_3">общества</text:span><text:span text:style-name="T96_4"><text:s text:c="2"/></text:span><text:span text:style-name="T96_5">восстановленного</text:span><text:span text:style-name="T96_6"><text:s/></text:span><text:span text:style-name="T96_7">платёжеспособного</text:span><text:span text:style-name="T96_8"><text:s/></text:span><text:span text:style-name="T96_9">спроса</text:span><text:span text:style-name="T96_10">:<text:s/>1,0<text:s/>-&gt;<text:s/>1,65</text:span></text:p>
        </text:list-item>
      </text:list>
      <text:p text:style-name="P97"/>
      <text:list text:style-name="LS1" xml:id="list39" text:continue-list="list0">
        <text:list-item>
          <text:p text:style-name="P98"><text:span text:style-name="T98_1">Создание</text:span><text:span text:style-name="T98_2"><text:s/>(</text:span><text:span text:style-name="T98_3">на</text:span><text:span text:style-name="T98_4"><text:s/></text:span><text:span text:style-name="T98_5">основе</text:span><text:span text:style-name="T98_6"><text:s/></text:span><text:span text:style-name="T98_7">объектов</text:span><text:span text:style-name="T98_8"><text:s/></text:span><text:span text:style-name="T98_9">общепита</text:span><text:span text:style-name="T98_10"><text:s/>–<text:s/></text:span><text:span text:style-name="T98_11">как</text:span><text:span text:style-name="T98_12"><text:s/></text:span><text:span text:style-name="T98_13">опорных</text:span><text:span text:style-name="T98_14"><text:s/></text:span><text:span text:style-name="T98_15">производств</text:span><text:span text:style-name="T98_16">)<text:s/>-<text:s text:c="2"/></text:span><text:span text:style-name="T98_17">фирменной</text:span><text:span text:style-name="T98_18"><text:s/></text:span><text:span text:style-name="T98_19">фаст</text:span><text:span text:style-name="T98_20">-</text:span><text:span text:style-name="T98_21">фуд</text:span><text:span text:style-name="T98_22">-</text:span><text:span text:style-name="T98_23">сети</text:span><text:span text:style-name="T98_24"><text:s/></text:span><text:span text:style-name="T98_25">обеденного</text:span><text:span text:style-name="T98_26"><text:s/></text:span><text:span text:style-name="T98_27">экспресс</text:span><text:span text:style-name="T98_28">-</text:span><text:span text:style-name="T98_29">питания</text:span></text:p>
          <text:list>
            <text:list-item>
              <text:p text:style-name="P99"><text:span text:style-name="T99_1">одно</text:span><text:span text:style-name="T99_2"><text:s/></text:span><text:span text:style-name="T99_3">блюдо</text:span></text:p>
            </text:list-item>
            <text:list-item>
              <text:p text:style-name="P100"><text:span text:style-name="T100_1">густой</text:span><text:span text:style-name="T100_2"><text:s/></text:span><text:span text:style-name="T100_3">горячий</text:span><text:span text:style-name="T100_4"><text:s/></text:span><text:span text:style-name="T100_5">суп</text:span><text:span text:style-name="T100_6">-</text:span><text:span text:style-name="T100_7">бистро</text:span></text:p>
            </text:list-item>
            <text:list-item>
              <text:p text:style-name="P101"><text:span text:style-name="T101_1">101<text:s/></text:span><text:span text:style-name="T101_2">вариант</text:span><text:span text:style-name="T101_3"><text:s/></text:span><text:span text:style-name="T101_4">супа</text:span></text:p>
            </text:list-item>
            <text:list-item>
              <text:p text:style-name="P102"><text:span text:style-name="T102_1">готовность</text:span><text:span text:style-name="T102_2"><text:s/>3<text:s/></text:span><text:span text:style-name="T102_3">минуты</text:span><text:span text:style-name="T102_4"><text:s/>/<text:s/></text:span><text:span text:style-name="T102_5">порция</text:span></text:p>
            </text:list-item>
            <text:list-item>
              <text:p text:style-name="P103"><text:span text:style-name="T103_1">+<text:s/></text:span><text:span text:style-name="T103_2">напиток</text:span><text:span text:style-name="T103_3"><text:s/>+</text:span><text:span text:style-name="T103_4">вкусовые</text:span><text:span text:style-name="T103_5"><text:s/></text:span><text:span text:style-name="T103_6">наполнители</text:span></text:p>
            </text:list-item>
            <text:list-item>
              <text:p text:style-name="P104"><text:span text:style-name="T104_1">+<text:s/></text:span><text:span text:style-name="T104_2">витрина</text:span><text:span text:style-name="T104_3"><text:s/></text:span><text:span text:style-name="T104_4">с</text:span><text:span text:style-name="T104_5"><text:s/></text:span><text:span text:style-name="T104_6">готовым</text:span><text:span text:style-name="T104_7"><text:s/></text:span><text:span text:style-name="T104_8">пэй</text:span><text:span text:style-name="T104_9">-</text:span><text:span text:style-name="T104_10">ап</text:span><text:span text:style-name="T104_11"><text:s/></text:span><text:span text:style-name="T104_12">ассортиментом</text:span></text:p>
            </text:list-item>
            <text:list-item>
              <text:p text:style-name="P105"><text:span text:style-name="T105_1">вариант</text:span><text:span text:style-name="T105_2">:<text:s/>+<text:s/></text:span><text:span text:style-name="T105_3">витрина</text:span><text:span text:style-name="T105_4"><text:s/></text:span><text:span text:style-name="T105_5">с</text:span><text:span text:style-name="T105_6"><text:s/></text:span><text:span text:style-name="T105_7">вендинг</text:span><text:span text:style-name="T105_8">-<text:s/></text:span><text:span text:style-name="T105_9">ассортиментом</text:span></text:p>
            </text:list-item>
            <text:list-item>
              <text:p text:style-name="P106"><text:span text:style-name="T106_1">«</text:span><text:span text:style-name="T106_2">чип</text:span><text:span text:style-name="T106_3">-</text:span><text:span text:style-name="T106_4">н</text:span><text:span text:style-name="T106_5">-</text:span><text:span text:style-name="T106_6">фаст</text:span><text:span text:style-name="T106_7">»:<text:s/>«</text:span><text:span text:style-name="T106_8">дёшево</text:span><text:span text:style-name="T106_9">-</text:span><text:span text:style-name="T106_10">и</text:span><text:span text:style-name="T106_11">-</text:span><text:span text:style-name="T106_12">сердито</text:span><text:span text:style-name="T106_13">»</text:span></text:p>
            </text:list-item>
            <text:list-item>
              <text:p text:style-name="P107"><text:span text:style-name="T107_1">эконом</text:span><text:span text:style-name="T107_2">-</text:span><text:span text:style-name="T107_3">цена</text:span><text:span text:style-name="T107_4">,<text:s/></text:span><text:span text:style-name="T107_5">доступная</text:span><text:span text:style-name="T107_6"><text:s/></text:span><text:span text:style-name="T107_7">любому</text:span><text:span text:style-name="T107_8"><text:s/>(</text:span><text:span text:style-name="T107_9">школьник</text:span><text:span text:style-name="T107_10">,<text:s/></text:span><text:span text:style-name="T107_11">пенсионер</text:span><text:span text:style-name="T107_12">,<text:s/></text:span><text:span text:style-name="T107_13">бомж</text:span><text:span text:style-name="T107_14">,<text:s/></text:span><text:span text:style-name="T107_15">проезжий</text:span><text:span text:style-name="T107_16">,<text:s/></text:span><text:span text:style-name="T107_17">прохожий</text:span><text:span text:style-name="T107_18">,<text:s/></text:span><text:span text:style-name="T107_19">студент</text:span><text:span text:style-name="T107_20">)</text:span></text:p>
            </text:list-item>
            <text:list-item>
              <text:p text:style-name="P108"><text:span text:style-name="T108_1">от</text:span><text:span text:style-name="T108_2"><text:s/></text:span><text:span text:style-name="T108_3">своей</text:span><text:span text:style-name="T108_4"><text:s/></text:span><text:span text:style-name="T108_5">сети</text:span><text:span text:style-name="T108_6"><text:s/>–<text:s/></text:span><text:span text:style-name="T108_7">к</text:span><text:span text:style-name="T108_8"><text:s/></text:span><text:span text:style-name="T108_9">широчайшему</text:span><text:span text:style-name="T108_10"><text:s/></text:span><text:span text:style-name="T108_11">фаст</text:span><text:span text:style-name="T108_12">-</text:span><text:span text:style-name="T108_13">фуд</text:span><text:span text:style-name="T108_14">-</text:span><text:span text:style-name="T108_15">франчайзингу</text:span></text:p>
            </text:list-item>
          </text:list>
        </text:list-item>
      </text:list>
      <text:p text:style-name="P109"/>
      <text:list text:style-name="LS1" xml:id="list50" text:continue-list="list0">
        <text:list-item>
          <text:p text:style-name="P110"><text:span text:style-name="T110_1">Создание</text:span><text:span text:style-name="T110_2"><text:s/></text:span><text:span text:style-name="T110_3">мобильного</text:span><text:span text:style-name="T110_4"><text:s/></text:span><text:span text:style-name="T110_5">варианта</text:span><text:span text:style-name="T110_6"><text:s/>(9).<text:s/><text:line-break/></text:span><text:span text:style-name="T110_7">Развёртывание</text:span><text:span text:style-name="T110_8"><text:s/></text:span><text:span text:style-name="T110_9">сети</text:span><text:span text:style-name="T110_10"><text:s/>(9)<text:s/></text:span><text:span text:style-name="T110_11">на</text:span><text:span text:style-name="T110_12"><text:s/></text:span><text:span text:style-name="T110_13">кейтеринг</text:span><text:span text:style-name="T110_14">-</text:span><text:span text:style-name="T110_15">площадках</text:span><text:span text:style-name="T110_16">:</text:span></text:p>
          <text:list>
            <text:list-item>
              <text:p text:style-name="P111"><text:span text:style-name="T111_1">корпоративных</text:span></text:p>
            </text:list-item>
            <text:list-item>
              <text:p text:style-name="P112"><text:span text:style-name="T112_1">муниципальных</text:span></text:p>
            </text:list-item>
            <text:list-item>
              <text:p text:style-name="P113"><text:span text:style-name="T113_1">ярмарочных</text:span></text:p>
            </text:list-item>
            <text:list-item>
              <text:p text:style-name="P114"><text:span text:style-name="T114_1">фесты</text:span><text:span text:style-name="T114_2"><text:s/>(-</text:span><text:span text:style-name="T114_3">фестивали</text:span><text:span text:style-name="T114_4">,<text:s/>-<text:s/></text:span><text:span text:style-name="T114_5">места</text:span><text:span text:style-name="T114_6"><text:s/></text:span><text:span text:style-name="T114_7">отдыха</text:span><text:span text:style-name="T114_8">,<text:s/>-<text:s/></text:span><text:span text:style-name="T114_9">массовые</text:span><text:span text:style-name="T114_10"><text:s/></text:span><text:span text:style-name="T114_11">мероприятия</text:span><text:span text:style-name="T114_12">,<text:s/></text:span><text:span text:style-name="T114_13">и</text:span><text:span text:style-name="T114_14"><text:s/></text:span><text:span text:style-name="T114_15">др</text:span><text:span text:style-name="T114_16">.)</text:span></text:p>
            </text:list-item>
          </text:list>
        </text:list-item>
      </text:list>
      <text:p text:style-name="P115"/>
      <text:list text:style-name="LS1" xml:id="list55" text:continue-list="list0">
        <text:list-item>
          <text:p text:style-name="P116"><text:span text:style-name="T116_1">Создание</text:span><text:span text:style-name="T116_2"><text:s/></text:span><text:span text:style-name="T116_3">мануфактурных</text:span><text:span text:style-name="T116_4"><text:s/></text:span><text:span text:style-name="T116_5">производств</text:span><text:span text:style-name="T116_6"><text:s/></text:span><text:span text:style-name="T116_7">эко</text:span><text:span text:style-name="T116_8">+</text:span><text:span text:style-name="T116_9">эко</text:span><text:span text:style-name="T116_10"><text:s/></text:span><text:span text:style-name="T116_11">агропродукции</text:span><text:span text:style-name="T116_12"><text:s/>(</text:span><text:span text:style-name="T116_13">экологичной</text:span><text:span text:style-name="T116_14">+</text:span><text:span text:style-name="T116_15">экономкласса</text:span><text:span text:style-name="T116_16">)</text:span></text:p>
          <text:list>
            <text:list-item>
              <text:p text:style-name="P117"><text:span text:style-name="T117_1">Производства</text:span><text:span text:style-name="T117_2">:</text:span></text:p>
              <text:list>
                <text:list-item>
                  <text:p text:style-name="P118"><text:span text:style-name="T118_1">вегетарии</text:span><text:span text:style-name="T118_2"><text:s/>-<text:s/></text:span><text:span text:style-name="T118_3">овощи</text:span><text:span text:style-name="T118_4"><text:s/></text:span><text:span text:style-name="T118_5">и</text:span><text:span text:style-name="T118_6"><text:s/></text:span><text:span text:style-name="T118_7">зелень</text:span><text:span text:style-name="T118_8">:<text:s/></text:span><text:span text:style-name="T118_9">круглосуточно</text:span><text:span text:style-name="T118_10">-</text:span><text:span text:style-name="T118_11">и</text:span><text:span text:style-name="T118_12">-</text:span><text:span text:style-name="T118_13">круглогодично</text:span></text:p>
                </text:list-item>
                <text:list-item>
                  <text:p text:style-name="P119"><text:span text:style-name="T119_1">вегетарии</text:span><text:span text:style-name="T119_2"><text:s/>–<text:s/></text:span><text:span text:style-name="T119_3">зелёная</text:span><text:span text:style-name="T119_4"><text:s/></text:span><text:span text:style-name="T119_5">масса</text:span><text:span text:style-name="T119_6"><text:s/></text:span><text:span text:style-name="T119_7">для</text:span><text:span text:style-name="T119_8"><text:s/></text:span><text:span text:style-name="T119_9">животных</text:span><text:span text:style-name="T119_10"><text:s/></text:span><text:span text:style-name="T119_11">и</text:span><text:span text:style-name="T119_12"><text:s/></text:span><text:span text:style-name="T119_13">птиц</text:span><text:span text:style-name="T119_14"><text:s/></text:span><text:span text:style-name="T119_15">на</text:span><text:span text:style-name="T119_16"><text:s/></text:span><text:span text:style-name="T119_17">корма</text:span></text:p>
                </text:list-item>
                <text:list-item>
                  <text:p text:style-name="P120"><text:span text:style-name="T120_1">КУК</text:span><text:span text:style-name="T120_2">-</text:span><text:span text:style-name="T120_3">мини</text:span><text:span text:style-name="T120_4">-</text:span><text:span text:style-name="T120_5">фермы</text:span></text:p>
                </text:list-item>
                <text:list-item>
                  <text:p text:style-name="P121"><text:span text:style-name="T121_1">бесстойловое</text:span><text:span text:style-name="T121_2"><text:s/></text:span><text:span text:style-name="T121_3">содержание</text:span><text:span text:style-name="T121_4"><text:s/></text:span><text:span text:style-name="T121_5">КРС</text:span></text:p>
                </text:list-item>
              </text:list>
            </text:list-item>
            <text:list-item>
              <text:p text:style-name="P122"><text:span text:style-name="T122_1">Для</text:span><text:span text:style-name="T122_2">:</text:span></text:p>
              <text:list>
                <text:list-item>
                  <text:p text:style-name="P123"><text:span text:style-name="T123_1">собственное</text:span><text:span text:style-name="T123_2"><text:s/></text:span><text:span text:style-name="T123_3">производство</text:span></text:p>
                </text:list-item>
                <text:list-item>
                  <text:p text:style-name="P124"><text:span text:style-name="T124_1">корпоративные</text:span><text:span text:style-name="T124_2"><text:s/></text:span><text:span text:style-name="T124_3">потребительские</text:span><text:span text:style-name="T124_4"><text:s/></text:span><text:span text:style-name="T124_5">общества</text:span></text:p>
                </text:list-item>
                <text:list-item>
                  <text:p text:style-name="P125"><text:span text:style-name="T125_1">сезонная</text:span><text:span text:style-name="T125_2"><text:s/></text:span><text:span text:style-name="T125_3">потреб</text:span><text:span text:style-name="T125_4">.<text:s/></text:span><text:span text:style-name="T125_5">Кооперация</text:span></text:p>
                </text:list-item>
              </text:list>
            </text:list-item>
          </text:list>
        </text:list-item>
      </text:list>
      <text:p text:style-name="P126"/>
      <text:list text:style-name="LS1" xml:id="list65" text:continue-list="list0">
        <text:list-item>
          <text:p text:style-name="P127"><text:span text:style-name="T127_1">Создание</text:span><text:span text:style-name="T127_2"><text:s/>(11)<text:s/></text:span><text:span text:style-name="T127_3">как</text:span><text:span text:style-name="T127_4"><text:s/></text:span><text:span text:style-name="T127_5">кооперативных</text:span><text:span text:style-name="T127_6"><text:s/></text:span><text:span text:style-name="T127_7">поместий</text:span></text:p>
          <text:list>
            <text:list-item>
              <text:p text:style-name="P128"><text:span text:style-name="T128_1">Для</text:span><text:span text:style-name="T128_2">:</text:span></text:p>
            </text:list-item>
          </text:list>
        </text:list-item>
      </text:list>
      <text:list text:style-name="LS2" xml:id="list67">
        <text:list-item>
          <text:p text:style-name="P129"><text:span text:style-name="T129_1">собственное</text:span><text:span text:style-name="T129_2"><text:s/></text:span><text:span text:style-name="T129_3">производство</text:span></text:p>
        </text:list-item>
        <text:list-item>
          <text:p text:style-name="P130"><text:span text:style-name="T130_1">корпоративные</text:span><text:span text:style-name="T130_2"><text:s/></text:span><text:span text:style-name="T130_3">потребительские</text:span><text:span text:style-name="T130_4"><text:s/></text:span><text:span text:style-name="T130_5">общества</text:span></text:p>
        </text:list-item>
        <text:list-item>
          <text:p text:style-name="P131"><text:span text:style-name="T131_1">сезонная</text:span><text:span text:style-name="T131_2"><text:s/></text:span><text:span text:style-name="T131_3">потреб</text:span><text:span text:style-name="T131_4">.</text:span><text:span text:style-name="T131_5">кооперация</text:span></text:p>
        </text:list-item>
      </text:list>
      <text:list text:style-name="LS1" xml:id="list70" text:continue-list="list0">
        <text:list-item>
          <text:list>
            <text:list-item>
              <text:p text:style-name="P132"><text:span text:style-name="T132_1">+<text:s/>10<text:s/></text:span><text:span text:style-name="T132_2">видов</text:span><text:span text:style-name="T132_3"><text:s/></text:span><text:span text:style-name="T132_4">туризма</text:span><text:span text:style-name="T132_5"><text:s/>(</text:span><text:span text:style-name="T132_6">и</text:span><text:span text:style-name="T132_7"><text:s/></text:span><text:span text:style-name="T132_8">кооперативно</text:span><text:span text:style-name="T132_9">-</text:span><text:span text:style-name="T132_10">потребительского</text:span><text:span text:style-name="T132_11">,<text:s/></text:span><text:span text:style-name="T132_12">и</text:span><text:span text:style-name="T132_13"><text:s/></text:span><text:span text:style-name="T132_14">импорта</text:span><text:span text:style-name="T132_15"><text:s/></text:span><text:span text:style-name="T132_16">туристов</text:span><text:span text:style-name="T132_17"><text:s/></text:span><text:span text:style-name="T132_18">в</text:span><text:span text:style-name="T132_19"><text:s/></text:span><text:span text:style-name="T132_20">локацию</text:span><text:span text:style-name="T132_21">)</text:span></text:p>
            </text:list-item>
          </text:list>
        </text:list-item>
        <text:list-item>
          <text:p text:style-name="P133"><text:span text:style-name="T133_1">Повышение</text:span><text:span text:style-name="T133_2"><text:s/></text:span><text:span text:style-name="T133_3">доходности</text:span><text:span text:style-name="T133_4"><text:s/></text:span><text:span text:style-name="T133_5">арендодателей</text:span><text:span text:style-name="T133_6"><text:s/>/<text:s text:c="2"/></text:span><text:span text:style-name="T133_7">переход</text:span><text:span text:style-name="T133_8"><text:s/></text:span><text:span text:style-name="T133_9">с</text:span><text:span text:style-name="T133_10"><text:s/></text:span><text:span text:style-name="T133_11">коммерческого</text:span><text:span text:style-name="T133_12"><text:s/></text:span><text:span text:style-name="T133_13">дохода</text:span><text:span text:style-name="T133_14"><text:s/>–<text:s/></text:span><text:span text:style-name="T133_15">на</text:span><text:span text:style-name="T133_16"><text:s/></text:span><text:span text:style-name="T133_17">дивидендный</text:span><text:span text:style-name="T133_18"><text:s/></text:span><text:span text:style-name="T133_19">доход</text:span></text:p>
        </text:list-item>
      </text:list>
      <text:p text:style-name="P134"><text:span text:style-name="T134_1"><text:s/></text:span></text:p>
      <text:list text:style-name="LS1" xml:id="list72" text:continue-list="list0">
        <text:list-item>
          <text:p text:style-name="P135"><text:span text:style-name="T135_1">Исключение</text:span><text:span text:style-name="T135_2"><text:s/></text:span><text:span text:style-name="T135_3">НДС</text:span><text:span text:style-name="T135_4">-</text:span><text:span text:style-name="T135_5">оборота</text:span><text:span text:style-name="T135_6"><text:s/></text:span><text:span text:style-name="T135_7">из</text:span><text:span text:style-name="T135_8"><text:s/></text:span><text:span text:style-name="T135_9">бизнес</text:span><text:span text:style-name="T135_10">-</text:span><text:span text:style-name="T135_11">процесса</text:span><text:span text:style-name="T135_12">:<text:s/></text:span><text:span text:style-name="T135_13">замещение</text:span><text:span text:style-name="T135_14"><text:s/></text:span><text:span text:style-name="T135_15">на</text:span><text:span text:style-name="T135_16"><text:s/></text:span><text:span text:style-name="T135_17">безНДС</text:span><text:span text:style-name="T135_18">-</text:span><text:span text:style-name="T135_19">ный</text:span><text:span text:style-name="T135_20"><text:s/></text:span><text:span text:style-name="T135_21">оборот</text:span></text:p>
        </text:list-item>
      </text:list>
      <text:p text:style-name="P136"><text:span text:style-name="T136_1"><text:s/></text:span></text:p>
      <text:list text:style-name="LS1" xml:id="list73" text:continue-list="list0">
        <text:list-item>
          <text:p text:style-name="P137"><text:span text:style-name="T137_1">Компенсационное</text:span><text:span text:style-name="T137_2"><text:s/></text:span><text:span text:style-name="T137_3">зарплатозамещение</text:span><text:span text:style-name="T137_4">»</text:span></text:p>
        </text:list-item>
      </text:list>
      <text:p text:style-name="P138"><text:span text:style-name="T138_1"><text:s/></text:span></text:p>
      <text:list text:style-name="LS1" xml:id="list74" text:continue-list="list0">
        <text:list-item>
          <text:p text:style-name="P139"><text:span text:style-name="T139_1">Инвестиционная</text:span><text:span text:style-name="T139_2"><text:s/></text:span><text:span text:style-name="T139_3">кооперация</text:span><text:span text:style-name="T139_4"><text:s/></text:span><text:span text:style-name="T139_5">с</text:span><text:span text:style-name="T139_6"><text:s/></text:span><text:span text:style-name="T139_7">трудовыми</text:span><text:span text:style-name="T139_8"><text:s/></text:span><text:span text:style-name="T139_9">коллективами</text:span></text:p>
        </text:list-item>
      </text:list>
      <text:p text:style-name="P140"><text:span text:style-name="T140_1"><text:s/></text:span></text:p>
      <text:list text:style-name="LS1" xml:id="list75" text:continue-list="list0">
        <text:list-item>
          <text:p text:style-name="P141"><text:span text:style-name="T141_1">Резкое</text:span><text:span text:style-name="T141_2"><text:s/></text:span><text:span text:style-name="T141_3">повышение</text:span><text:span text:style-name="T141_4"><text:s/></text:span><text:span text:style-name="T141_5">пассионарности</text:span><text:span text:style-name="T141_6">+</text:span><text:span text:style-name="T141_7">лояльности</text:span><text:span text:style-name="T141_8">+</text:span><text:span text:style-name="T141_9">эффективности</text:span><text:span text:style-name="T141_10"><text:s/></text:span><text:span text:style-name="T141_11">коллективов</text:span></text:p>
          <text:list>
            <text:list-item>
              <text:p text:style-name="P142"><text:span text:style-name="T142_1">рационирование</text:span></text:p>
            </text:list-item>
            <text:list-item>
              <text:p text:style-name="P143"><text:span text:style-name="T143_1">ресурсосбережение</text:span></text:p>
            </text:list-item>
            <text:list-item>
              <text:p text:style-name="P144"><text:span text:style-name="T144_1">плоское</text:span><text:span text:style-name="T144_2"><text:s/></text:span><text:span text:style-name="T144_3">управление</text:span></text:p>
            </text:list-item>
            <text:list-item>
              <text:p text:style-name="P145"><text:span text:style-name="T145_1">юзабилити</text:span><text:span text:style-name="T145_2"><text:s/>–<text:s/></text:span><text:span text:style-name="T145_3">продукты</text:span><text:span text:style-name="T145_4"><text:s/></text:span><text:span text:style-name="T145_5">и</text:span><text:span text:style-name="T145_6"><text:s/></text:span><text:span text:style-name="T145_7">услуги</text:span></text:p>
            </text:list-item>
            <text:list-item>
              <text:p text:style-name="P146"><text:span text:style-name="T146_1">корпоративная</text:span><text:span text:style-name="T146_2"><text:s/></text:span><text:span text:style-name="T146_3">инноватика</text:span></text:p>
            </text:list-item>
          </text:list>
        </text:list-item>
      </text:list>
      <text:p text:style-name="P147"><text:span text:style-name="T147_1"><text:s/></text:span></text:p>
      <text:list text:style-name="LS1" xml:id="list81" text:continue-list="list0">
        <text:list-item>
          <text:p text:style-name="P148"><text:span text:style-name="T148_1">Корпоративный</text:span><text:span text:style-name="T148_2"><text:s/></text:span><text:span text:style-name="T148_3">кейтеринг</text:span><text:span text:style-name="T148_4"><text:line-break/></text:span></text:p>
        </text:list-item>
        <text:list-item>
          <text:p text:style-name="P149"><text:span text:style-name="T149_1">Работы</text:span><text:span text:style-name="T149_2"><text:s/></text:span><text:span text:style-name="T149_3">по</text:span><text:span text:style-name="T149_4"><text:s/></text:span><text:span text:style-name="T149_5">системному</text:span><text:span text:style-name="T149_6"><text:s/></text:span><text:span text:style-name="T149_7">внедрению</text:span><text:span text:style-name="T149_8"><text:s/></text:span><text:span text:style-name="T149_9">кооперативных</text:span><text:span text:style-name="T149_10"><text:s/></text:span><text:span text:style-name="T149_11">методов</text:span><text:span text:style-name="T149_12"><text:s/></text:span><text:span text:style-name="T149_13">хозяйствования</text:span><text:span text:style-name="T149_14"><text:line-break/></text:span></text:p>
        </text:list-item>
        <text:list-item>
          <text:p text:style-name="P150"><text:span text:style-name="T150_1">Работа</text:span><text:span text:style-name="T150_2"><text:s/></text:span><text:span text:style-name="T150_3">на</text:span><text:span text:style-name="T150_4"><text:s/></text:span><text:span text:style-name="T150_5">заказ</text:span><text:span text:style-name="T150_6"><text:line-break/></text:span></text:p>
        </text:list-item>
        <text:list-item>
          <text:p text:style-name="P151"><text:span text:style-name="T151_1">Кооперация</text:span><text:span text:style-name="T151_2"><text:s/></text:span><text:span text:style-name="T151_3">и</text:span><text:span text:style-name="T151_4"><text:s/></text:span><text:span text:style-name="T151_5">использование</text:span><text:span text:style-name="T151_6"><text:s/></text:span><text:span text:style-name="T151_7">местных</text:span><text:span text:style-name="T151_8"><text:s/></text:span><text:span text:style-name="T151_9">продуктов</text:span><text:span text:style-name="T151_10"><text:line-break/></text:span></text:p>
        </text:list-item>
        <text:list-item>
          <text:p text:style-name="P152"><text:span text:style-name="T152_1">Принципы</text:span><text:span text:style-name="T152_2"><text:s/></text:span><text:span text:style-name="T152_3">честной</text:span><text:span text:style-name="T152_4"><text:s/></text:span><text:span text:style-name="T152_5">торговли</text:span><text:span text:style-name="T152_6"><text:line-break/></text:span></text:p>
        </text:list-item>
        <text:list-item>
          <text:p text:style-name="P153"><text:span text:style-name="T153_1">Создание</text:span><text:span text:style-name="T153_2"><text:s/></text:span><text:span text:style-name="T153_3">сети</text:span><text:span text:style-name="T153_4"><text:s/></text:span><text:span text:style-name="T153_5">и</text:span><text:span text:style-name="T153_6"><text:s/></text:span><text:span text:style-name="T153_7">системы</text:span><text:span text:style-name="T153_8"><text:s/></text:span><text:span text:style-name="T153_9">вендинговых</text:span><text:span text:style-name="T153_10"><text:s/></text:span><text:span text:style-name="T153_11">продаж</text:span><text:span text:style-name="T153_12"><text:s/>«</text:span><text:span text:style-name="T153_13">упакованных</text:span><text:span text:style-name="T153_14"><text:s/></text:span><text:span text:style-name="T153_15">обедов</text:span><text:span text:style-name="T153_16">»</text:span></text:p>
        </text:list-item>
      </text:list>
      <text:p text:style-name="P154"/>
      <text:list text:style-name="LS1" xml:id="list87" text:continue-list="list0">
        <text:list-item>
          <text:p text:style-name="P155"><text:span text:style-name="T155_1">Уличный</text:span><text:span text:style-name="T155_2"><text:s/></text:span><text:span text:style-name="T155_3">кейтеринг</text:span></text:p>
        </text:list-item>
      </text:list>
      <text:p text:style-name="P156"><text:span text:style-name="T156_1">2.1.</text:span><text:span text:style-name="T156_2"><text:s text:c="3"/></text:span><text:span text:style-name="T156_3">другие</text:span><text:span text:style-name="T156_4"><text:s/></text:span><text:span text:style-name="T156_5">киоски</text:span></text:p>
      <text:p text:style-name="P157"><text:span text:style-name="T157_1">2.2.</text:span><text:span text:style-name="T157_2"><text:s text:c="3"/></text:span><text:span text:style-name="T157_3">свои</text:span><text:span text:style-name="T157_4"><text:s/></text:span><text:span text:style-name="T157_5">киоски</text:span></text:p>
      <text:p text:style-name="P158"><text:span text:style-name="T158_1">2.3.</text:span><text:span text:style-name="T158_2"><text:s text:c="3"/></text:span><text:span text:style-name="T158_3">с</text:span><text:span text:style-name="T158_4"><text:s/></text:span><text:span text:style-name="T158_5">доставкой</text:span></text:p>
      <text:p text:style-name="P159"><text:span text:style-name="T159_1">2.4.</text:span><text:span text:style-name="T159_2"><text:s text:c="3"/></text:span><text:span text:style-name="T159_3">вендинговые</text:span><text:span text:style-name="T159_4"><text:s/></text:span><text:span text:style-name="T159_5">автоматы</text:span></text:p>
      <text:p text:style-name="P160"><text:span text:style-name="T160_1"><text:s/></text:span></text:p>
      <text:list text:style-name="LS1" xml:id="list88" text:continue-list="list0">
        <text:list-item>
          <text:p text:style-name="P161"><text:span text:style-name="T161_1">Инвестиционный</text:span><text:span text:style-name="T161_2"><text:s/></text:span><text:span text:style-name="T161_3">траст</text:span><text:span text:style-name="T161_4">-</text:span><text:span text:style-name="T161_5">консорциум</text:span><text:span text:style-name="T161_6"><text:s/></text:span><text:span text:style-name="T161_7">для</text:span><text:span text:style-name="T161_8"><text:s/>«</text:span><text:span text:style-name="T161_9">малых</text:span><text:span text:style-name="T161_10"><text:s/></text:span><text:span text:style-name="T161_11">инвесторов</text:span><text:span text:style-name="T161_12">»</text:span></text:p>
        </text:list-item>
      </text:list>
      <text:p text:style-name="P162"/>
      <text:p text:style-name="P163"/>
      <text:p text:style-name="P164"/>
      <text:p text:style-name="P165"/>
      <text:p text:style-name="P16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67"><text:span text:style-name="T167_1">Проект</text:span><text:span text:style-name="T167_2"><text:s/></text:span><text:span text:style-name="T167_3">развития</text:span></text:p>
          </table:table-cell>
          <table:table-cell table:style-name="Cell2">
            <text:p text:style-name="P168"><text:span text:style-name="T168_1">Аннотация</text:span></text:p>
          </table:table-cell>
          <table:table-cell table:style-name="Cell3">
            <text:p text:style-name="P169"><text:span text:style-name="T169_1">Экономический</text:span><text:span text:style-name="T169_2"><text:s/></text:span><text:span text:style-name="T169_3">эффект</text:span></text:p>
          </table:table-cell>
        </table:table-row>
        <table:table-row table:style-name="Row2">
          <table:table-cell table:style-name="Cell4">
            <text:p text:style-name="P170"><text:span text:style-name="T170_1">1.</text:span><text:span text:style-name="T170_2">Экспресс</text:span><text:span text:style-name="T170_3">-</text:span><text:span text:style-name="T170_4">внедрение</text:span><text:span text:style-name="T170_5"><text:s/>«</text:span><text:span text:style-name="T170_6">проекта</text:span><text:span text:style-name="T170_7">-</text:span><text:span text:style-name="T170_8">донора</text:span><text:span text:style-name="T170_9">»<text:s/></text:span><text:span text:style-name="T170_10">для</text:span><text:span text:style-name="T170_11"><text:s/></text:span><text:span text:style-name="T170_12">самофинансирования</text:span><text:span text:style-name="T170_13"><text:s/></text:span><text:span text:style-name="T170_14">программы</text:span><text:span text:style-name="T170_15"><text:s/>(</text:span><text:span text:style-name="T170_16">пакета</text:span><text:span text:style-name="T170_17"><text:s/></text:span><text:span text:style-name="T170_18">проектов</text:span><text:span text:style-name="T170_19">)<text:s/></text:span><text:span text:style-name="T170_20">развития</text:span><text:span text:style-name="T170_21">,<text:s/></text:span><text:span text:style-name="T170_22">без</text:span><text:span text:style-name="T170_23"><text:s/></text:span><text:span text:style-name="T170_24">использования</text:span><text:span text:style-name="T170_25"><text:s/></text:span><text:span text:style-name="T170_26">основной</text:span><text:span text:style-name="T170_27"><text:s/></text:span><text:span text:style-name="T170_28">прибыли</text:span><text:span text:style-name="T170_29"><text:s/></text:span><text:span text:style-name="T170_30">основного</text:span><text:span text:style-name="T170_31"><text:s/></text:span><text:span text:style-name="T170_32">производства</text:span><text:span text:style-name="T170_33">,<text:s/></text:span><text:span text:style-name="T170_34">на</text:span><text:span text:style-name="T170_35"><text:s/></text:span><text:span text:style-name="T170_36">принципах</text:span><text:span text:style-name="T170_37"><text:s/></text:span><text:span text:style-name="T170_38">инвестиционной</text:span><text:span text:style-name="T170_39"><text:s/></text:span><text:span text:style-name="T170_40">автономии</text:span></text:p>
          </table:table-cell>
          <table:table-cell table:style-name="Cell5">
            <text:p text:style-name="P171"><text:span text:style-name="T171_1"><text:s/></text:span><text:span text:style-name="T171_2">Опциональные</text:span><text:span text:style-name="T171_3"><text:s/></text:span><text:span text:style-name="T171_4">проекты</text:span><text:span text:style-name="T171_5"><text:s/></text:span><text:span text:style-name="T171_6">краткосрочного</text:span><text:span text:style-name="T171_7"><text:s/></text:span><text:span text:style-name="T171_8">внедрения</text:span><text:span text:style-name="T171_9">,<text:s/></text:span><text:span text:style-name="T171_10">связанные</text:span><text:span text:style-name="T171_11"><text:s/></text:span><text:span text:style-name="T171_12">с</text:span></text:p>
            <text:p text:style-name="P172"><text:span text:style-name="T172_1">-<text:s/></text:span><text:span text:style-name="T172_2">ресурсосбережением</text:span></text:p>
            <text:p text:style-name="P173"><text:span text:style-name="T173_1">-<text:s/></text:span><text:span text:style-name="T173_2">зарплатозамещением</text:span></text:p>
            <text:p text:style-name="P174"><text:span text:style-name="T174_1">-<text:s/></text:span><text:span text:style-name="T174_2">компенсационным</text:span><text:span text:style-name="T174_3"><text:s/></text:span><text:span text:style-name="T174_4">финансированием</text:span></text:p>
            <text:p text:style-name="P175"><text:span text:style-name="T175_1">-<text:s/></text:span><text:span text:style-name="T175_2">переводом</text:span><text:span text:style-name="T175_3"><text:s/></text:span><text:span text:style-name="T175_4">бизнес</text:span><text:span text:style-name="T175_5">-</text:span><text:span text:style-name="T175_6">компонентов</text:span><text:span text:style-name="T175_7"><text:s/></text:span><text:span text:style-name="T175_8">или</text:span><text:span text:style-name="T175_9"><text:s/></text:span><text:span text:style-name="T175_10">отдельных</text:span><text:span text:style-name="T175_11"><text:s/></text:span><text:span text:style-name="T175_12">объёмов</text:span><text:span text:style-name="T175_13"><text:s/></text:span><text:span text:style-name="T175_14">производств</text:span><text:span text:style-name="T175_15"><text:s/></text:span><text:span text:style-name="T175_16">в</text:span><text:span text:style-name="T175_17"><text:s/></text:span><text:span text:style-name="T175_18">другие</text:span><text:span text:style-name="T175_19"><text:s/></text:span><text:span text:style-name="T175_20">налоговые</text:span><text:span text:style-name="T175_21"><text:s/></text:span><text:span text:style-name="T175_22">режимы</text:span></text:p>
            <text:p text:style-name="P176"><text:span text:style-name="T176_1">-</text:span><text:span text:style-name="T176_2">и</text:span><text:span text:style-name="T176_3"><text:s/></text:span><text:span text:style-name="T176_4">др</text:span><text:span text:style-name="T176_5">.</text:span></text:p>
            <text:p text:style-name="P177"><text:span text:style-name="T177_1">-<text:s/></text:span><text:span text:style-name="T177_2">передачей</text:span><text:span text:style-name="T177_3"><text:s/></text:span><text:span text:style-name="T177_4">отдельных</text:span><text:span text:style-name="T177_5"><text:s/></text:span><text:span text:style-name="T177_6">функций</text:span><text:span text:style-name="T177_7"><text:s/></text:span><text:span text:style-name="T177_8">на</text:span><text:span text:style-name="T177_9"><text:s/></text:span><text:span text:style-name="T177_10">аутсорсинг</text:span><text:span text:style-name="T177_11"><text:s/></text:span><text:span text:style-name="T177_12">совмещённый</text:span><text:span text:style-name="T177_13"><text:s/></text:span><text:span text:style-name="T177_14">с</text:span><text:span text:style-name="T177_15"><text:s/></text:span><text:span text:style-name="T177_16">аутстаффингом</text:span></text:p>
          </table:table-cell>
          <table:table-cell table:style-name="Cell6">
            <text:p text:style-name="P178"><text:span text:style-name="T178_1">100<text:s/></text:span><text:span text:style-name="T178_2">чел</text:span><text:span text:style-name="T178_3"><text:s/>(</text:span><text:span text:style-name="T178_4">рабочих</text:span><text:span text:style-name="T178_5"><text:s/></text:span><text:span text:style-name="T178_6">мест</text:span><text:span text:style-name="T178_7">)<text:s/></text:span><text:span text:style-name="T178_8">х</text:span><text:span text:style-name="T178_9"><text:s/>2,0<text:s/></text:span><text:span text:style-name="T178_10">тыс</text:span><text:span text:style-name="T178_11">.<text:s/></text:span><text:span text:style-name="T178_12">руб</text:span><text:span text:style-name="T178_13">.<text:s/>/<text:s/></text:span><text:span text:style-name="T178_14">мес</text:span><text:span text:style-name="T178_15">.<text:s/>(</text:span><text:span text:style-name="T178_16">локальной</text:span><text:span text:style-name="T178_17"><text:s/></text:span><text:span text:style-name="T178_18">экономии</text:span><text:span text:style-name="T178_19">)<text:s/>=<text:s/>200<text:s/></text:span><text:span text:style-name="T178_20">тыс</text:span><text:span text:style-name="T178_21">.<text:s/></text:span><text:span text:style-name="T178_22">руб</text:span><text:span text:style-name="T178_23">./</text:span><text:span text:style-name="T178_24">мес</text:span><text:span text:style-name="T178_25">.<text:s/>=<text:s/></text:span><text:span text:style-name="T178_26">фонд</text:span><text:span text:style-name="T178_27"><text:s/></text:span><text:span text:style-name="T178_28">сокращения</text:span><text:span text:style-name="T178_29"><text:s/></text:span><text:span text:style-name="T178_30">операционных</text:span><text:span text:style-name="T178_31"><text:s/></text:span><text:span text:style-name="T178_32">расходов</text:span><text:span text:style-name="T178_33"><text:s/>=<text:s/></text:span><text:span text:style-name="T178_34">фонд</text:span><text:span text:style-name="T178_35"><text:s/></text:span><text:span text:style-name="T178_36">финансирования</text:span><text:span text:style-name="T178_37"><text:s/></text:span><text:span text:style-name="T178_38">венчурных</text:span><text:span text:style-name="T178_39"><text:s/></text:span><text:span text:style-name="T178_40">проектов</text:span><text:span text:style-name="T178_41"><text:s/></text:span><text:span text:style-name="T178_42">и</text:span><text:span text:style-name="T178_43"><text:s/></text:span><text:span text:style-name="T178_44">этапов</text:span><text:span text:style-name="T178_45"><text:s/></text:span><text:span text:style-name="T178_46">проектов</text:span><text:span text:style-name="T178_47"><text:s/></text:span><text:span text:style-name="T178_48">развития</text:span></text:p>
          </table:table-cell>
        </table:table-row>
        <table:table-row table:style-name="Row3">
          <table:table-cell table:style-name="Cell7">
            <text:p text:style-name="P179"><text:span text:style-name="T179_1">2.</text:span><text:span text:style-name="T179_2">Переход</text:span><text:span text:style-name="T179_3"><text:s/></text:span><text:span text:style-name="T179_4">с</text:span><text:span text:style-name="T179_5"><text:s/></text:span><text:span text:style-name="T179_6">наёмного</text:span><text:span text:style-name="T179_7"><text:s/></text:span><text:span text:style-name="T179_8">розничного</text:span><text:span text:style-name="T179_9"><text:s/></text:span><text:span text:style-name="T179_10">труда</text:span><text:span text:style-name="T179_11"><text:s/></text:span><text:span text:style-name="T179_12">персонала</text:span><text:span text:style-name="T179_13"><text:s/>–<text:s/></text:span><text:span text:style-name="T179_14">на</text:span><text:span text:style-name="T179_15"><text:s/></text:span><text:span text:style-name="T179_16">артельный</text:span><text:span text:style-name="T179_17"><text:s/></text:span><text:span text:style-name="T179_18">бригадный</text:span><text:span text:style-name="T179_19"><text:s/></text:span><text:span text:style-name="T179_20">хозрасчётный</text:span><text:span text:style-name="T179_21"><text:s/></text:span><text:span text:style-name="T179_22">метод</text:span><text:span text:style-name="T179_23"><text:s/></text:span><text:span text:style-name="T179_24">организации</text:span><text:span text:style-name="T179_25"><text:s/></text:span><text:span text:style-name="T179_26">труда</text:span><text:span text:style-name="T179_27">.</text:span></text:p>
          </table:table-cell>
          <table:table-cell table:style-name="Cell8">
            <text:p text:style-name="P180"><text:span text:style-name="T180_1">Первичные</text:span><text:span text:style-name="T180_2"><text:s/></text:span><text:span text:style-name="T180_3">трудовые</text:span><text:span text:style-name="T180_4"><text:s/></text:span><text:span text:style-name="T180_5">коллективы</text:span><text:span text:style-name="T180_6"><text:s/>(</text:span><text:span text:style-name="T180_7">бригада</text:span><text:span text:style-name="T180_8">,<text:s/></text:span><text:span text:style-name="T180_9">участок</text:span><text:span text:style-name="T180_10">,<text:s/></text:span><text:span text:style-name="T180_11">смена</text:span><text:span text:style-name="T180_12"><text:s/></text:span><text:span text:style-name="T180_13">и</text:span><text:span text:style-name="T180_14"><text:s/></text:span><text:span text:style-name="T180_15">др</text:span><text:span text:style-name="T180_16">.)<text:s/></text:span><text:span text:style-name="T180_17">переходят</text:span><text:span text:style-name="T180_18"><text:s/></text:span><text:span text:style-name="T180_19">вместо</text:span><text:span text:style-name="T180_20"><text:s/>«</text:span><text:span text:style-name="T180_21">пакета</text:span><text:span text:style-name="T180_22">»<text:s/></text:span><text:span text:style-name="T180_23">индивидуальных</text:span><text:span text:style-name="T180_24"><text:s/></text:span><text:span text:style-name="T180_25">трудовых</text:span><text:span text:style-name="T180_26"><text:s/></text:span><text:span text:style-name="T180_27">договоров</text:span><text:span text:style-name="T180_28"><text:s/>–<text:s/></text:span><text:span text:style-name="T180_29">на</text:span><text:span text:style-name="T180_30"><text:s/></text:span><text:span text:style-name="T180_31">единый</text:span><text:span text:style-name="T180_32"><text:s/></text:span><text:span text:style-name="T180_33">хоздоговор</text:span><text:span text:style-name="T180_34">,<text:s/></text:span><text:span text:style-name="T180_35">действуя</text:span><text:span text:style-name="T180_36"><text:s/></text:span><text:span text:style-name="T180_37">как</text:span><text:span text:style-name="T180_38"><text:s/></text:span><text:span text:style-name="T180_39">малый</text:span><text:span text:style-name="T180_40"><text:s/></text:span><text:span text:style-name="T180_41">производственный</text:span><text:span text:style-name="T180_42"><text:s/></text:span><text:span text:style-name="T180_43">кооператив</text:span><text:span text:style-name="T180_44">,<text:s/></text:span><text:span text:style-name="T180_45">единый</text:span><text:span text:style-name="T180_46"><text:s/></text:span><text:span text:style-name="T180_47">субъект</text:span><text:span text:style-name="T180_48"><text:s/></text:span><text:span text:style-name="T180_49">коллективного</text:span><text:span text:style-name="T180_50"><text:s/></text:span><text:span text:style-name="T180_51">предпринимательства</text:span><text:span text:style-name="T180_52">,<text:s/></text:span><text:span text:style-name="T180_53">выполняющий</text:span><text:span text:style-name="T180_54"><text:s/></text:span><text:span text:style-name="T180_55">работы</text:span><text:span text:style-name="T180_56">,<text:s/></text:span><text:span text:style-name="T180_57">услуги</text:span><text:span text:style-name="T180_58"><text:s/></text:span><text:span text:style-name="T180_59">производственного</text:span><text:span text:style-name="T180_60"><text:s/></text:span><text:span text:style-name="T180_61">характера</text:span><text:span text:style-name="T180_62"><text:s/></text:span><text:span text:style-name="T180_63">для</text:span><text:span text:style-name="T180_64"><text:s/></text:span><text:span text:style-name="T180_65">предприятия</text:span><text:span text:style-name="T180_66">-</text:span><text:span text:style-name="T180_67">заказчика</text:span><text:span text:style-name="T180_68">.</text:span></text:p>
          </table:table-cell>
          <table:table-cell table:style-name="Cell9">
            <text:p text:style-name="P181"><text:span text:style-name="T181_1">Сокращение</text:span><text:span text:style-name="T181_2"><text:s/></text:span><text:span text:style-name="T181_3">себестоимости</text:span><text:span text:style-name="T181_4"><text:s/>«</text:span><text:span text:style-name="T181_5">внутреннего</text:span><text:span text:style-name="T181_6"><text:s/></text:span><text:span text:style-name="T181_7">бюджета</text:span><text:span text:style-name="T181_8">»<text:s/></text:span><text:span text:style-name="T181_9">объекта</text:span><text:span text:style-name="T181_10"><text:s/></text:span><text:span text:style-name="T181_11">на</text:span><text:span text:style-name="T181_12"><text:s/>15-20%.</text:span></text:p>
            <text:p text:style-name="P182"><text:span text:style-name="T182_1">Повышение</text:span><text:span text:style-name="T182_2"><text:s/></text:span><text:span text:style-name="T182_3">чистых</text:span><text:span text:style-name="T182_4"><text:s/></text:span><text:span text:style-name="T182_5">доходов</text:span><text:span text:style-name="T182_6"><text:s/></text:span><text:span text:style-name="T182_7">и</text:span><text:span text:style-name="T182_8"><text:s/></text:span><text:span text:style-name="T182_9">накоплений</text:span><text:span text:style-name="T182_10"><text:s/></text:span><text:span text:style-name="T182_11">коллектива</text:span><text:span text:style-name="T182_12"><text:s/></text:span><text:span text:style-name="T182_13">на</text:span><text:span text:style-name="T182_14"><text:s/>20-25%.</text:span></text:p>
            <text:p text:style-name="P183"><text:span text:style-name="T183_1">Направление</text:span><text:span text:style-name="T183_2"><text:s/></text:span><text:span text:style-name="T183_3">фондов</text:span><text:span text:style-name="T183_4"><text:s/></text:span><text:span text:style-name="T183_5">накоплений</text:span><text:span text:style-name="T183_6"><text:s/>–<text:s/></text:span><text:span text:style-name="T183_7">в</text:span><text:span text:style-name="T183_8"><text:s/></text:span><text:span text:style-name="T183_9">инвест</text:span><text:span text:style-name="T183_10"><text:s/></text:span><text:span text:style-name="T183_11">проекты</text:span><text:span text:style-name="T183_12"><text:s/></text:span><text:span text:style-name="T183_13">предприятия</text:span><text:span text:style-name="T183_14">-</text:span><text:span text:style-name="T183_15">заказчика</text:span><text:span text:style-name="T183_16">.<text:s/>(</text:span><text:span text:style-name="T183_17">Инвестоспособность</text:span><text:span text:style-name="T183_18"><text:s/></text:span><text:span text:style-name="T183_19">корпорации</text:span><text:span text:style-name="T183_20"><text:s/></text:span><text:span text:style-name="T183_21">увеличивается</text:span><text:span text:style-name="T183_22"><text:s/></text:span><text:span text:style-name="T183_23">в</text:span><text:span text:style-name="T183_24"><text:s/>2-2,5<text:s/></text:span><text:span text:style-name="T183_25">раза</text:span><text:span text:style-name="T183_26">)</text:span></text:p>
            <text:p text:style-name="P184"><text:span text:style-name="T184_1">Полный</text:span><text:span text:style-name="T184_2"><text:s/></text:span><text:span text:style-name="T184_3">отказ</text:span><text:span text:style-name="T184_4"><text:s/></text:span><text:span text:style-name="T184_5">от</text:span><text:span text:style-name="T184_6"><text:s/>«</text:span><text:span text:style-name="T184_7">серых</text:span><text:span text:style-name="T184_8"><text:s/></text:span><text:span text:style-name="T184_9">зарплат</text:span><text:span text:style-name="T184_10">»<text:s/>(</text:span><text:span text:style-name="T184_11">и</text:span><text:span text:style-name="T184_12"><text:s/></text:span><text:span text:style-name="T184_13">экономия</text:span><text:span text:style-name="T184_14"><text:s/></text:span><text:span text:style-name="T184_15">на</text:span><text:span text:style-name="T184_16"><text:s/></text:span><text:span text:style-name="T184_17">рисках</text:span><text:span text:style-name="T184_18">),<text:s/></text:span><text:span text:style-name="T184_19">без</text:span><text:span text:style-name="T184_20"><text:s/></text:span><text:span text:style-name="T184_21">удорожания</text:span><text:span text:style-name="T184_22"><text:s/></text:span><text:span text:style-name="T184_23">бюджетов</text:span><text:span text:style-name="T184_24">.</text:span></text:p>
          </table:table-cell>
        </table:table-row>
        <table:table-row table:style-name="Row4">
          <table:table-cell table:style-name="Cell10">
            <text:p text:style-name="P185"><text:span text:style-name="T185_1">3.</text:span><text:span text:style-name="T185_2">Суб</text:span><text:span text:style-name="T185_3">-</text:span><text:span text:style-name="T185_4">аутсорсинг</text:span><text:span text:style-name="T185_5">:<text:s/></text:span><text:span text:style-name="T185_6">трудовые</text:span><text:span text:style-name="T185_7"><text:s/></text:span><text:span text:style-name="T185_8">коллективы</text:span><text:span text:style-name="T185_9"><text:s/></text:span><text:span text:style-name="T185_10">vs</text:span><text:span text:style-name="T185_11"><text:s/></text:span><text:span text:style-name="T185_12">предприятие</text:span><text:span text:style-name="T185_13">-</text:span><text:span text:style-name="T185_14">аутсорсер</text:span></text:p>
            <text:p text:style-name="P186"><text:span text:style-name="T186_1">-</text:span><text:span text:style-name="T186_2"><text:s text:c="10"/></text:span><text:span text:style-name="T186_3">объектов</text:span></text:p>
            <text:p text:style-name="P187"><text:span text:style-name="T187_1">-</text:span><text:span text:style-name="T187_2"><text:s text:c="10"/></text:span><text:span text:style-name="T187_3">смен</text:span></text:p>
            <text:p text:style-name="P188"><text:span text:style-name="T188_1">-</text:span><text:span text:style-name="T188_2"><text:s text:c="10"/></text:span><text:span text:style-name="T188_3">бригад</text:span><text:span text:style-name="T188_4"><text:s/>(</text:span><text:span text:style-name="T188_5">участков</text:span><text:span text:style-name="T188_6">)</text:span></text:p>
          </table:table-cell>
          <table:table-cell table:style-name="Cell11">
            <text:p text:style-name="P189"><text:span text:style-name="T189_1">Коллективы</text:span><text:span text:style-name="T189_2"><text:s/></text:span><text:span text:style-name="T189_3">объектов</text:span><text:span text:style-name="T189_4"><text:s/>(</text:span><text:span text:style-name="T189_5">как</text:span><text:span text:style-name="T189_6"><text:s/></text:span><text:span text:style-name="T189_7">артели</text:span><text:span text:style-name="T189_8">),<text:s/></text:span><text:span text:style-name="T189_9">обслуживаемых</text:span><text:span text:style-name="T189_10"><text:s/></text:span><text:span text:style-name="T189_11">предприятием</text:span><text:span text:style-name="T189_12">-</text:span><text:span text:style-name="T189_13">аутсорсером</text:span><text:span text:style-name="T189_14"><text:s/></text:span><text:span text:style-name="T189_15">по</text:span><text:span text:style-name="T189_16"><text:s/></text:span><text:span text:style-name="T189_17">договорам</text:span><text:span text:style-name="T189_18"><text:s/></text:span><text:span text:style-name="T189_19">с</text:span><text:span text:style-name="T189_20"><text:s/></text:span><text:span text:style-name="T189_21">его</text:span><text:span text:style-name="T189_22"><text:s/></text:span><text:span text:style-name="T189_23">заказчиками</text:span><text:span text:style-name="T189_24">,<text:s/></text:span><text:span text:style-name="T189_25">берут</text:span><text:span text:style-name="T189_26"><text:s/></text:span><text:span text:style-name="T189_27">объекты</text:span><text:span text:style-name="T189_28"><text:s/></text:span><text:span text:style-name="T189_29">на</text:span><text:span text:style-name="T189_30"><text:s/></text:span><text:span text:style-name="T189_31">суб</text:span><text:span text:style-name="T189_32">-</text:span><text:span text:style-name="T189_33">аутсорсинг</text:span><text:span text:style-name="T189_34">.</text:span></text:p>
            <text:p text:style-name="P190"><text:span text:style-name="T190_1">Отношения</text:span><text:span text:style-name="T190_2"><text:s/></text:span><text:span text:style-name="T190_3">компании</text:span><text:span text:style-name="T190_4">-</text:span><text:span text:style-name="T190_5">аутсорсера</text:span><text:span text:style-name="T190_6"><text:s/></text:span><text:span text:style-name="T190_7">и</text:span><text:span text:style-name="T190_8"><text:s/></text:span><text:span text:style-name="T190_9">предприятия</text:span><text:span text:style-name="T190_10">-</text:span><text:span text:style-name="T190_11">заказчика</text:span><text:span text:style-name="T190_12"><text:s/>–<text:s/></text:span><text:span text:style-name="T190_13">никак</text:span><text:span text:style-name="T190_14"><text:s/></text:span><text:span text:style-name="T190_15">не</text:span><text:span text:style-name="T190_16"><text:s/></text:span><text:span text:style-name="T190_17">видоизменяются</text:span><text:span text:style-name="T190_18">.</text:span></text:p>
            <text:p text:style-name="P191"><text:span text:style-name="T191_1">Суб</text:span><text:span text:style-name="T191_2">-</text:span><text:span text:style-name="T191_3">аутсорсинг</text:span><text:span text:style-name="T191_4"><text:s/></text:span><text:span text:style-name="T191_5">позволяет</text:span><text:span text:style-name="T191_6"><text:s/></text:span><text:span text:style-name="T191_7">повысить</text:span><text:span text:style-name="T191_8"><text:s/></text:span><text:span text:style-name="T191_9">ответственность</text:span><text:span text:style-name="T191_10"><text:s/></text:span><text:span text:style-name="T191_11">артелей</text:span><text:span text:style-name="T191_12">-</text:span><text:span text:style-name="T191_13">коллективов</text:span><text:span text:style-name="T191_14">,<text:s/></text:span><text:span text:style-name="T191_15">обнулить</text:span><text:span text:style-name="T191_16"><text:s/></text:span><text:span text:style-name="T191_17">постоянную</text:span><text:span text:style-name="T191_18"><text:s/></text:span><text:span text:style-name="T191_19">и</text:span><text:span text:style-name="T191_20"><text:s/></text:span><text:span text:style-name="T191_21">гарантированную</text:span><text:span text:style-name="T191_22"><text:s/></text:span><text:span text:style-name="T191_23">часть</text:span><text:span text:style-name="T191_24"><text:s/></text:span><text:span text:style-name="T191_25">внутреннего</text:span><text:span text:style-name="T191_26"><text:s/></text:span><text:span text:style-name="T191_27">бюджета</text:span><text:span text:style-name="T191_28">,<text:s/></text:span><text:span text:style-name="T191_29">ФОТа</text:span><text:span text:style-name="T191_30"><text:s/></text:span><text:span text:style-name="T191_31">и</text:span><text:span text:style-name="T191_32"><text:s/></text:span><text:span text:style-name="T191_33">др</text:span><text:span text:style-name="T191_34">.,<text:s/></text:span><text:span text:style-name="T191_35">оставив</text:span><text:span text:style-name="T191_36"><text:s/></text:span><text:span text:style-name="T191_37">только</text:span><text:span text:style-name="T191_38"><text:s/></text:span><text:span text:style-name="T191_39">переменную</text:span><text:span text:style-name="T191_40">.</text:span></text:p>
            <text:p text:style-name="P192"><text:span text:style-name="T192_1">Коллективы</text:span><text:span text:style-name="T192_2"><text:s/>(</text:span><text:span text:style-name="T192_3">артели</text:span><text:span text:style-name="T192_4">)<text:s/></text:span><text:span text:style-name="T192_5">могут</text:span><text:span text:style-name="T192_6"><text:s/></text:span><text:span text:style-name="T192_7">выполнять</text:span><text:span text:style-name="T192_8"><text:s/></text:span><text:span text:style-name="T192_9">дополнительные</text:span><text:span text:style-name="T192_10"><text:s/></text:span><text:span text:style-name="T192_11">заказы</text:span><text:span text:style-name="T192_12"><text:s/>(</text:span><text:span text:style-name="T192_13">сторонние</text:span><text:span text:style-name="T192_14">,<text:s/></text:span><text:span text:style-name="T192_15">местные</text:span><text:span text:style-name="T192_16">),<text:s/></text:span><text:span text:style-name="T192_17">платя</text:span><text:span text:style-name="T192_18"><text:s/></text:span><text:span text:style-name="T192_19">компании</text:span><text:span text:style-name="T192_20">-</text:span><text:span text:style-name="T192_21">аутсорсеру</text:span><text:span text:style-name="T192_22"><text:s/></text:span><text:span text:style-name="T192_23">роялти</text:span><text:span text:style-name="T192_24"><text:s/></text:span><text:span text:style-name="T192_25">за</text:span><text:span text:style-name="T192_26"><text:s/></text:span><text:span text:style-name="T192_27">оборудование</text:span><text:span text:style-name="T192_28"><text:s/></text:span><text:span text:style-name="T192_29">и</text:span><text:span text:style-name="T192_30"><text:s/></text:span><text:span text:style-name="T192_31">технологии</text:span><text:span text:style-name="T192_32">.</text:span></text:p>
          </table:table-cell>
          <table:table-cell table:style-name="Cell12">
            <text:p text:style-name="P193"><text:span text:style-name="T193_1">Полный</text:span><text:span text:style-name="T193_2"><text:s/></text:span><text:span text:style-name="T193_3">отказ</text:span><text:span text:style-name="T193_4"><text:s/></text:span><text:span text:style-name="T193_5">от</text:span><text:span text:style-name="T193_6"><text:s/>«</text:span><text:span text:style-name="T193_7">серых</text:span><text:span text:style-name="T193_8"><text:s/></text:span><text:span text:style-name="T193_9">зарплат</text:span><text:span text:style-name="T193_10">»<text:s/>(</text:span><text:span text:style-name="T193_11">и</text:span><text:span text:style-name="T193_12"><text:s/></text:span><text:span text:style-name="T193_13">экономия</text:span><text:span text:style-name="T193_14"><text:s/></text:span><text:span text:style-name="T193_15">на</text:span><text:span text:style-name="T193_16"><text:s/></text:span><text:span text:style-name="T193_17">рисках</text:span><text:span text:style-name="T193_18">),<text:s/></text:span><text:span text:style-name="T193_19">без</text:span><text:span text:style-name="T193_20"><text:s/></text:span><text:span text:style-name="T193_21">удорожания</text:span><text:span text:style-name="T193_22"><text:s/></text:span><text:span text:style-name="T193_23">бюджетов</text:span><text:span text:style-name="T193_24">.</text:span></text:p>
            <text:p text:style-name="P194"><text:span text:style-name="T194_1">Сокращение</text:span><text:span text:style-name="T194_2"><text:s/></text:span><text:span text:style-name="T194_3">себестоимости</text:span><text:span text:style-name="T194_4"><text:s/></text:span><text:span text:style-name="T194_5">обслуживания</text:span><text:span text:style-name="T194_6"><text:s/></text:span><text:span text:style-name="T194_7">объекта</text:span><text:span text:style-name="T194_8"><text:s/></text:span><text:span text:style-name="T194_9">на</text:span><text:span text:style-name="T194_10"><text:s/>15-20%.</text:span></text:p>
            <text:p text:style-name="P195"><text:span text:style-name="T195_1">Повышение</text:span><text:span text:style-name="T195_2"><text:s/></text:span><text:span text:style-name="T195_3">чистых</text:span><text:span text:style-name="T195_4"><text:s/></text:span><text:span text:style-name="T195_5">доходов</text:span><text:span text:style-name="T195_6"><text:s/></text:span><text:span text:style-name="T195_7">и</text:span><text:span text:style-name="T195_8"><text:s/></text:span><text:span text:style-name="T195_9">накоплений</text:span><text:span text:style-name="T195_10"><text:s/></text:span><text:span text:style-name="T195_11">коллектива</text:span><text:span text:style-name="T195_12"><text:s/></text:span><text:span text:style-name="T195_13">на</text:span><text:span text:style-name="T195_14"><text:s/>20-25%.</text:span></text:p>
            <text:p text:style-name="P196"><text:span text:style-name="T196_1">Направление</text:span><text:span text:style-name="T196_2"><text:s/></text:span><text:span text:style-name="T196_3">фондов</text:span><text:span text:style-name="T196_4"><text:s/></text:span><text:span text:style-name="T196_5">накоплений</text:span><text:span text:style-name="T196_6"><text:s/>–<text:s/></text:span><text:span text:style-name="T196_7">в</text:span><text:span text:style-name="T196_8"><text:s/></text:span><text:span text:style-name="T196_9">инвест</text:span><text:span text:style-name="T196_10"><text:s/></text:span><text:span text:style-name="T196_11">проекты</text:span><text:span text:style-name="T196_12"><text:s/></text:span><text:span text:style-name="T196_13">предприятия</text:span><text:span text:style-name="T196_14">-</text:span><text:span text:style-name="T196_15">заказчика</text:span><text:span text:style-name="T196_16">.<text:s/>(</text:span><text:span text:style-name="T196_17">Инвестоспособность</text:span><text:span text:style-name="T196_18"><text:s/></text:span><text:span text:style-name="T196_19">корпорации</text:span><text:span text:style-name="T196_20"><text:s/></text:span><text:span text:style-name="T196_21">увеличивается</text:span><text:span text:style-name="T196_22"><text:s/></text:span><text:span text:style-name="T196_23">в</text:span><text:span text:style-name="T196_24"><text:s/>2-2,5<text:s/></text:span><text:span text:style-name="T196_25">раза</text:span><text:span text:style-name="T196_26">)</text:span></text:p>
          </table:table-cell>
        </table:table-row>
        <table:table-row table:style-name="Row5">
          <table:table-cell table:style-name="Cell13">
            <text:p text:style-name="P197"><text:span text:style-name="T197_1">4.</text:span><text:span text:style-name="T197_2">Перевод</text:span><text:span text:style-name="T197_3"><text:s/></text:span><text:span text:style-name="T197_4">бизнеса</text:span><text:span text:style-name="T197_5"><text:s/></text:span><text:span text:style-name="T197_6">на</text:span><text:span text:style-name="T197_7"><text:s/></text:span><text:span text:style-name="T197_8">модель</text:span><text:span text:style-name="T197_9"><text:s/></text:span><text:span text:style-name="T197_10">франчайзинга</text:span></text:p>
            <text:p text:style-name="P198"><text:span text:style-name="T198_1">-</text:span><text:span text:style-name="T198_2"><text:s text:c="10"/></text:span><text:span text:style-name="T198_3">Собственные</text:span><text:span text:style-name="T198_4"><text:s/></text:span><text:span text:style-name="T198_5">объекты</text:span></text:p>
            <text:p text:style-name="P199"><text:span text:style-name="T199_1">-</text:span><text:span text:style-name="T199_2"><text:s text:c="10"/></text:span><text:span text:style-name="T199_3">Корпоративные</text:span><text:span text:style-name="T199_4"><text:s/></text:span><text:span text:style-name="T199_5">партнёры</text:span></text:p>
            <text:p text:style-name="P200"><text:span text:style-name="T200_1">-</text:span><text:span text:style-name="T200_2"><text:s text:c="10"/></text:span><text:span text:style-name="T200_3">Желающие</text:span><text:span text:style-name="T200_4"><text:s/></text:span><text:span text:style-name="T200_5">сообщества</text:span><text:span text:style-name="T200_6"><text:s/>(</text:span><text:span text:style-name="T200_7">франчайзи</text:span><text:span text:style-name="T200_8">)</text:span></text:p>
          </table:table-cell>
          <table:table-cell table:style-name="Cell14">
            <text:p text:style-name="P201"><text:span text:style-name="T201_1">Предприятие</text:span><text:span text:style-name="T201_2"><text:s/>–<text:s/></text:span><text:span text:style-name="T201_3">аутсорсер</text:span><text:span text:style-name="T201_4">:<text:s/></text:span><text:span text:style-name="T201_5">владелец</text:span><text:span text:style-name="T201_6"><text:s/></text:span><text:span text:style-name="T201_7">ноу</text:span><text:span text:style-name="T201_8">-</text:span><text:span text:style-name="T201_9">хау</text:span><text:span text:style-name="T201_10"><text:s/></text:span><text:span text:style-name="T201_11">и</text:span><text:span text:style-name="T201_12"><text:s/></text:span><text:span text:style-name="T201_13">др</text:span><text:span text:style-name="T201_14">.<text:s/></text:span><text:span text:style-name="T201_15">компонентами</text:span><text:span text:style-name="T201_16">,<text:s/></text:span><text:span text:style-name="T201_17">составляющими</text:span><text:span text:style-name="T201_18"><text:s/></text:span><text:span text:style-name="T201_19">бизнес</text:span><text:span text:style-name="T201_20">-</text:span><text:span text:style-name="T201_21">кейс</text:span><text:span text:style-name="T201_22">,<text:s/>-<text:s/></text:span><text:span text:style-name="T201_23">продаёт</text:span><text:span text:style-name="T201_24"><text:s/></text:span><text:span text:style-name="T201_25">локальным</text:span><text:span text:style-name="T201_26"><text:s/></text:span><text:span text:style-name="T201_27">компаниям</text:span><text:span text:style-name="T201_28"><text:s/>(</text:span><text:span text:style-name="T201_29">малым</text:span><text:span text:style-name="T201_30"><text:s/></text:span><text:span text:style-name="T201_31">кооперативам</text:span><text:span text:style-name="T201_32">,<text:s/></text:span><text:span text:style-name="T201_33">артелям</text:span><text:span text:style-name="T201_34">)<text:s/></text:span><text:span text:style-name="T201_35">франшизу</text:span><text:span text:style-name="T201_36"><text:s/>(</text:span><text:span text:style-name="T201_37">первичный</text:span><text:span text:style-name="T201_38"><text:s/></text:span><text:span text:style-name="T201_39">инжиниринг</text:span><text:span text:style-name="T201_40">,<text:s/></text:span><text:span text:style-name="T201_41">стартап</text:span><text:span text:style-name="T201_42"><text:s/></text:span><text:span text:style-name="T201_43">бизнеса</text:span><text:span text:style-name="T201_44">,<text:s/></text:span><text:span text:style-name="T201_45">технологии</text:span><text:span text:style-name="T201_46">,<text:s/></text:span><text:span text:style-name="T201_47">брэндинг</text:span><text:span text:style-name="T201_48">,<text:s/></text:span><text:span text:style-name="T201_49">обучение</text:span><text:span text:style-name="T201_50">,<text:s/></text:span><text:span text:style-name="T201_51">контроль</text:span><text:span text:style-name="T201_52"><text:s/></text:span><text:span text:style-name="T201_53">качества</text:span><text:span text:style-name="T201_54">,<text:s/></text:span><text:span text:style-name="T201_55">рекламу</text:span><text:span text:style-name="T201_56">,<text:s/></text:span><text:span text:style-name="T201_57">бюджетирование</text:span><text:span text:style-name="T201_58">,<text:s/></text:span><text:span text:style-name="T201_59">и</text:span><text:span text:style-name="T201_60"><text:s/></text:span><text:span text:style-name="T201_61">др</text:span><text:span text:style-name="T201_62">.)</text:span></text:p>
            <text:p text:style-name="P202"><text:span text:style-name="T202_1">Продаёт</text:span><text:span text:style-name="T202_2"><text:s/></text:span><text:span text:style-name="T202_3">или</text:span><text:span text:style-name="T202_4"><text:s/></text:span><text:span text:style-name="T202_5">в</text:span><text:span text:style-name="T202_6"><text:s/></text:span><text:span text:style-name="T202_7">лизинг</text:span><text:span text:style-name="T202_8"><text:s/>–<text:s/></text:span><text:span text:style-name="T202_9">оборудование</text:span><text:span text:style-name="T202_10">.</text:span></text:p>
            <text:p text:style-name="P203"><text:span text:style-name="T203_1">Получает</text:span><text:span text:style-name="T203_2"><text:s/></text:span><text:span text:style-name="T203_3">паушальный</text:span><text:span text:style-name="T203_4"><text:s/></text:span><text:span text:style-name="T203_5">сбор</text:span><text:span text:style-name="T203_6"><text:s/>(</text:span><text:span text:style-name="T203_7">первичный</text:span><text:span text:style-name="T203_8"><text:s/></text:span><text:span text:style-name="T203_9">платёж</text:span><text:span text:style-name="T203_10"><text:s/></text:span><text:span text:style-name="T203_11">за</text:span><text:span text:style-name="T203_12"><text:s/></text:span><text:span text:style-name="T203_13">внедрение</text:span><text:span text:style-name="T203_14"><text:s/></text:span><text:span text:style-name="T203_15">и</text:span><text:span text:style-name="T203_16"><text:s/></text:span><text:span text:style-name="T203_17">подключение</text:span><text:span text:style-name="T203_18">),<text:s/></text:span><text:span text:style-name="T203_19">и</text:span><text:span text:style-name="T203_20"><text:s/></text:span><text:span text:style-name="T203_21">ежемесячно</text:span><text:span text:style-name="T203_22"><text:s/></text:span><text:span text:style-name="T203_23">роялти</text:span><text:span text:style-name="T203_24"><text:s/></text:span><text:span text:style-name="T203_25">в</text:span><text:span text:style-name="T203_26"><text:s/>%%<text:s/></text:span><text:span text:style-name="T203_27">от</text:span><text:span text:style-name="T203_28"><text:s/></text:span><text:span text:style-name="T203_29">оборота</text:span><text:span text:style-name="T203_30">.</text:span></text:p>
          </table:table-cell>
          <table:table-cell table:style-name="Cell15">
            <text:p text:style-name="P204"><text:span text:style-name="T204_1">Сокращение</text:span><text:span text:style-name="T204_2"><text:s/></text:span><text:span text:style-name="T204_3">себестоимости</text:span><text:span text:style-name="T204_4"><text:s/></text:span><text:span text:style-name="T204_5">обслуживания</text:span><text:span text:style-name="T204_6"><text:s/></text:span><text:span text:style-name="T204_7">объектов</text:span><text:span text:style-name="T204_8"><text:s/></text:span><text:span text:style-name="T204_9">на</text:span><text:span text:style-name="T204_10"><text:s/>15-20%.</text:span></text:p>
            <text:p text:style-name="P205"><text:span text:style-name="T205_1">Повышение</text:span><text:span text:style-name="T205_2"><text:s/></text:span><text:span text:style-name="T205_3">чистых</text:span><text:span text:style-name="T205_4"><text:s/></text:span><text:span text:style-name="T205_5">доходов</text:span><text:span text:style-name="T205_6"><text:s/></text:span><text:span text:style-name="T205_7">и</text:span><text:span text:style-name="T205_8"><text:s/></text:span><text:span text:style-name="T205_9">накоплений</text:span><text:span text:style-name="T205_10"><text:s/></text:span><text:span text:style-name="T205_11">коллектива</text:span><text:span text:style-name="T205_12"><text:s/></text:span><text:span text:style-name="T205_13">на</text:span><text:span text:style-name="T205_14"><text:s/>20-25%.</text:span></text:p>
            <text:p text:style-name="P206"><text:span text:style-name="T206_1">Сокращение</text:span><text:span text:style-name="T206_2"><text:s/></text:span><text:span text:style-name="T206_3">накладных</text:span><text:span text:style-name="T206_4"><text:s/></text:span><text:span text:style-name="T206_5">расходов</text:span><text:span text:style-name="T206_6"><text:s/></text:span><text:span text:style-name="T206_7">в</text:span><text:span text:style-name="T206_8"><text:s/>2-4<text:s/></text:span><text:span text:style-name="T206_9">раза</text:span><text:span text:style-name="T206_10">.</text:span></text:p>
            <text:p text:style-name="P207"><text:span text:style-name="T207_1">Замещение</text:span><text:span text:style-name="T207_2"><text:s/></text:span><text:span text:style-name="T207_3">собственных</text:span><text:span text:style-name="T207_4"><text:s/></text:span><text:span text:style-name="T207_5">капиталов</text:span><text:span text:style-name="T207_6"><text:s/></text:span><text:span text:style-name="T207_7">на</text:span><text:span text:style-name="T207_8"><text:s/></text:span><text:span text:style-name="T207_9">объектах</text:span><text:span text:style-name="T207_10"><text:s/>–<text:s/></text:span><text:span text:style-name="T207_11">на</text:span><text:span text:style-name="T207_12"><text:s/></text:span><text:span text:style-name="T207_13">инвестированные</text:span><text:span text:style-name="T207_14"><text:s/></text:span><text:span text:style-name="T207_15">капиталы</text:span><text:span text:style-name="T207_16"><text:s/></text:span><text:span text:style-name="T207_17">коллективов</text:span><text:span text:style-name="T207_18"><text:s/>(</text:span><text:span text:style-name="T207_19">артелей</text:span><text:span text:style-name="T207_20">).</text:span></text:p>
            <text:p text:style-name="P208"><text:span text:style-name="T208_1">Направление</text:span><text:span text:style-name="T208_2"><text:s/></text:span><text:span text:style-name="T208_3">фондов</text:span><text:span text:style-name="T208_4"><text:s/></text:span><text:span text:style-name="T208_5">накоплений</text:span><text:span text:style-name="T208_6"><text:s/>–<text:s/></text:span><text:span text:style-name="T208_7">в</text:span><text:span text:style-name="T208_8"><text:s/></text:span><text:span text:style-name="T208_9">инвест</text:span><text:span text:style-name="T208_10"><text:s/></text:span><text:span text:style-name="T208_11">проекты</text:span><text:span text:style-name="T208_12"><text:s/></text:span><text:span text:style-name="T208_13">развития</text:span><text:span text:style-name="T208_14"><text:s/></text:span><text:span text:style-name="T208_15">бизнеса</text:span><text:span text:style-name="T208_16">,<text:s/></text:span><text:span text:style-name="T208_17">франчайзинг</text:span><text:span text:style-name="T208_18">-</text:span><text:span text:style-name="T208_19">системы</text:span><text:span text:style-name="T208_20">.</text:span></text:p>
          </table:table-cell>
        </table:table-row>
        <table:table-row table:style-name="Row6">
          <table:table-cell table:style-name="Cell16">
            <text:p text:style-name="P209"><text:span text:style-name="T209_1">5.</text:span><text:span text:style-name="T209_2"><text:s text:c="6"/></text:span><text:span text:style-name="T209_3">Значительное</text:span><text:span text:style-name="T209_4"><text:s/></text:span><text:span text:style-name="T209_5">расширение</text:span><text:span text:style-name="T209_6"><text:s/></text:span><text:span text:style-name="T209_7">сфер</text:span><text:span text:style-name="T209_8"><text:s/></text:span><text:span text:style-name="T209_9">бизнес</text:span><text:span text:style-name="T209_10">-</text:span><text:span text:style-name="T209_11">администрирования</text:span><text:span text:style-name="T209_12"><text:s/></text:span><text:span text:style-name="T209_13">на</text:span><text:span text:style-name="T209_14"><text:s/></text:span><text:span text:style-name="T209_15">одном</text:span><text:span text:style-name="T209_16"><text:s/>(</text:span><text:span text:style-name="T209_17">каждом</text:span><text:span text:style-name="T209_18">)<text:s/></text:span><text:span text:style-name="T209_19">уже</text:span><text:span text:style-name="T209_20"><text:s/></text:span><text:span text:style-name="T209_21">обслуживаемом</text:span><text:span text:style-name="T209_22"><text:s/></text:span><text:span text:style-name="T209_23">объекте</text:span><text:span text:style-name="T209_24">:</text:span></text:p>
            <text:p text:style-name="P210"><text:span text:style-name="T210_1">-</text:span><text:span text:style-name="T210_2"><text:s text:c="10"/></text:span><text:span text:style-name="T210_3">конкурсный</text:span><text:span text:style-name="T210_4"><text:s/></text:span><text:span text:style-name="T210_5">путь</text:span></text:p>
            <text:p text:style-name="P211"><text:span text:style-name="T211_1">-</text:span><text:span text:style-name="T211_2"><text:s text:c="10"/></text:span><text:span text:style-name="T211_3">инкооперирование</text:span></text:p>
            <text:p text:style-name="P212"><text:span text:style-name="T212_1">-</text:span><text:span text:style-name="T212_2"><text:s text:c="10"/></text:span><text:span text:style-name="T212_3">франчайзинг</text:span></text:p>
            <text:p text:style-name="P213"><text:span text:style-name="T213_1">-</text:span><text:span text:style-name="T213_2"><text:s text:c="10"/></text:span><text:span text:style-name="T213_3">номинальный</text:span><text:span text:style-name="T213_4"><text:s/></text:span><text:span text:style-name="T213_5">франчайзинг</text:span></text:p>
            <text:p text:style-name="P214"><text:span text:style-name="T214_1"><text:s/></text:span></text:p>
          </table:table-cell>
          <table:table-cell table:style-name="Cell17">
            <text:p text:style-name="P215"><text:span text:style-name="T215_1">Расширение</text:span><text:span text:style-name="T215_2"><text:s/></text:span><text:span text:style-name="T215_3">состава</text:span><text:span text:style-name="T215_4"><text:s/>«</text:span><text:span text:style-name="T215_5">функционального</text:span><text:span text:style-name="T215_6"><text:s/></text:span><text:span text:style-name="T215_7">аутсорсинга</text:span><text:span text:style-name="T215_8">»<text:s/></text:span><text:span text:style-name="T215_9">на</text:span><text:span text:style-name="T215_10"><text:s/></text:span><text:span text:style-name="T215_11">обслуживаемых</text:span><text:span text:style-name="T215_12"><text:s/></text:span><text:span text:style-name="T215_13">объектах</text:span></text:p>
            <text:p text:style-name="P216"><text:span text:style-name="T216_1">1.<text:s/></text:span><text:span text:style-name="T216_2">По</text:span><text:span text:style-name="T216_3"><text:s/></text:span><text:span text:style-name="T216_4">функционалам</text:span><text:span text:style-name="T216_5">:</text:span></text:p>
            <text:p text:style-name="P217"><text:span text:style-name="T217_1">Кейтеринг</text:span></text:p>
            <text:p text:style-name="P218"><text:span text:style-name="T218_1">Клининг</text:span></text:p>
            <text:p text:style-name="P219"><text:span text:style-name="T219_1">Обслуживание</text:span><text:span text:style-name="T219_2"><text:s/></text:span><text:span text:style-name="T219_3">спец</text:span><text:span text:style-name="T219_4">.</text:span><text:span text:style-name="T219_5">одежды</text:span><text:span text:style-name="T219_6">,<text:s/></text:span><text:span text:style-name="T219_7">рабочей</text:span><text:span text:style-name="T219_8"><text:s/></text:span><text:span text:style-name="T219_9">одежды</text:span><text:span text:style-name="T219_10">,<text:s/></text:span><text:span text:style-name="T219_11">СИЗ</text:span></text:p>
            <text:p text:style-name="P220"><text:span text:style-name="T220_1">Инженерно</text:span><text:span text:style-name="T220_2">-</text:span><text:span text:style-name="T220_3">хозяйственное</text:span><text:span text:style-name="T220_4"><text:s/></text:span><text:span text:style-name="T220_5">обслуживание</text:span><text:span text:style-name="T220_6"><text:s/></text:span><text:span text:style-name="T220_7">ОПФ</text:span><text:span text:style-name="T220_8">,<text:s/></text:span><text:span text:style-name="T220_9">зданий</text:span><text:span text:style-name="T220_10"><text:s/></text:span><text:span text:style-name="T220_11">и</text:span><text:span text:style-name="T220_12"><text:s/></text:span><text:span text:style-name="T220_13">сооружений</text:span></text:p>
            <text:p text:style-name="P221"><text:span text:style-name="T221_1">Охрана</text:span><text:span text:style-name="T221_2">,<text:s/></text:span><text:span text:style-name="T221_3">мониторинг</text:span><text:span text:style-name="T221_4">,<text:s/></text:span><text:span text:style-name="T221_5">общественный</text:span><text:span text:style-name="T221_6"><text:s/></text:span><text:span text:style-name="T221_7">правопорядок</text:span></text:p>
            <text:p text:style-name="P222"><text:span text:style-name="T222_1">Внутренняя</text:span><text:span text:style-name="T222_2"><text:s/></text:span><text:span text:style-name="T222_3">логистика</text:span><text:span text:style-name="T222_4">,<text:s/></text:span><text:span text:style-name="T222_5">автохозяйство</text:span><text:span text:style-name="T222_6">,<text:s/></text:span><text:span text:style-name="T222_7">транспорт</text:span></text:p>
            <text:p text:style-name="P223"><text:span text:style-name="T223_1">Снабженческо</text:span><text:span text:style-name="T223_2">-</text:span><text:span text:style-name="T223_3">закупочный</text:span><text:span text:style-name="T223_4"><text:s/></text:span><text:span text:style-name="T223_5">аутсорсинг</text:span></text:p>
            <text:p text:style-name="P224"><text:span text:style-name="T224_1">2.<text:s/></text:span><text:span text:style-name="T224_2">Реальный</text:span><text:span text:style-name="T224_3"><text:s/></text:span><text:span text:style-name="T224_4">доп</text:span><text:span text:style-name="T224_5">.<text:s/></text:span><text:span text:style-name="T224_6">аутсорсинг</text:span></text:p>
            <text:p text:style-name="P225"><text:span text:style-name="T225_1">3.<text:s/></text:span><text:span text:style-name="T225_2">Номинальный</text:span><text:span text:style-name="T225_3"><text:s/></text:span><text:span text:style-name="T225_4">суб</text:span><text:span text:style-name="T225_5">-</text:span><text:span text:style-name="T225_6">аутсорсинг</text:span></text:p>
            <text:p text:style-name="P226"><text:span text:style-name="T226_1"><text:s/></text:span></text:p>
            <text:p text:style-name="P227"><text:span text:style-name="T227_1"><text:s/></text:span></text:p>
          </table:table-cell>
          <table:table-cell table:style-name="Cell18">
            <text:p text:style-name="P228"><text:span text:style-name="T228_1">Цель</text:span><text:span text:style-name="T228_2">:</text:span></text:p>
            <text:p text:style-name="P229"><text:span text:style-name="T229_1">-<text:s/></text:span><text:span text:style-name="T229_2">увеличение</text:span><text:span text:style-name="T229_3"><text:s/></text:span><text:span text:style-name="T229_4">количества</text:span><text:span text:style-name="T229_5"><text:s/></text:span><text:span text:style-name="T229_6">контрактов</text:span><text:span text:style-name="T229_7"><text:s/></text:span><text:span text:style-name="T229_8">на</text:span><text:span text:style-name="T229_9"><text:s/>1<text:s/></text:span><text:span text:style-name="T229_10">корпоративного</text:span><text:span text:style-name="T229_11"><text:s/></text:span><text:span text:style-name="T229_12">клиента</text:span></text:p>
            <text:p text:style-name="P230"><text:span text:style-name="T230_1">-<text:s/></text:span><text:span text:style-name="T230_2">повышение</text:span><text:span text:style-name="T230_3"><text:s/></text:span><text:span text:style-name="T230_4">монетизации</text:span><text:span text:style-name="T230_5"><text:s/></text:span><text:span text:style-name="T230_6">уже</text:span><text:span text:style-name="T230_7"><text:s/></text:span><text:span text:style-name="T230_8">сложившихся</text:span><text:span text:style-name="T230_9"><text:s/></text:span><text:span text:style-name="T230_10">деловых</text:span><text:span text:style-name="T230_11"><text:s/></text:span><text:span text:style-name="T230_12">связей</text:span></text:p>
            <text:p text:style-name="P231"><text:span text:style-name="T231_1">-<text:s/></text:span><text:span text:style-name="T231_2">повышение</text:span><text:span text:style-name="T231_3"><text:s/></text:span><text:span text:style-name="T231_4">связанности</text:span><text:span text:style-name="T231_5"><text:s/></text:span><text:span text:style-name="T231_6">отношений</text:span><text:span text:style-name="T231_7"><text:s/></text:span><text:span text:style-name="T231_8">с</text:span><text:span text:style-name="T231_9"><text:s/></text:span><text:span text:style-name="T231_10">клиентами</text:span><text:span text:style-name="T231_11">,<text:s/></text:span><text:span text:style-name="T231_12">снижение</text:span><text:span text:style-name="T231_13"><text:s/></text:span><text:span text:style-name="T231_14">рисков</text:span><text:span text:style-name="T231_15"><text:s/></text:span><text:span text:style-name="T231_16">расторжения</text:span><text:span text:style-name="T231_17"><text:s/></text:span><text:span text:style-name="T231_18">контрактов</text:span></text:p>
            <text:p text:style-name="P232"><text:span text:style-name="T232_1">-<text:s/></text:span><text:span text:style-name="T232_2">повышение</text:span><text:span text:style-name="T232_3"><text:s/></text:span><text:span text:style-name="T232_4">доходности</text:span><text:span text:style-name="T232_5"><text:s/></text:span><text:span text:style-name="T232_6">и</text:span><text:span text:style-name="T232_7"><text:s/></text:span><text:span text:style-name="T232_8">прибыльности</text:span><text:span text:style-name="T232_9"><text:s/></text:span><text:span text:style-name="T232_10">на</text:span><text:span text:style-name="T232_11"><text:s/>1<text:s/></text:span><text:span text:style-name="T232_12">объект</text:span><text:span text:style-name="T232_13"><text:s/>(</text:span><text:span text:style-name="T232_14">локализацию</text:span><text:span text:style-name="T232_15">)</text:span></text:p>
            <text:p text:style-name="P233"><text:span text:style-name="T233_1">Получение</text:span><text:span text:style-name="T233_2"><text:s/>1<text:s/>=&gt;<text:s/>7<text:s/></text:span><text:span text:style-name="T233_3">локальных</text:span><text:span text:style-name="T233_4"><text:s/></text:span><text:span text:style-name="T233_5">EBITDA</text:span><text:span text:style-name="T233_6"><text:s/>(</text:span><text:span text:style-name="T233_7">по</text:span><text:span text:style-name="T233_8">-</text:span><text:span text:style-name="T233_9">заказно</text:span><text:span text:style-name="T233_10">)<text:s/></text:span><text:span text:style-name="T233_11">с</text:span><text:span text:style-name="T233_12"><text:s/></text:span><text:span text:style-name="T233_13">каждого</text:span><text:span text:style-name="T233_14"><text:s/></text:span><text:span text:style-name="T233_15">объекта</text:span></text:p>
            <text:p text:style-name="P234"><text:span text:style-name="T234_1">Практически</text:span><text:span text:style-name="T234_2"><text:s/>–<text:s/></text:span><text:span text:style-name="T234_3">НЕповышение</text:span><text:span text:style-name="T234_4"><text:s/></text:span><text:span text:style-name="T234_5">или</text:span><text:span text:style-name="T234_6"><text:s/></text:span><text:span text:style-name="T234_7">несущественное</text:span><text:span text:style-name="T234_8"><text:s/></text:span><text:span text:style-name="T234_9">накладных</text:span><text:span text:style-name="T234_10"><text:s/></text:span><text:span text:style-name="T234_11">расходов</text:span><text:span text:style-name="T234_12"><text:s/></text:span><text:span text:style-name="T234_13">на</text:span><text:span text:style-name="T234_14"><text:s/>1<text:s/></text:span><text:span text:style-name="T234_15">локализацию</text:span></text:p>
          </table:table-cell>
        </table:table-row>
        <table:table-row table:style-name="Row7">
          <table:table-cell table:style-name="Cell19">
            <text:p text:style-name="P235"><text:span text:style-name="T235_1">6.</text:span><text:span text:style-name="T235_2">Применение</text:span><text:span text:style-name="T235_3"><text:s/></text:span><text:span text:style-name="T235_4">инструментов</text:span><text:span text:style-name="T235_5"><text:s/></text:span><text:span text:style-name="T235_6">новой</text:span><text:span text:style-name="T235_7"><text:s/></text:span><text:span text:style-name="T235_8">кооперационной</text:span><text:span text:style-name="T235_9"><text:s/></text:span><text:span text:style-name="T235_10">экономики</text:span><text:span text:style-name="T235_11"><text:s/>(</text:span><text:span text:style-name="T235_12">НКЭ</text:span><text:span text:style-name="T235_13">)<text:s/>(</text:span><text:span text:style-name="T235_14">потреб</text:span><text:span text:style-name="T235_15">.<text:s/></text:span><text:span text:style-name="T235_16">кооперация</text:span><text:span text:style-name="T235_17">,<text:s/></text:span><text:span text:style-name="T235_18">хоз</text:span><text:span text:style-name="T235_19">.<text:s/></text:span><text:span text:style-name="T235_20">кооперация</text:span><text:span text:style-name="T235_21">,<text:s/></text:span><text:span text:style-name="T235_22">производственная</text:span><text:span text:style-name="T235_23"><text:s/></text:span><text:span text:style-name="T235_24">кооперация</text:span><text:span text:style-name="T235_25">,<text:s/></text:span><text:span text:style-name="T235_26">инвест</text:span><text:span text:style-name="T235_27">.<text:s/></text:span><text:span text:style-name="T235_28">кооперация</text:span><text:span text:style-name="T235_29">)<text:s/></text:span><text:span text:style-name="T235_30">во</text:span><text:span text:style-name="T235_31"><text:s/></text:span><text:span text:style-name="T235_32">внутрикорпоративном</text:span><text:span text:style-name="T235_33"><text:s/></text:span><text:span text:style-name="T235_34">пространстве</text:span></text:p>
          </table:table-cell>
          <table:table-cell table:style-name="Cell20">
            <text:p text:style-name="P236"><text:span text:style-name="T236_1">1.</text:span><text:span text:style-name="T236_2"><text:s text:c="6"/></text:span><text:span text:style-name="T236_3">Потреб</text:span><text:span text:style-name="T236_4">.<text:s/></text:span><text:span text:style-name="T236_5">кооперация</text:span><text:span text:style-name="T236_6"><text:s/></text:span><text:span text:style-name="T236_7">сотрудников</text:span><text:span text:style-name="T236_8"><text:s/>(</text:span><text:span text:style-name="T236_9">закупка</text:span><text:span text:style-name="T236_10"><text:s/></text:span><text:span text:style-name="T236_11">и</text:span><text:span text:style-name="T236_12"><text:s/></text:span><text:span text:style-name="T236_13">снабжение</text:span><text:span text:style-name="T236_14"><text:s/></text:span><text:span text:style-name="T236_15">основной</text:span><text:span text:style-name="T236_16"><text:s/></text:span><text:span text:style-name="T236_17">продовольственной</text:span><text:span text:style-name="T236_18"><text:s/></text:span><text:span text:style-name="T236_19">корзиной</text:span><text:span text:style-name="T236_20"><text:s/>–<text:s/></text:span><text:span text:style-name="T236_21">семей</text:span><text:span text:style-name="T236_22"><text:s/></text:span><text:span text:style-name="T236_23">и</text:span><text:span text:style-name="T236_24"><text:s/></text:span><text:span text:style-name="T236_25">домохозяйств</text:span><text:span text:style-name="T236_26"><text:s/></text:span><text:span text:style-name="T236_27">работников</text:span></text:p>
            <text:p text:style-name="P237"><text:span text:style-name="T237_1">1.1.</text:span><text:span text:style-name="T237_2"><text:s text:c="3"/></text:span><text:span text:style-name="T237_3">Производство</text:span><text:span text:style-name="T237_4"><text:s/></text:span><text:span text:style-name="T237_5">ХБИ</text:span><text:span text:style-name="T237_6"><text:s/></text:span><text:span text:style-name="T237_7">для</text:span><text:span text:style-name="T237_8"><text:s/></text:span><text:span text:style-name="T237_9">домашних</text:span><text:span text:style-name="T237_10"><text:s/></text:span><text:span text:style-name="T237_11">нужд</text:span><text:span text:style-name="T237_12"><text:s/></text:span><text:span text:style-name="T237_13">и</text:span><text:span text:style-name="T237_14"><text:s/></text:span><text:span text:style-name="T237_15">внепроизводственных</text:span><text:span text:style-name="T237_16"><text:s/></text:span><text:span text:style-name="T237_17">потреблений</text:span></text:p>
            <text:p text:style-name="P238"><text:span text:style-name="T238_1">1.2.</text:span><text:span text:style-name="T238_2"><text:s text:c="3"/></text:span><text:span text:style-name="T238_3">Производство</text:span><text:span text:style-name="T238_4"><text:s/></text:span><text:span text:style-name="T238_5">полуфабрикатов</text:span><text:span text:style-name="T238_6"><text:s/></text:span><text:span text:style-name="T238_7">и</text:span><text:span text:style-name="T238_8"><text:s/></text:span><text:span text:style-name="T238_9">готовых</text:span><text:span text:style-name="T238_10"><text:s/></text:span><text:span text:style-name="T238_11">блюд</text:span><text:span text:style-name="T238_12"><text:s/></text:span><text:span text:style-name="T238_13">для</text:span><text:span text:style-name="T238_14"><text:s/></text:span><text:span text:style-name="T238_15">внепроизводственных</text:span><text:span text:style-name="T238_16"><text:s/></text:span><text:span text:style-name="T238_17">потреблений</text:span></text:p>
            <text:p text:style-name="P239"><text:span text:style-name="T239_1">1.3.</text:span><text:span text:style-name="T239_2"><text:s text:c="3"/></text:span><text:span text:style-name="T239_3">(6.2,<text:s/>6.3)<text:s/>-<text:s/></text:span><text:span text:style-name="T239_4">как</text:span><text:span text:style-name="T239_5"><text:s/></text:span><text:span text:style-name="T239_6">доп</text:span><text:span text:style-name="T239_7">.<text:s/></text:span><text:span text:style-name="T239_8">продукция</text:span><text:span text:style-name="T239_9"><text:s/></text:span><text:span text:style-name="T239_10">и</text:span><text:span text:style-name="T239_11"><text:s/></text:span><text:span text:style-name="T239_12">доп</text:span><text:span text:style-name="T239_13">.<text:s/></text:span><text:span text:style-name="T239_14">смена</text:span><text:span text:style-name="T239_15"><text:s/></text:span><text:span text:style-name="T239_16">артельного</text:span><text:span text:style-name="T239_17"><text:s/></text:span><text:span text:style-name="T239_18">производства</text:span></text:p>
            <text:p text:style-name="P240"><text:span text:style-name="T240_1">1.4.</text:span><text:span text:style-name="T240_2"><text:s text:c="3"/></text:span><text:span text:style-name="T240_3">(6.1,<text:s/>6.2,<text:s/>6.3)<text:s/>–<text:s/></text:span><text:span text:style-name="T240_4">расширение</text:span><text:span text:style-name="T240_5"><text:s/></text:span><text:span text:style-name="T240_6">на</text:span><text:span text:style-name="T240_7"><text:s/></text:span><text:span text:style-name="T240_8">аутсайд</text:span><text:span text:style-name="T240_9">-</text:span><text:span text:style-name="T240_10">пространство</text:span></text:p>
            <text:p text:style-name="P241"><text:span text:style-name="T241_1">-</text:span><text:span text:style-name="T241_2"><text:s text:c="10"/></text:span><text:span text:style-name="T241_3">околоток</text:span></text:p>
            <text:p text:style-name="P242"><text:span text:style-name="T242_1">-</text:span><text:span text:style-name="T242_2"><text:s text:c="10"/></text:span><text:span text:style-name="T242_3">район</text:span></text:p>
            <text:p text:style-name="P243"><text:span text:style-name="T243_1">-</text:span><text:span text:style-name="T243_2"><text:s text:c="10"/></text:span><text:span text:style-name="T243_3">город</text:span></text:p>
            <text:p text:style-name="P244"><text:span text:style-name="T244_1">-</text:span><text:span text:style-name="T244_2"><text:s text:c="10"/></text:span><text:span text:style-name="T244_3">другие</text:span><text:span text:style-name="T244_4"><text:s/></text:span><text:span text:style-name="T244_5">корпоративные</text:span><text:span text:style-name="T244_6"><text:s/></text:span><text:span text:style-name="T244_7">площадки</text:span></text:p>
            <text:p text:style-name="P245"><text:span text:style-name="T245_1">-</text:span><text:span text:style-name="T245_2"><text:s text:c="10"/></text:span><text:span text:style-name="T245_3">готовые</text:span><text:span text:style-name="T245_4"><text:s/></text:span><text:span text:style-name="T245_5">локализованные</text:span><text:span text:style-name="T245_6"><text:s/></text:span><text:span text:style-name="T245_7">потребительские</text:span><text:span text:style-name="T245_8"><text:s/></text:span><text:span text:style-name="T245_9">общества</text:span><text:span text:style-name="T245_10"><text:s/>(</text:span><text:span text:style-name="T245_11">студ</text:span><text:span text:style-name="T245_12">.<text:s/></text:span><text:span text:style-name="T245_13">городок</text:span><text:span text:style-name="T245_14">,<text:s/></text:span><text:span text:style-name="T245_15">больничный</text:span><text:span text:style-name="T245_16"><text:s/></text:span><text:span text:style-name="T245_17">городок</text:span><text:span text:style-name="T245_18">,<text:s/></text:span><text:span text:style-name="T245_19">и</text:span><text:span text:style-name="T245_20"><text:s/></text:span><text:span text:style-name="T245_21">т</text:span><text:span text:style-name="T245_22">.</text:span><text:span text:style-name="T245_23">п</text:span><text:span text:style-name="T245_24">.<text:s/></text:span><text:span text:style-name="T245_25">пространства</text:span><text:span text:style-name="T245_26">)</text:span></text:p>
            <text:p text:style-name="P246"><text:span text:style-name="T246_1">1.5.</text:span><text:span text:style-name="T246_2"><text:s text:c="3"/></text:span><text:span text:style-name="T246_3">фирменная</text:span><text:span text:style-name="T246_4"><text:s/></text:span><text:span text:style-name="T246_5">сеть</text:span><text:span text:style-name="T246_6"><text:s/></text:span><text:span text:style-name="T246_7">киосков</text:span><text:span text:style-name="T246_8"><text:s/>/<text:s/></text:span><text:span text:style-name="T246_9">павильонов</text:span></text:p>
          </table:table-cell>
          <table:table-cell table:style-name="Cell21">
            <text:p text:style-name="P247"><text:span text:style-name="T247_1">Полный</text:span><text:span text:style-name="T247_2"><text:s/></text:span><text:span text:style-name="T247_3">отказ</text:span><text:span text:style-name="T247_4"><text:s/></text:span><text:span text:style-name="T247_5">от</text:span><text:span text:style-name="T247_6"><text:s/>«</text:span><text:span text:style-name="T247_7">серых</text:span><text:span text:style-name="T247_8"><text:s/></text:span><text:span text:style-name="T247_9">зарплат</text:span><text:span text:style-name="T247_10">»<text:s/>(</text:span><text:span text:style-name="T247_11">и</text:span><text:span text:style-name="T247_12"><text:s/></text:span><text:span text:style-name="T247_13">экономия</text:span><text:span text:style-name="T247_14"><text:s/></text:span><text:span text:style-name="T247_15">на</text:span><text:span text:style-name="T247_16"><text:s/></text:span><text:span text:style-name="T247_17">рисках</text:span><text:span text:style-name="T247_18">),<text:s/></text:span><text:span text:style-name="T247_19">без</text:span><text:span text:style-name="T247_20"><text:s/></text:span><text:span text:style-name="T247_21">удорожания</text:span><text:span text:style-name="T247_22"><text:s/></text:span><text:span text:style-name="T247_23">бюджетов</text:span><text:span text:style-name="T247_24">.</text:span></text:p>
            <text:p text:style-name="P248"><text:span text:style-name="T248_1">Сокращение</text:span><text:span text:style-name="T248_2"><text:s/></text:span><text:span text:style-name="T248_3">себестоимости</text:span><text:span text:style-name="T248_4"><text:s/></text:span><text:span text:style-name="T248_5">обслуживания</text:span><text:span text:style-name="T248_6"><text:s/></text:span><text:span text:style-name="T248_7">объекта</text:span><text:span text:style-name="T248_8"><text:s/></text:span><text:span text:style-name="T248_9">на</text:span><text:span text:style-name="T248_10"><text:s/>15-20%.</text:span></text:p>
            <text:p text:style-name="P249"><text:span text:style-name="T249_1">Повышение</text:span><text:span text:style-name="T249_2"><text:s/></text:span><text:span text:style-name="T249_3">чистых</text:span><text:span text:style-name="T249_4"><text:s/></text:span><text:span text:style-name="T249_5">доходов</text:span><text:span text:style-name="T249_6"><text:s/></text:span><text:span text:style-name="T249_7">и</text:span><text:span text:style-name="T249_8"><text:s/></text:span><text:span text:style-name="T249_9">накоплений</text:span><text:span text:style-name="T249_10"><text:s/></text:span><text:span text:style-name="T249_11">коллектива</text:span><text:span text:style-name="T249_12"><text:s/></text:span><text:span text:style-name="T249_13">на</text:span><text:span text:style-name="T249_14"><text:s/>20-25%.</text:span></text:p>
            <text:p text:style-name="P250"><text:span text:style-name="T250_1">Направление</text:span><text:span text:style-name="T250_2"><text:s/></text:span><text:span text:style-name="T250_3">фондов</text:span><text:span text:style-name="T250_4"><text:s/></text:span><text:span text:style-name="T250_5">накоплений</text:span><text:span text:style-name="T250_6"><text:s/>–<text:s/></text:span><text:span text:style-name="T250_7">в</text:span><text:span text:style-name="T250_8"><text:s/></text:span><text:span text:style-name="T250_9">инвест</text:span><text:span text:style-name="T250_10"><text:s/></text:span><text:span text:style-name="T250_11">проекты</text:span><text:span text:style-name="T250_12"><text:s/></text:span><text:span text:style-name="T250_13">предприятия</text:span><text:span text:style-name="T250_14">-</text:span><text:span text:style-name="T250_15">заказчика</text:span><text:span text:style-name="T250_16">.<text:s/>(</text:span><text:span text:style-name="T250_17">Инвестоспособность</text:span><text:span text:style-name="T250_18"><text:s/></text:span><text:span text:style-name="T250_19">корпорации</text:span><text:span text:style-name="T250_20"><text:s/></text:span><text:span text:style-name="T250_21">увеличивается</text:span><text:span text:style-name="T250_22"><text:s/></text:span><text:span text:style-name="T250_23">в</text:span><text:span text:style-name="T250_24"><text:s/>2-2,5<text:s/></text:span><text:span text:style-name="T250_25">раза</text:span><text:span text:style-name="T250_26">)</text:span></text:p>
            <text:p text:style-name="P251"><text:span text:style-name="T251_1">Восстановление</text:span><text:span text:style-name="T251_2"><text:s/></text:span><text:span text:style-name="T251_3">традиционного</text:span><text:span text:style-name="T251_4"><text:s/></text:span><text:span text:style-name="T251_5">спроса</text:span><text:span text:style-name="T251_6">.</text:span></text:p>
            <text:p text:style-name="P252"><text:span text:style-name="T252_1">Повышение</text:span><text:span text:style-name="T252_2"><text:s/></text:span><text:span text:style-name="T252_3">нового</text:span><text:span text:style-name="T252_4"><text:s/></text:span><text:span text:style-name="T252_5">платежеспособного</text:span><text:span text:style-name="T252_6"><text:s/></text:span><text:span text:style-name="T252_7">спроса</text:span></text:p>
            <text:p text:style-name="P253"><text:span text:style-name="T253_1">Инвестонезависимость</text:span><text:span text:style-name="T253_2"><text:s/></text:span><text:span text:style-name="T253_3">развития</text:span><text:span text:style-name="T253_4"><text:s/></text:span><text:span text:style-name="T253_5">бизнес</text:span><text:span text:style-name="T253_6">-</text:span><text:span text:style-name="T253_7">системы</text:span><text:span text:style-name="T253_8">.</text:span></text:p>
            <text:p text:style-name="P254"><text:span text:style-name="T254_1">Модернизация</text:span><text:span text:style-name="T254_2">,<text:s/></text:span><text:span text:style-name="T254_3">актуализация</text:span><text:span text:style-name="T254_4">,<text:s/></text:span><text:span text:style-name="T254_5">реновация</text:span><text:span text:style-name="T254_6"><text:s/></text:span><text:span text:style-name="T254_7">бизнеса</text:span><text:span text:style-name="T254_8"><text:s/>–<text:s/></text:span><text:span text:style-name="T254_9">как</text:span><text:span text:style-name="T254_10"><text:s/></text:span><text:span text:style-name="T254_11">самофондированный</text:span><text:span text:style-name="T254_12">,<text:s/></text:span><text:span text:style-name="T254_13">самоорганизованный</text:span><text:span text:style-name="T254_14"><text:s/></text:span><text:span text:style-name="T254_15">параллельный</text:span><text:span text:style-name="T254_16"><text:s/></text:span><text:span text:style-name="T254_17">бизнес</text:span><text:span text:style-name="T254_18">-</text:span><text:span text:style-name="T254_19">процесс</text:span><text:span text:style-name="T254_20"><text:s/></text:span><text:span text:style-name="T254_21">постоянного</text:span><text:span text:style-name="T254_22"><text:s/></text:span><text:span text:style-name="T254_23">действия</text:span><text:span text:style-name="T254_24">.</text:span></text:p>
          </table:table-cell>
        </table:table-row>
        <table:table-row table:style-name="Row8">
          <table:table-cell table:style-name="Cell22">
            <text:p text:style-name="P255"><text:span text:style-name="T255_1">7.«</text:span><text:span text:style-name="T255_2">Продажа</text:span><text:span text:style-name="T255_3">»<text:s/></text:span><text:span text:style-name="T255_4">наличности</text:span><text:span text:style-name="T255_5"><text:s/>(100%<text:s/></text:span><text:span text:style-name="T255_6">легитимно</text:span><text:span text:style-name="T255_7">,<text:s/>100%<text:s/></text:span><text:span text:style-name="T255_8">объёма</text:span><text:span text:style-name="T255_9"><text:s/></text:span><text:span text:style-name="T255_10">выручки</text:span><text:span text:style-name="T255_11">)</text:span></text:p>
          </table:table-cell>
          <table:table-cell table:style-name="Cell23">
            <text:p text:style-name="P256"><text:span text:style-name="T256_1">Переход</text:span><text:span text:style-name="T256_2"><text:s/></text:span><text:span text:style-name="T256_3">на</text:span><text:span text:style-name="T256_4"><text:s/></text:span><text:span text:style-name="T256_5">кредитно</text:span><text:span text:style-name="T256_6">-</text:span><text:span text:style-name="T256_7">факторинговый</text:span><text:span text:style-name="T256_8"><text:s/></text:span><text:span text:style-name="T256_9">оборот</text:span><text:span text:style-name="T256_10"><text:s/></text:span><text:span text:style-name="T256_11">наличной</text:span><text:span text:style-name="T256_12"><text:s/></text:span><text:span text:style-name="T256_13">денежной</text:span><text:span text:style-name="T256_14"><text:s/></text:span><text:span text:style-name="T256_15">выручки</text:span><text:span text:style-name="T256_16">,<text:s/></text:span><text:span text:style-name="T256_17">без</text:span><text:span text:style-name="T256_18"><text:s/></text:span><text:span text:style-name="T256_19">инкассирования</text:span><text:span text:style-name="T256_20"><text:s/></text:span><text:span text:style-name="T256_21">в</text:span><text:span text:style-name="T256_22"><text:s/></text:span><text:span text:style-name="T256_23">банк</text:span><text:span text:style-name="T256_24">.</text:span></text:p>
            <text:p text:style-name="P257"><text:span text:style-name="T257_1">Передача</text:span><text:span text:style-name="T257_2"><text:s/></text:span><text:span text:style-name="T257_3">наличности</text:span><text:span text:style-name="T257_4"><text:s/></text:span><text:span text:style-name="T257_5">от</text:span><text:span text:style-name="T257_6"><text:s/></text:span><text:span text:style-name="T257_7">компании</text:span><text:span text:style-name="T257_8">-</text:span><text:span text:style-name="T257_9">донора</text:span><text:span text:style-name="T257_10"><text:s/>–<text:s/></text:span><text:span text:style-name="T257_11">другим</text:span><text:span text:style-name="T257_12"><text:s/></text:span><text:span text:style-name="T257_13">компаниям</text:span><text:span text:style-name="T257_14">-</text:span><text:span text:style-name="T257_15">партнёрам</text:span><text:span text:style-name="T257_16"><text:s/>(</text:span><text:span text:style-name="T257_17">акцепторам</text:span><text:span text:style-name="T257_18">).</text:span></text:p>
            <text:p text:style-name="P258"><text:span text:style-name="T258_1">Сделка</text:span><text:span text:style-name="T258_2"><text:s/></text:span><text:span text:style-name="T258_3">безвозмездная</text:span><text:span text:style-name="T258_4">,<text:s/></text:span><text:span text:style-name="T258_5">но</text:span><text:span text:style-name="T258_6"><text:s/></text:span><text:span text:style-name="T258_7">на</text:span><text:span text:style-name="T258_8"><text:s/></text:span><text:span text:style-name="T258_9">операции</text:span><text:span text:style-name="T258_10"><text:s/></text:span><text:span text:style-name="T258_11">налагается</text:span><text:span text:style-name="T258_12"><text:s/></text:span><text:span text:style-name="T258_13">сбор</text:span><text:span text:style-name="T258_14"><text:s/></text:span><text:span text:style-name="T258_15">партнёрства</text:span><text:span text:style-name="T258_16"><text:s/></text:span><text:span text:style-name="T258_17">на</text:span><text:span text:style-name="T258_18"><text:s/></text:span><text:span text:style-name="T258_19">расширение</text:span><text:span text:style-name="T258_20"><text:s/></text:span><text:span text:style-name="T258_21">пространства</text:span><text:span text:style-name="T258_22"><text:s/></text:span><text:span text:style-name="T258_23">со</text:span><text:span text:style-name="T258_24">-<text:s/></text:span><text:span text:style-name="T258_25">и</text:span><text:span text:style-name="T258_26"><text:s/></text:span><text:span text:style-name="T258_27">взаимо</text:span><text:span text:style-name="T258_28">-</text:span><text:span text:style-name="T258_29">финансирования</text:span></text:p>
          </table:table-cell>
          <table:table-cell table:style-name="Cell24">
            <text:p text:style-name="P259"><text:span text:style-name="T259_1">Получение</text:span><text:span text:style-name="T259_2"><text:s/></text:span><text:span text:style-name="T259_3">дополнительной</text:span><text:span text:style-name="T259_4"><text:s/></text:span><text:span text:style-name="T259_5">маржинальной</text:span><text:span text:style-name="T259_6"><text:s/></text:span><text:span text:style-name="T259_7">доходности</text:span><text:span text:style-name="T259_8"><text:s/>(</text:span><text:span text:style-name="T259_9">выгоды</text:span><text:span text:style-name="T259_10">)<text:s/>2-10%<text:s/></text:span><text:span text:style-name="T259_11">с</text:span><text:span text:style-name="T259_12"><text:s/></text:span><text:span text:style-name="T259_13">наличного</text:span><text:span text:style-name="T259_14"><text:s/></text:span><text:span text:style-name="T259_15">оборота</text:span><text:span text:style-name="T259_16">.</text:span></text:p>
            <text:p text:style-name="P260"><text:span text:style-name="T260_1">Наличный</text:span><text:span text:style-name="T260_2"><text:s/></text:span><text:span text:style-name="T260_3">оборот</text:span><text:span text:style-name="T260_4"><text:s/>«</text:span><text:span text:style-name="T260_5">не</text:span><text:span text:style-name="T260_6"><text:s/></text:span><text:span text:style-name="T260_7">светится</text:span><text:span text:style-name="T260_8">»<text:s/></text:span><text:span text:style-name="T260_9">фин</text:span><text:span text:style-name="T260_10">.<text:s/></text:span><text:span text:style-name="T260_11">мониторингом</text:span><text:span text:style-name="T260_12"><text:s/></text:span><text:span text:style-name="T260_13">банков</text:span><text:span text:style-name="T260_14"><text:s/></text:span><text:span text:style-name="T260_15">и</text:span><text:span text:style-name="T260_16"><text:s/></text:span><text:span text:style-name="T260_17">освобождён</text:span><text:span text:style-name="T260_18"><text:s/></text:span><text:span text:style-name="T260_19">от</text:span><text:span text:style-name="T260_20"><text:s/></text:span><text:span text:style-name="T260_21">банковских</text:span><text:span text:style-name="T260_22"><text:s/></text:span><text:span text:style-name="T260_23">и</text:span><text:span text:style-name="T260_24"><text:s/></text:span><text:span text:style-name="T260_25">фискальных</text:span><text:span text:style-name="T260_26"><text:s/></text:span><text:span text:style-name="T260_27">рисков</text:span><text:span text:style-name="T260_28">.</text:span></text:p>
          </table:table-cell>
        </table:table-row>
        <table:table-row table:style-name="Row9">
          <table:table-cell table:style-name="Cell25">
            <text:p text:style-name="P261"><text:span text:style-name="T261_1">8.</text:span><text:span text:style-name="T261_2">Потребительские</text:span><text:span text:style-name="T261_3"><text:s/></text:span><text:span text:style-name="T261_4">общества</text:span><text:span text:style-name="T261_5"><text:s text:c="2"/></text:span><text:span text:style-name="T261_6">восстановленного</text:span><text:span text:style-name="T261_7"><text:s/></text:span><text:span text:style-name="T261_8">платёжеспособного</text:span><text:span text:style-name="T261_9"><text:s/></text:span><text:span text:style-name="T261_10">спроса</text:span><text:span text:style-name="T261_11">:<text:s/>1,0<text:s/>-&gt;<text:s/>1,65</text:span></text:p>
          </table:table-cell>
          <table:table-cell table:style-name="Cell26">
            <text:p text:style-name="P262"><text:span text:style-name="T262_1">Создание</text:span><text:span text:style-name="T262_2"><text:s/></text:span><text:span text:style-name="T262_3">локальных</text:span><text:span text:style-name="T262_4"><text:s/></text:span><text:span text:style-name="T262_5">потребительских</text:span><text:span text:style-name="T262_6"><text:s/></text:span><text:span text:style-name="T262_7">сообществ</text:span><text:span text:style-name="T262_8"><text:s/></text:span><text:span text:style-name="T262_9">на</text:span><text:span text:style-name="T262_10"><text:s/></text:span><text:span text:style-name="T262_11">базе</text:span><text:span text:style-name="T262_12"><text:s/></text:span><text:span text:style-name="T262_13">постоянного</text:span><text:span text:style-name="T262_14"><text:s/></text:span><text:span text:style-name="T262_15">клиентского</text:span><text:span text:style-name="T262_16"><text:s/></text:span><text:span text:style-name="T262_17">потока</text:span><text:span text:style-name="T262_18"><text:s/>(</text:span><text:span text:style-name="T262_19">регулярных</text:span><text:span text:style-name="T262_20"><text:s/></text:span><text:span text:style-name="T262_21">клиентов</text:span><text:span text:style-name="T262_22">).</text:span></text:p>
            <text:p text:style-name="P263"><text:span text:style-name="T263_1">«</text:span><text:span text:style-name="T263_2">Оптовое</text:span><text:span text:style-name="T263_3">»<text:s/></text:span><text:span text:style-name="T263_4">и</text:span><text:span text:style-name="T263_5"><text:s/>«</text:span><text:span text:style-name="T263_6">абонентское</text:span><text:span text:style-name="T263_7">»<text:s/></text:span><text:span text:style-name="T263_8">софинансирование</text:span><text:span text:style-name="T263_9"><text:s/></text:span><text:span text:style-name="T263_10">розничных</text:span><text:span text:style-name="T263_11"><text:s/></text:span><text:span text:style-name="T263_12">услуг</text:span><text:span text:style-name="T263_13"><text:s/></text:span><text:span text:style-name="T263_14">ПО</text:span><text:span text:style-name="T263_15"><text:s/></text:span><text:span text:style-name="T263_16">за</text:span><text:span text:style-name="T263_17"><text:s/></text:span><text:span text:style-name="T263_18">своих</text:span><text:span text:style-name="T263_19"><text:s/></text:span><text:span text:style-name="T263_20">членов</text:span><text:span text:style-name="T263_21">.</text:span></text:p>
            <text:p text:style-name="P264"><text:span text:style-name="T264_1">«</text:span><text:span text:style-name="T264_2">Давальческое</text:span><text:span text:style-name="T264_3">»<text:s/></text:span><text:span text:style-name="T264_4">производство</text:span><text:span text:style-name="T264_5"><text:s/></text:span><text:span text:style-name="T264_6">продукции</text:span><text:span text:style-name="T264_7">,<text:s/></text:span><text:span text:style-name="T264_8">комплексных</text:span><text:span text:style-name="T264_9"><text:s/></text:span><text:span text:style-name="T264_10">наборов</text:span><text:span text:style-name="T264_11"><text:s/></text:span><text:span text:style-name="T264_12">и</text:span><text:span text:style-name="T264_13"><text:s/></text:span><text:span text:style-name="T264_14">др</text:span><text:span text:style-name="T264_15">.<text:s/></text:span><text:span text:style-name="T264_16">за</text:span><text:span text:style-name="T264_17"><text:s/></text:span><text:span text:style-name="T264_18">счёт</text:span><text:span text:style-name="T264_19"><text:s/></text:span><text:span text:style-name="T264_20">ПО</text:span></text:p>
          </table:table-cell>
          <table:table-cell table:style-name="Cell27">
            <text:p text:style-name="P265"><text:span text:style-name="T265_1">Увеличение</text:span><text:span text:style-name="T265_2"><text:s/>«</text:span><text:span text:style-name="T265_3">бюджетоёмкости</text:span><text:span text:style-name="T265_4">»<text:s/></text:span><text:span text:style-name="T265_5">заказов</text:span><text:span text:style-name="T265_6"><text:s/></text:span><text:span text:style-name="T265_7">в</text:span><text:span text:style-name="T265_8"><text:s/>1,3-<text:s/>1,65<text:s/></text:span><text:span text:style-name="T265_9">раза</text:span><text:span text:style-name="T265_10">.</text:span></text:p>
            <text:p text:style-name="P266"><text:span text:style-name="T266_1">Сокращение</text:span><text:span text:style-name="T266_2"><text:s/></text:span><text:span text:style-name="T266_3">расходов</text:span><text:span text:style-name="T266_4"><text:s/></text:span><text:span text:style-name="T266_5">потребления</text:span><text:span text:style-name="T266_6"><text:s/>«</text:span><text:span text:style-name="T266_7">розничных</text:span><text:span text:style-name="T266_8"><text:s/></text:span><text:span text:style-name="T266_9">клиентов</text:span><text:span text:style-name="T266_10">».</text:span></text:p>
            <text:p text:style-name="P267"><text:span text:style-name="T267_1">Поставка</text:span><text:span text:style-name="T267_2"><text:s/></text:span><text:span text:style-name="T267_3">дополнительных</text:span><text:span text:style-name="T267_4"><text:s/>–<text:s/></text:span><text:span text:style-name="T267_5">продуктов</text:span><text:span text:style-name="T267_6">,<text:s/></text:span><text:span text:style-name="T267_7">услуг</text:span><text:span text:style-name="T267_8"><text:s/>–<text:s/></text:span><text:span text:style-name="T267_9">на</text:span><text:span text:style-name="T267_10"><text:s/></text:span><text:span text:style-name="T267_11">объём</text:span><text:span text:style-name="T267_12"><text:s/></text:span><text:span text:style-name="T267_13">дополнительного</text:span><text:span text:style-name="T267_14"><text:s/></text:span><text:span text:style-name="T267_15">высвобожденного</text:span><text:span text:style-name="T267_16"><text:s/></text:span><text:span text:style-name="T267_17">платежеспособного</text:span><text:span text:style-name="T267_18"><text:s/></text:span><text:span text:style-name="T267_19">спроса</text:span><text:span text:style-name="T267_20"><text:s/>(20-40%<text:s/></text:span><text:span text:style-name="T267_21">иногда</text:span><text:span text:style-name="T267_22"><text:s/></text:span><text:span text:style-name="T267_23">и</text:span><text:span text:style-name="T267_24"><text:s/></text:span><text:span text:style-name="T267_25">более</text:span><text:span text:style-name="T267_26">)</text:span></text:p>
          </table:table-cell>
        </table:table-row>
        <table:table-row table:style-name="Row10">
          <table:table-cell table:style-name="Cell28">
            <text:p text:style-name="P268"><text:span text:style-name="T268_1">9.</text:span><text:span text:style-name="T268_2">Создание</text:span><text:span text:style-name="T268_3"><text:s/>(</text:span><text:span text:style-name="T268_4">на</text:span><text:span text:style-name="T268_5"><text:s/></text:span><text:span text:style-name="T268_6">основе</text:span><text:span text:style-name="T268_7"><text:s/></text:span><text:span text:style-name="T268_8">объектов</text:span><text:span text:style-name="T268_9"><text:s/></text:span><text:span text:style-name="T268_10">общепита</text:span><text:span text:style-name="T268_11">,<text:s/></text:span><text:span text:style-name="T268_12">как</text:span><text:span text:style-name="T268_13"><text:s/></text:span><text:span text:style-name="T268_14">опорных</text:span><text:span text:style-name="T268_15"><text:s/></text:span><text:span text:style-name="T268_16">производств</text:span><text:span text:style-name="T268_17">)<text:s/>-<text:s text:c="2"/></text:span><text:span text:style-name="T268_18">фирменной</text:span><text:span text:style-name="T268_19"><text:s/></text:span><text:span text:style-name="T268_20">фаст</text:span><text:span text:style-name="T268_21">-</text:span><text:span text:style-name="T268_22">фуд</text:span><text:span text:style-name="T268_23">-</text:span><text:span text:style-name="T268_24">сети</text:span><text:span text:style-name="T268_25"><text:s/></text:span><text:span text:style-name="T268_26">обеденного</text:span><text:span text:style-name="T268_27"><text:s/></text:span><text:span text:style-name="T268_28">экспресс</text:span><text:span text:style-name="T268_29">-</text:span><text:span text:style-name="T268_30">питания</text:span></text:p>
          </table:table-cell>
          <table:table-cell table:style-name="Cell29">
            <text:p text:style-name="P269"><text:span text:style-name="T269_1">1.</text:span><text:span text:style-name="T269_2">Фаст</text:span><text:span text:style-name="T269_3">-</text:span><text:span text:style-name="T269_4">фуд</text:span><text:span text:style-name="T269_5"><text:s/>-<text:s/></text:span><text:span text:style-name="T269_6">дискаунтер</text:span></text:p>
            <text:p text:style-name="P270"><text:span text:style-name="T270_1">2.</text:span><text:span text:style-name="T270_2">Одно</text:span><text:span text:style-name="T270_3"><text:s/></text:span><text:span text:style-name="T270_4">блюдо</text:span></text:p>
            <text:p text:style-name="P271"><text:span text:style-name="T271_1">3.<text:s/></text:span><text:span text:style-name="T271_2">Густой</text:span><text:span text:style-name="T271_3"><text:s/></text:span><text:span text:style-name="T271_4">горячий</text:span><text:span text:style-name="T271_5"><text:s/></text:span><text:span text:style-name="T271_6">суп</text:span><text:span text:style-name="T271_7">-</text:span><text:span text:style-name="T271_8">бистро</text:span></text:p>
            <text:p text:style-name="P272"><text:span text:style-name="T272_1">4.101<text:s/></text:span><text:span text:style-name="T272_2">вариант</text:span><text:span text:style-name="T272_3"><text:s/></text:span><text:span text:style-name="T272_4">супа</text:span></text:p>
            <text:p text:style-name="P273"><text:span text:style-name="T273_1">5.</text:span><text:span text:style-name="T273_2">готовность</text:span><text:span text:style-name="T273_3"><text:s/>3<text:s/></text:span><text:span text:style-name="T273_4">минуты</text:span><text:span text:style-name="T273_5"><text:s/>/<text:s/></text:span><text:span text:style-name="T273_6">порция</text:span></text:p>
            <text:p text:style-name="P274"><text:span text:style-name="T274_1">6.+<text:s/></text:span><text:span text:style-name="T274_2">напиток</text:span><text:span text:style-name="T274_3"><text:s/>+</text:span><text:span text:style-name="T274_4">вкусовые</text:span><text:span text:style-name="T274_5"><text:s/></text:span><text:span text:style-name="T274_6">наполнители</text:span></text:p>
            <text:p text:style-name="P275"><text:span text:style-name="T275_1">7.+<text:s/></text:span><text:span text:style-name="T275_2">витрина</text:span><text:span text:style-name="T275_3"><text:s/></text:span><text:span text:style-name="T275_4">с</text:span><text:span text:style-name="T275_5"><text:s/></text:span><text:span text:style-name="T275_6">готовым</text:span><text:span text:style-name="T275_7"><text:s/></text:span><text:span text:style-name="T275_8">пэй</text:span><text:span text:style-name="T275_9">-</text:span><text:span text:style-name="T275_10">ап</text:span><text:span text:style-name="T275_11"><text:s/></text:span><text:span text:style-name="T275_12">ассортиментом</text:span></text:p>
            <text:p text:style-name="P276"><text:span text:style-name="T276_1">8.</text:span><text:span text:style-name="T276_2">вариант</text:span><text:span text:style-name="T276_3">:<text:s/>+<text:s/></text:span><text:span text:style-name="T276_4">витрина</text:span><text:span text:style-name="T276_5"><text:s/></text:span><text:span text:style-name="T276_6">с</text:span><text:span text:style-name="T276_7"><text:s/></text:span><text:span text:style-name="T276_8">вендинг</text:span><text:span text:style-name="T276_9">-<text:s/></text:span><text:span text:style-name="T276_10">ассортиментом</text:span></text:p>
            <text:p text:style-name="P277"><text:span text:style-name="T277_1">9.«</text:span><text:span text:style-name="T277_2">чип</text:span><text:span text:style-name="T277_3">-</text:span><text:span text:style-name="T277_4">н</text:span><text:span text:style-name="T277_5">-</text:span><text:span text:style-name="T277_6">фаст</text:span><text:span text:style-name="T277_7">»:<text:s/>«</text:span><text:span text:style-name="T277_8">дёшево</text:span><text:span text:style-name="T277_9">-</text:span><text:span text:style-name="T277_10">и</text:span><text:span text:style-name="T277_11">-</text:span><text:span text:style-name="T277_12">сердито</text:span><text:span text:style-name="T277_13">»</text:span></text:p>
            <text:p text:style-name="P278"><text:span text:style-name="T278_1">10.</text:span><text:span text:style-name="T278_2"><text:s text:c="11"/></text:span><text:span text:style-name="T278_3">эконом</text:span><text:span text:style-name="T278_4">-</text:span><text:span text:style-name="T278_5">цена</text:span><text:span text:style-name="T278_6">,<text:s/></text:span><text:span text:style-name="T278_7">доступная</text:span><text:span text:style-name="T278_8"><text:s/></text:span><text:span text:style-name="T278_9">любому</text:span><text:span text:style-name="T278_10"><text:s/>(</text:span><text:span text:style-name="T278_11">школьник</text:span><text:span text:style-name="T278_12">,<text:s/></text:span><text:span text:style-name="T278_13">пенсионер</text:span><text:span text:style-name="T278_14">,<text:s/></text:span><text:span text:style-name="T278_15">бомж</text:span><text:span text:style-name="T278_16">,<text:s/></text:span><text:span text:style-name="T278_17">проезжий</text:span><text:span text:style-name="T278_18">,<text:s/></text:span><text:span text:style-name="T278_19">прохожий</text:span><text:span text:style-name="T278_20">,<text:s/></text:span><text:span text:style-name="T278_21">студент</text:span><text:span text:style-name="T278_22">)</text:span></text:p>
            <text:p text:style-name="P279"><text:span text:style-name="T279_1">11.</text:span><text:span text:style-name="T279_2"><text:s text:c="11"/></text:span><text:span text:style-name="T279_3">от</text:span><text:span text:style-name="T279_4"><text:s/></text:span><text:span text:style-name="T279_5">своей</text:span><text:span text:style-name="T279_6"><text:s/></text:span><text:span text:style-name="T279_7">сети</text:span><text:span text:style-name="T279_8"><text:s/>–<text:s/></text:span><text:span text:style-name="T279_9">к</text:span><text:span text:style-name="T279_10"><text:s/></text:span><text:span text:style-name="T279_11">широчайшему</text:span><text:span text:style-name="T279_12"><text:s/></text:span><text:span text:style-name="T279_13">фаст</text:span><text:span text:style-name="T279_14">-</text:span><text:span text:style-name="T279_15">фуд</text:span><text:span text:style-name="T279_16">-</text:span><text:span text:style-name="T279_17">франчайзингу</text:span></text:p>
          </table:table-cell>
          <table:table-cell table:style-name="Cell30">
            <text:p text:style-name="P280"><text:span text:style-name="T280_1">1<text:s/>000<text:s/></text:span><text:span text:style-name="T280_2">точек</text:span><text:span text:style-name="T280_3"><text:s/>*<text:s/></text:span><text:span text:style-name="T280_4">цена</text:span><text:span text:style-name="T280_5"><text:s/>100<text:s/></text:span><text:span text:style-name="T280_6">руб</text:span><text:span text:style-name="T280_7">.<text:s/>=<text:s/></text:span><text:span text:style-name="T280_8">выручка</text:span><text:span text:style-name="T280_9"><text:s/>500<text:s/></text:span><text:span text:style-name="T280_10">чел</text:span><text:span text:style-name="T280_11">/</text:span><text:span text:style-name="T280_12">день</text:span><text:span text:style-name="T280_13"><text:s/>*<text:s/>30<text:s/></text:span><text:span text:style-name="T280_14">дней</text:span><text:span text:style-name="T280_15"><text:s/>*<text:s/></text:span><text:span text:style-name="T280_16">роялти</text:span><text:span text:style-name="T280_17"><text:s/>1%<text:s/></text:span><text:span text:style-name="T280_18">оборота</text:span><text:span text:style-name="T280_19"><text:s/>=<text:s/>15<text:s/></text:span><text:span text:style-name="T280_20">млн</text:span><text:span text:style-name="T280_21">.<text:s/></text:span><text:span text:style-name="T280_22">руб</text:span><text:span text:style-name="T280_23">./</text:span><text:span text:style-name="T280_24">мес</text:span><text:span text:style-name="T280_25">.<text:s/></text:span><text:span text:style-name="T280_26">роялти</text:span><text:span text:style-name="T280_27">,<text:s/></text:span><text:span text:style-name="T280_28">или</text:span><text:span text:style-name="T280_29"><text:s/>1,5<text:s/></text:span><text:span text:style-name="T280_30">млрд</text:span><text:span text:style-name="T280_31">.<text:s/></text:span><text:span text:style-name="T280_32">руб</text:span><text:span text:style-name="T280_33">.<text:s/></text:span><text:span text:style-name="T280_34">совокупная</text:span><text:span text:style-name="T280_35"><text:s/></text:span><text:span text:style-name="T280_36">месячная</text:span><text:span text:style-name="T280_37"><text:s/></text:span><text:span text:style-name="T280_38">выручка</text:span><text:span text:style-name="T280_39">.</text:span></text:p>
            <text:p text:style-name="P281"><text:span text:style-name="T281_1">Фонды</text:span><text:span text:style-name="T281_2"><text:s/></text:span><text:span text:style-name="T281_3">чистых</text:span><text:span text:style-name="T281_4"><text:s/></text:span><text:span text:style-name="T281_5">доходов</text:span><text:span text:style-name="T281_6"><text:s/></text:span><text:span text:style-name="T281_7">и</text:span><text:span text:style-name="T281_8"><text:s/></text:span><text:span text:style-name="T281_9">накоплений</text:span><text:span text:style-name="T281_10"><text:s/></text:span><text:span text:style-name="T281_11">артелей</text:span><text:span text:style-name="T281_12">-</text:span><text:span text:style-name="T281_13">франчайзи</text:span><text:span text:style-name="T281_14"><text:s/>15%<text:s/></text:span><text:span text:style-name="T281_15">выручки</text:span><text:span text:style-name="T281_16"><text:s/>=225<text:s text:c="2"/></text:span><text:span text:style-name="T281_17">млн</text:span><text:span text:style-name="T281_18">.<text:s/></text:span><text:span text:style-name="T281_19">руб</text:span><text:span text:style-name="T281_20">./</text:span><text:span text:style-name="T281_21">мес</text:span><text:span text:style-name="T281_22">.</text:span></text:p>
            <text:p text:style-name="P282"><text:span text:style-name="T282_1">Собственная</text:span><text:span text:style-name="T282_2"><text:s/></text:span><text:span text:style-name="T282_3">внутренняя</text:span><text:span text:style-name="T282_4"><text:s/></text:span><text:span text:style-name="T282_5">инвестоспособность</text:span><text:span text:style-name="T282_6"><text:s/></text:span><text:span text:style-name="T282_7">сети</text:span><text:span text:style-name="T282_8"><text:s/>7,5%<text:s/></text:span><text:span text:style-name="T282_9">выручки</text:span><text:span text:style-name="T282_10"><text:s/>=112<text:s/></text:span><text:span text:style-name="T282_11">млн</text:span><text:span text:style-name="T282_12">.<text:s/></text:span><text:span text:style-name="T282_13">руб</text:span><text:span text:style-name="T282_14">./</text:span><text:span text:style-name="T282_15">мес</text:span><text:span text:style-name="T282_16">.</text:span></text:p>
            <text:p text:style-name="P283"><text:span text:style-name="T283_1">Привлечённая</text:span><text:span text:style-name="T283_2"><text:s/></text:span><text:span text:style-name="T283_3">инвестоспособность</text:span><text:span text:style-name="T283_4"><text:s/></text:span><text:span text:style-name="T283_5">сети</text:span><text:span text:style-name="T283_6"><text:s text:c="2"/>(5<text:s/></text:span><text:span text:style-name="T283_7">лет</text:span><text:span text:style-name="T283_8">,<text:s/>15%<text:s/></text:span><text:span text:style-name="T283_9">годовых</text:span><text:span text:style-name="T283_10">)<text:s/>=3850<text:s/></text:span><text:span text:style-name="T283_11">млн</text:span><text:span text:style-name="T283_12">.<text:s/></text:span><text:span text:style-name="T283_13">руб</text:span><text:span text:style-name="T283_14">./</text:span><text:span text:style-name="T283_15">мес</text:span><text:span text:style-name="T283_16">.</text:span></text:p>
            <text:p text:style-name="P284"><text:span text:style-name="T284_1"><text:s/></text:span></text:p>
          </table:table-cell>
        </table:table-row>
        <table:table-row table:style-name="Row11">
          <table:table-cell table:style-name="Cell31">
            <text:p text:style-name="P285"><text:span text:style-name="T285_1">10.</text:span><text:span text:style-name="T285_2"><text:s text:c="14"/></text:span><text:span text:style-name="T285_3">Создание</text:span><text:span text:style-name="T285_4"><text:s/></text:span><text:span text:style-name="T285_5">мобильного</text:span><text:span text:style-name="T285_6"><text:s/></text:span><text:span text:style-name="T285_7">варианта</text:span><text:span text:style-name="T285_8"><text:s/>(8)</text:span></text:p>
          </table:table-cell>
          <table:table-cell table:style-name="Cell32">
            <text:p text:style-name="P286"><text:span text:style-name="T286_1">1.</text:span><text:span text:style-name="T286_2"><text:s text:c="6"/></text:span><text:span text:style-name="T286_3">Развёртывание</text:span><text:span text:style-name="T286_4"><text:s/></text:span><text:span text:style-name="T286_5">сети</text:span><text:span text:style-name="T286_6"><text:s/>(</text:span><text:span text:style-name="T286_7">п</text:span><text:span text:style-name="T286_8">.<text:s/>9)<text:s/></text:span><text:span text:style-name="T286_9">на</text:span><text:span text:style-name="T286_10"><text:s/></text:span><text:span text:style-name="T286_11">кейтеринг</text:span><text:span text:style-name="T286_12">-</text:span><text:span text:style-name="T286_13">площадках</text:span><text:span text:style-name="T286_14">:</text:span></text:p>
            <text:p text:style-name="P287"><text:span text:style-name="T287_1">-</text:span><text:span text:style-name="T287_2"><text:s text:c="10"/></text:span><text:span text:style-name="T287_3">корпоративных</text:span></text:p>
            <text:p text:style-name="P288"><text:span text:style-name="T288_1">-</text:span><text:span text:style-name="T288_2"><text:s text:c="10"/></text:span><text:span text:style-name="T288_3">муниципальных</text:span></text:p>
            <text:p text:style-name="P289"><text:span text:style-name="T289_1">-</text:span><text:span text:style-name="T289_2"><text:s text:c="10"/></text:span><text:span text:style-name="T289_3">ярмарочных</text:span></text:p>
            <text:p text:style-name="P290"><text:span text:style-name="T290_1">-</text:span><text:span text:style-name="T290_2"><text:s text:c="10"/></text:span><text:span text:style-name="T290_3">фесты</text:span><text:span text:style-name="T290_4"><text:s/>(-</text:span><text:span text:style-name="T290_5">фестивали</text:span><text:span text:style-name="T290_6">,<text:s/>-<text:s/></text:span><text:span text:style-name="T290_7">места</text:span><text:span text:style-name="T290_8"><text:s/></text:span><text:span text:style-name="T290_9">отдыха</text:span><text:span text:style-name="T290_10">,<text:s/>-<text:s/></text:span><text:span text:style-name="T290_11">массовые</text:span><text:span text:style-name="T290_12"><text:s/></text:span><text:span text:style-name="T290_13">мероприятия</text:span><text:span text:style-name="T290_14">,<text:s/></text:span><text:span text:style-name="T290_15">и</text:span><text:span text:style-name="T290_16"><text:s/></text:span><text:span text:style-name="T290_17">др</text:span><text:span text:style-name="T290_18">.)</text:span></text:p>
            <text:p text:style-name="P291"><text:span text:style-name="T291_1">2.</text:span><text:span text:style-name="T291_2"><text:s text:c="6"/></text:span><text:span text:style-name="T291_3">Франчайзинг</text:span><text:span text:style-name="T291_4"><text:s/>–<text:s/></text:span><text:span text:style-name="T291_5">в</text:span><text:span text:style-name="T291_6"><text:s/></text:span><text:span text:style-name="T291_7">вариантах</text:span></text:p>
            <text:p text:style-name="P292"><text:span text:style-name="T292_1">-</text:span><text:span text:style-name="T292_2"><text:s text:c="10"/></text:span><text:span text:style-name="T292_3">ноу</text:span><text:span text:style-name="T292_4">-</text:span><text:span text:style-name="T292_5">хау</text:span></text:p>
            <text:p text:style-name="P293"><text:span text:style-name="T293_1">-</text:span><text:span text:style-name="T293_2"><text:s text:c="10"/></text:span><text:span text:style-name="T293_3">технологий</text:span><text:span text:style-name="T293_4"><text:s/></text:span><text:span text:style-name="T293_5">и</text:span><text:span text:style-name="T293_6"><text:s/></text:span><text:span text:style-name="T293_7">оборудования</text:span></text:p>
            <text:p text:style-name="P294"><text:span text:style-name="T294_1">-</text:span><text:span text:style-name="T294_2"><text:s text:c="10"/></text:span><text:span text:style-name="T294_3">бизнеса</text:span><text:span text:style-name="T294_4"><text:s/></text:span><text:span text:style-name="T294_5">и</text:span><text:span text:style-name="T294_6"><text:s/></text:span><text:span text:style-name="T294_7">экосистемы</text:span></text:p>
          </table:table-cell>
          <table:table-cell table:style-name="Cell33">
            <text:p text:style-name="P295"><text:span text:style-name="T295_1">То</text:span><text:span text:style-name="T295_2"><text:s/></text:span><text:span text:style-name="T295_3">же</text:span><text:span text:style-name="T295_4"><text:s/></text:span><text:span text:style-name="T295_5">что</text:span><text:span text:style-name="T295_6"><text:s/></text:span><text:span text:style-name="T295_7">см</text:span><text:span text:style-name="T295_8">.</text:span><text:span text:style-name="T295_9">п</text:span><text:span text:style-name="T295_10">.9</text:span></text:p>
            <text:p text:style-name="P296"><text:span text:style-name="T296_1">Зарабатывание</text:span><text:span text:style-name="T296_2"><text:s/></text:span><text:span text:style-name="T296_3">на</text:span><text:span text:style-name="T296_4">:</text:span></text:p>
            <text:p text:style-name="P297"><text:span text:style-name="T297_1">1.<text:s text:c="2"/></text:span><text:span text:style-name="T297_2">Франчайзинг</text:span></text:p>
            <text:p text:style-name="P298"><text:span text:style-name="T298_1">2.</text:span><text:span text:style-name="T298_2"><text:s text:c="6"/></text:span><text:span text:style-name="T298_3">Лизинг</text:span><text:span text:style-name="T298_4"><text:s/></text:span><text:span text:style-name="T298_5">оборудования</text:span></text:p>
            <text:p text:style-name="P299"><text:span text:style-name="T299_1">3.</text:span><text:span text:style-name="T299_2"><text:s text:c="6"/></text:span><text:span text:style-name="T299_3">Сервисы</text:span><text:span text:style-name="T299_4"><text:s/></text:span><text:span text:style-name="T299_5">экосистемы</text:span></text:p>
            <text:p text:style-name="P300"><text:span text:style-name="T300_1">4.</text:span><text:span text:style-name="T300_2"><text:s text:c="6"/></text:span><text:span text:style-name="T300_3">Инвест</text:span><text:span text:style-name="T300_4">.<text:s/></text:span><text:span text:style-name="T300_5">кредитование</text:span><text:span text:style-name="T300_6"><text:s/></text:span><text:span text:style-name="T300_7">новых</text:span><text:span text:style-name="T300_8"><text:s/></text:span><text:span text:style-name="T300_9">точек</text:span></text:p>
            <text:p text:style-name="P301"><text:span text:style-name="T301_1">5.</text:span><text:span text:style-name="T301_2"><text:s text:c="6"/></text:span><text:span text:style-name="T301_3">Локализация</text:span><text:span text:style-name="T301_4">,<text:s/></text:span><text:span text:style-name="T301_5">адаптация</text:span><text:span text:style-name="T301_6">,<text:s/></text:span><text:span text:style-name="T301_7">промоушн</text:span></text:p>
          </table:table-cell>
        </table:table-row>
        <table:table-row table:style-name="Row12">
          <table:table-cell table:style-name="Cell34">
            <text:p text:style-name="P302"><text:span text:style-name="T302_1">11.</text:span><text:span text:style-name="T302_2"><text:s text:c="14"/></text:span><text:span text:style-name="T302_3">Создание</text:span><text:span text:style-name="T302_4"><text:s/></text:span><text:span text:style-name="T302_5">мануфактурных</text:span><text:span text:style-name="T302_6"><text:s/></text:span><text:span text:style-name="T302_7">производств</text:span><text:span text:style-name="T302_8"><text:s/></text:span><text:span text:style-name="T302_9">эко</text:span><text:span text:style-name="T302_10">+</text:span><text:span text:style-name="T302_11">эко</text:span><text:span text:style-name="T302_12"><text:s/></text:span><text:span text:style-name="T302_13">агропродукции</text:span><text:span text:style-name="T302_14"><text:s/>(</text:span><text:span text:style-name="T302_15">экологичной</text:span><text:span text:style-name="T302_16">+</text:span><text:span text:style-name="T302_17">экономкласса</text:span><text:span text:style-name="T302_18">)</text:span></text:p>
          </table:table-cell>
          <table:table-cell table:style-name="Cell35">
            <text:p text:style-name="P303"><text:span text:style-name="T303_1">1.</text:span><text:span text:style-name="T303_2"><text:s text:c="6"/></text:span><text:span text:style-name="T303_3">Производства</text:span><text:span text:style-name="T303_4">:</text:span></text:p>
            <text:p text:style-name="P304"><text:span text:style-name="T304_1">-</text:span><text:span text:style-name="T304_2"><text:s text:c="10"/></text:span><text:span text:style-name="T304_3">вегетарии</text:span><text:span text:style-name="T304_4"><text:s/>-<text:s/></text:span><text:span text:style-name="T304_5">овощи</text:span><text:span text:style-name="T304_6"><text:s/></text:span><text:span text:style-name="T304_7">и</text:span><text:span text:style-name="T304_8"><text:s/></text:span><text:span text:style-name="T304_9">зелень</text:span><text:span text:style-name="T304_10">:<text:s/></text:span><text:span text:style-name="T304_11">круглосуточно</text:span><text:span text:style-name="T304_12">-</text:span><text:span text:style-name="T304_13">и</text:span><text:span text:style-name="T304_14">-</text:span><text:span text:style-name="T304_15">круглогодично</text:span></text:p>
            <text:p text:style-name="P305"><text:span text:style-name="T305_1">-</text:span><text:span text:style-name="T305_2"><text:s text:c="10"/></text:span><text:span text:style-name="T305_3">вегетарии</text:span><text:span text:style-name="T305_4"><text:s/>–<text:s/></text:span><text:span text:style-name="T305_5">зелёная</text:span><text:span text:style-name="T305_6"><text:s/></text:span><text:span text:style-name="T305_7">масса</text:span><text:span text:style-name="T305_8"><text:s/></text:span><text:span text:style-name="T305_9">для</text:span><text:span text:style-name="T305_10"><text:s/></text:span><text:span text:style-name="T305_11">животных</text:span><text:span text:style-name="T305_12"><text:s/></text:span><text:span text:style-name="T305_13">и</text:span><text:span text:style-name="T305_14"><text:s/></text:span><text:span text:style-name="T305_15">птиц</text:span><text:span text:style-name="T305_16"><text:s/></text:span><text:span text:style-name="T305_17">на</text:span><text:span text:style-name="T305_18"><text:s/></text:span><text:span text:style-name="T305_19">корма</text:span></text:p>
            <text:p text:style-name="P306"><text:span text:style-name="T306_1">-</text:span><text:span text:style-name="T306_2"><text:s text:c="10"/></text:span><text:span text:style-name="T306_3">КУК</text:span><text:span text:style-name="T306_4">-</text:span><text:span text:style-name="T306_5">мини</text:span><text:span text:style-name="T306_6">-</text:span><text:span text:style-name="T306_7">фермы</text:span></text:p>
            <text:p text:style-name="P307"><text:span text:style-name="T307_1">-</text:span><text:span text:style-name="T307_2"><text:s text:c="10"/></text:span><text:span text:style-name="T307_3">бесстойловое</text:span><text:span text:style-name="T307_4"><text:s/></text:span><text:span text:style-name="T307_5">содержание</text:span><text:span text:style-name="T307_6"><text:s/></text:span><text:span text:style-name="T307_7">КРС</text:span></text:p>
            <text:p text:style-name="P308"><text:span text:style-name="T308_1">2.</text:span><text:span text:style-name="T308_2"><text:s text:c="6"/></text:span><text:span text:style-name="T308_3">Для</text:span><text:span text:style-name="T308_4">:</text:span></text:p>
            <text:p text:style-name="P309"><text:span text:style-name="T309_1">2.1.</text:span><text:span text:style-name="T309_2"><text:s text:c="3"/></text:span><text:span text:style-name="T309_3">собственное</text:span><text:span text:style-name="T309_4"><text:s/></text:span><text:span text:style-name="T309_5">производство</text:span></text:p>
            <text:p text:style-name="P310"><text:span text:style-name="T310_1">2.2.</text:span><text:span text:style-name="T310_2"><text:s text:c="3"/></text:span><text:span text:style-name="T310_3">корпоративные</text:span><text:span text:style-name="T310_4"><text:s/></text:span><text:span text:style-name="T310_5">потребительские</text:span><text:span text:style-name="T310_6"><text:s/></text:span><text:span text:style-name="T310_7">общества</text:span></text:p>
            <text:p text:style-name="P311"><text:span text:style-name="T311_1">2.3.</text:span><text:span text:style-name="T311_2"><text:s text:c="3"/></text:span><text:span text:style-name="T311_3">сезонная</text:span><text:span text:style-name="T311_4"><text:s/></text:span><text:span text:style-name="T311_5">потреб</text:span><text:span text:style-name="T311_6">.<text:s/></text:span><text:span text:style-name="T311_7">кооперация</text:span></text:p>
          </table:table-cell>
          <table:table-cell table:style-name="Cell36">
            <text:p text:style-name="P312"><text:span text:style-name="T312_1">Для</text:span><text:span text:style-name="T312_2"><text:s/></text:span><text:span text:style-name="T312_3">локальных</text:span><text:span text:style-name="T312_4"><text:s/></text:span><text:span text:style-name="T312_5">проектов</text:span><text:span text:style-name="T312_6"><text:s/>–<text:s/></text:span><text:span text:style-name="T312_7">достаточно</text:span><text:span text:style-name="T312_8"><text:s/></text:span><text:span text:style-name="T312_9">не</text:span><text:span text:style-name="T312_10"><text:s/></text:span><text:span text:style-name="T312_11">индустриальных</text:span><text:span text:style-name="T312_12">,<text:s/></text:span><text:span text:style-name="T312_13">а</text:span><text:span text:style-name="T312_14"><text:s/></text:span><text:span text:style-name="T312_15">мануфактурных</text:span><text:span text:style-name="T312_16"><text:s/></text:span><text:span text:style-name="T312_17">производств</text:span><text:span text:style-name="T312_18"><text:s/></text:span><text:span text:style-name="T312_19">с</text:span><text:span text:style-name="T312_20"><text:s/></text:span><text:span text:style-name="T312_21">резервом</text:span><text:span text:style-name="T312_22"><text:s/></text:span><text:span text:style-name="T312_23">производственной</text:span><text:span text:style-name="T312_24"><text:s/></text:span><text:span text:style-name="T312_25">мощности</text:span><text:span text:style-name="T312_26"><text:s/>+<text:s/>100%<text:s/></text:span><text:span text:style-name="T312_27">к</text:span><text:span text:style-name="T312_28"><text:s/></text:span><text:span text:style-name="T312_29">собственным</text:span><text:span text:style-name="T312_30"><text:s/></text:span><text:span text:style-name="T312_31">потребностям</text:span></text:p>
            <text:p text:style-name="P313"><text:span text:style-name="T313_1">Реализация</text:span><text:span text:style-name="T313_2"><text:s/></text:span><text:span text:style-name="T313_3">потребительским</text:span><text:span text:style-name="T313_4"><text:s/></text:span><text:span text:style-name="T313_5">сообществам</text:span><text:span text:style-name="T313_6">.</text:span></text:p>
            <text:p text:style-name="P314"><text:span text:style-name="T314_1">Ёмкость</text:span><text:span text:style-name="T314_2"><text:s/></text:span><text:span text:style-name="T314_3">мануфактурных</text:span><text:span text:style-name="T314_4"><text:s/></text:span><text:span text:style-name="T314_5">производств</text:span><text:span text:style-name="T314_6">:<text:s/></text:span><text:span text:style-name="T314_7">можно</text:span><text:span text:style-name="T314_8"><text:s/></text:span><text:span text:style-name="T314_9">оценить</text:span><text:span text:style-name="T314_10"><text:s/></text:span><text:span text:style-name="T314_11">исходя</text:span><text:span text:style-name="T314_12"><text:s/></text:span><text:span text:style-name="T314_13">из</text:span><text:span text:style-name="T314_14"><text:s/></text:span><text:span text:style-name="T314_15">количества</text:span><text:span text:style-name="T314_16"><text:s/></text:span><text:span text:style-name="T314_17">малых</text:span><text:span text:style-name="T314_18"><text:s/></text:span><text:span text:style-name="T314_19">поселений</text:span><text:span text:style-name="T314_20"><text:s/>(</text:span><text:span text:style-name="T314_21">Россия</text:span><text:span text:style-name="T314_22"><text:s/>–<text:s/>155<text:s/>000,<text:s/></text:span><text:span text:style-name="T314_23">Украина</text:span><text:span text:style-name="T314_24"><text:s/>–<text:s/>50<text:s/>000,<text:s/></text:span><text:span text:style-name="T314_25">Беларусь</text:span><text:span text:style-name="T314_26"><text:s/>–<text:s/>15<text:s/>000,<text:s/></text:span><text:span text:style-name="T314_27">Казахстан</text:span><text:span text:style-name="T314_28"><text:s/>–<text:s/>20<text:s/>000),<text:s/></text:span><text:span text:style-name="T314_29">минимум</text:span><text:span text:style-name="T314_30"><text:s/></text:span><text:span text:style-name="T314_31">х</text:span><text:span text:style-name="T314_32"><text:s/>1<text:s/></text:span><text:span text:style-name="T314_33">мануфактурное</text:span><text:span text:style-name="T314_34"><text:s/></text:span><text:span text:style-name="T314_35">производство</text:span><text:span text:style-name="T314_36"><text:s/>/<text:s/></text:span><text:span text:style-name="T314_37">на</text:span><text:span text:style-name="T314_38"><text:s/>1<text:s/></text:span><text:span text:style-name="T314_39">поселение</text:span></text:p>
            <text:p text:style-name="P315"><text:span text:style-name="T315_1">Сезонная</text:span><text:span text:style-name="T315_2"><text:s/></text:span><text:span text:style-name="T315_3">потреб</text:span><text:span text:style-name="T315_4">.<text:s/></text:span><text:span text:style-name="T315_5">кооперация</text:span><text:span text:style-name="T315_6">:<text:s/></text:span><text:span text:style-name="T315_7">заказ</text:span><text:span text:style-name="T315_8"><text:s/></text:span><text:span text:style-name="T315_9">ПО</text:span><text:span text:style-name="T315_10"><text:s/></text:span><text:span text:style-name="T315_11">заказнОго</text:span><text:span text:style-name="T315_12"><text:s/></text:span><text:span text:style-name="T315_13">выращивания</text:span><text:span text:style-name="T315_14"><text:s/></text:span><text:span text:style-name="T315_15">продукции</text:span><text:span text:style-name="T315_16">,<text:s/></text:span><text:span text:style-name="T315_17">на</text:span><text:span text:style-name="T315_18"><text:s/></text:span><text:span text:style-name="T315_19">принципах</text:span><text:span text:style-name="T315_20"><text:s/></text:span><text:span text:style-name="T315_21">СРП</text:span><text:span text:style-name="T315_22"><text:s/>(</text:span><text:span text:style-name="T315_23">соглашения</text:span><text:span text:style-name="T315_24"><text:s/></text:span><text:span text:style-name="T315_25">о</text:span><text:span text:style-name="T315_26"><text:s/></text:span><text:span text:style-name="T315_27">разделе</text:span><text:span text:style-name="T315_28"><text:s/></text:span><text:span text:style-name="T315_29">продукции</text:span><text:span text:style-name="T315_30">)</text:span></text:p>
          </table:table-cell>
        </table:table-row>
        <table:table-row table:style-name="Row13">
          <table:table-cell table:style-name="Cell37">
            <text:p text:style-name="P316"><text:span text:style-name="T316_1">12.</text:span><text:span text:style-name="T316_2"><text:s text:c="14"/></text:span><text:span text:style-name="T316_3">Создание</text:span><text:span text:style-name="T316_4"><text:s/>(11)<text:s/></text:span><text:span text:style-name="T316_5">как</text:span><text:span text:style-name="T316_6"><text:s/></text:span><text:span text:style-name="T316_7">кооперативных</text:span><text:span text:style-name="T316_8"><text:s/></text:span><text:span text:style-name="T316_9">поместий</text:span></text:p>
          </table:table-cell>
          <table:table-cell table:style-name="Cell38">
            <text:p text:style-name="P317"><text:span text:style-name="T317_1">1.</text:span><text:span text:style-name="T317_2"><text:s text:c="6"/></text:span><text:span text:style-name="T317_3">Для</text:span><text:span text:style-name="T317_4">:</text:span></text:p>
            <text:p text:style-name="P318"><text:span text:style-name="T318_1">-</text:span><text:span text:style-name="T318_2"><text:s text:c="10"/></text:span><text:span text:style-name="T318_3">собственное</text:span><text:span text:style-name="T318_4"><text:s/></text:span><text:span text:style-name="T318_5">производство</text:span></text:p>
            <text:p text:style-name="P319"><text:span text:style-name="T319_1">-</text:span><text:span text:style-name="T319_2"><text:s text:c="10"/></text:span><text:span text:style-name="T319_3">корпоративные</text:span><text:span text:style-name="T319_4"><text:s/></text:span><text:span text:style-name="T319_5">потребительские</text:span><text:span text:style-name="T319_6"><text:s/></text:span><text:span text:style-name="T319_7">общества</text:span></text:p>
            <text:p text:style-name="P320"><text:span text:style-name="T320_1">-</text:span><text:span text:style-name="T320_2"><text:s text:c="10"/></text:span><text:span text:style-name="T320_3">сезонная</text:span><text:span text:style-name="T320_4"><text:s/></text:span><text:span text:style-name="T320_5">потреб</text:span><text:span text:style-name="T320_6">.<text:s/></text:span><text:span text:style-name="T320_7">кооперация</text:span></text:p>
            <text:p text:style-name="P321"><text:span text:style-name="T321_1">2.</text:span><text:span text:style-name="T321_2"><text:s text:c="6"/></text:span><text:span text:style-name="T321_3">+<text:s/>10<text:s/></text:span><text:span text:style-name="T321_4">видов</text:span><text:span text:style-name="T321_5"><text:s/></text:span><text:span text:style-name="T321_6">туризма</text:span><text:span text:style-name="T321_7"><text:s/>(</text:span><text:span text:style-name="T321_8">и</text:span><text:span text:style-name="T321_9"><text:s/></text:span><text:span text:style-name="T321_10">кооперативно</text:span><text:span text:style-name="T321_11">-</text:span><text:span text:style-name="T321_12">потребительского</text:span><text:span text:style-name="T321_13">,<text:s/></text:span><text:span text:style-name="T321_14">и</text:span><text:span text:style-name="T321_15"><text:s/></text:span><text:span text:style-name="T321_16">импорта</text:span><text:span text:style-name="T321_17"><text:s/></text:span><text:span text:style-name="T321_18">туристов</text:span><text:span text:style-name="T321_19"><text:s/></text:span><text:span text:style-name="T321_20">в</text:span><text:span text:style-name="T321_21"><text:s/></text:span><text:span text:style-name="T321_22">локацию</text:span><text:span text:style-name="T321_23">)</text:span></text:p>
          </table:table-cell>
          <table:table-cell table:style-name="Cell39">
            <text:p text:style-name="P322"><text:span text:style-name="T322_1">Кооперативное</text:span><text:span text:style-name="T322_2"><text:s/></text:span><text:span text:style-name="T322_3">поместье</text:span><text:span text:style-name="T322_4"><text:s/>=<text:s/>«</text:span><text:span text:style-name="T322_5">кибуц</text:span><text:span text:style-name="T322_6">/</text:span><text:span text:style-name="T322_7">колхоз</text:span><text:span text:style-name="T322_8">»<text:s/>«</text:span><text:span text:style-name="T322_9">город</text:span><text:span text:style-name="T322_10">-</text:span><text:span text:style-name="T322_11">деревня</text:span><text:span text:style-name="T322_12">»</text:span></text:p>
            <text:p text:style-name="P323"><text:span text:style-name="T323_1"><text:s/></text:span></text:p>
            <text:p text:style-name="P324"><text:span text:style-name="T324_1">Виды</text:span><text:span text:style-name="T324_2"><text:s/></text:span><text:span text:style-name="T324_3">туризмов</text:span><text:span text:style-name="T324_4">:</text:span></text:p>
            <text:p text:style-name="P325"><text:span text:style-name="T325_1">1.</text:span><text:span text:style-name="T325_2"><text:s text:c="6"/></text:span><text:span text:style-name="T325_3">Выходного</text:span><text:span text:style-name="T325_4"><text:s/></text:span><text:span text:style-name="T325_5">дня</text:span></text:p>
            <text:p text:style-name="P326"><text:span text:style-name="T326_1">2.</text:span><text:span text:style-name="T326_2"><text:s text:c="6"/></text:span><text:span text:style-name="T326_3">т</text:span><text:span text:style-name="T326_4">.</text:span><text:span text:style-name="T326_5">н</text:span><text:span text:style-name="T326_6">.<text:s/>«</text:span><text:span text:style-name="T326_7">Промышленный</text:span><text:span text:style-name="T326_8"><text:s/></text:span><text:span text:style-name="T326_9">туризм</text:span><text:span text:style-name="T326_10">»</text:span></text:p>
            <text:p text:style-name="P327"><text:span text:style-name="T327_1">3.</text:span><text:span text:style-name="T327_2"><text:s text:c="6"/></text:span><text:span text:style-name="T327_3">Этно</text:span><text:span text:style-name="T327_4">-</text:span><text:span text:style-name="T327_5">туризм</text:span></text:p>
            <text:p text:style-name="P328"><text:span text:style-name="T328_1">4.</text:span><text:span text:style-name="T328_2"><text:s text:c="6"/></text:span><text:span text:style-name="T328_3">Эко</text:span><text:span text:style-name="T328_4">-</text:span><text:span text:style-name="T328_5">туризм</text:span></text:p>
            <text:p text:style-name="P329"><text:span text:style-name="T329_1">5.</text:span><text:span text:style-name="T329_2"><text:s text:c="6"/></text:span><text:span text:style-name="T329_3">Каникулярный</text:span><text:span text:style-name="T329_4"><text:s/></text:span><text:span text:style-name="T329_5">туризм</text:span></text:p>
            <text:p text:style-name="P330"><text:span text:style-name="T330_1">6.</text:span><text:span text:style-name="T330_2"><text:s text:c="6"/></text:span><text:span text:style-name="T330_3">Дауншифт</text:span><text:span text:style-name="T330_4">-</text:span><text:span text:style-name="T330_5">туризм</text:span></text:p>
            <text:p text:style-name="P331"><text:span text:style-name="T331_1">7.</text:span><text:span text:style-name="T331_2"><text:s text:c="6"/></text:span><text:span text:style-name="T331_3">«</text:span><text:span text:style-name="T331_4">Школа</text:span><text:span text:style-name="T331_5"><text:s/></text:span><text:span text:style-name="T331_6">Тома</text:span><text:span text:style-name="T331_7"><text:s/></text:span><text:span text:style-name="T331_8">Сойера</text:span><text:span text:style-name="T331_9">»</text:span></text:p>
            <text:p text:style-name="P332"><text:span text:style-name="T332_1">8.</text:span><text:span text:style-name="T332_2"><text:s text:c="6"/></text:span><text:span text:style-name="T332_3">Семейный</text:span><text:span text:style-name="T332_4"><text:s/></text:span><text:span text:style-name="T332_5">туризм</text:span><text:span text:style-name="T332_6">-</text:span><text:span text:style-name="T332_7">отдых</text:span></text:p>
            <text:p text:style-name="P333"><text:span text:style-name="T333_1">9.</text:span><text:span text:style-name="T333_2"><text:s text:c="6"/></text:span><text:span text:style-name="T333_3">«</text:span><text:span text:style-name="T333_4">Туризм</text:span><text:span text:style-name="T333_5">-</text:span><text:span text:style-name="T333_6">на</text:span><text:span text:style-name="T333_7">-</text:span><text:span text:style-name="T333_8">самоокупаемости</text:span><text:span text:style-name="T333_9">»</text:span></text:p>
            <text:p text:style-name="P334"><text:span text:style-name="T334_1">10.</text:span><text:span text:style-name="T334_2"><text:s text:c="2"/></text:span><text:span text:style-name="T334_3">«</text:span><text:span text:style-name="T334_4">Школа</text:span><text:span text:style-name="T334_5"><text:s/></text:span><text:span text:style-name="T334_6">традиционных</text:span><text:span text:style-name="T334_7"><text:s/></text:span><text:span text:style-name="T334_8">ремёсел</text:span><text:span text:style-name="T334_9">»</text:span></text:p>
          </table:table-cell>
        </table:table-row>
        <table:table-row table:style-name="Row14">
          <table:table-cell table:style-name="Cell40">
            <text:p text:style-name="P335"><text:span text:style-name="T335_1">13.</text:span><text:span text:style-name="T335_2"><text:s text:c="14"/></text:span><text:span text:style-name="T335_3">Повышение</text:span><text:span text:style-name="T335_4"><text:s/></text:span><text:span text:style-name="T335_5">доходности</text:span><text:span text:style-name="T335_6"><text:s/></text:span><text:span text:style-name="T335_7">арендодателей</text:span><text:span text:style-name="T335_8"><text:s/>/<text:s text:c="2"/></text:span><text:span text:style-name="T335_9">переход</text:span><text:span text:style-name="T335_10"><text:s/></text:span><text:span text:style-name="T335_11">с</text:span><text:span text:style-name="T335_12"><text:s/></text:span><text:span text:style-name="T335_13">коммерческого</text:span><text:span text:style-name="T335_14"><text:s/></text:span><text:span text:style-name="T335_15">дохода</text:span><text:span text:style-name="T335_16"><text:s/>–<text:s/></text:span><text:span text:style-name="T335_17">на</text:span><text:span text:style-name="T335_18"><text:s/></text:span><text:span text:style-name="T335_19">дивидендный</text:span><text:span text:style-name="T335_20"><text:s/></text:span><text:span text:style-name="T335_21">доход</text:span></text:p>
          </table:table-cell>
          <table:table-cell table:style-name="Cell41">
            <text:p text:style-name="P336"><text:span text:style-name="T336_1">Отказ</text:span><text:span text:style-name="T336_2"><text:s/></text:span><text:span text:style-name="T336_3">от</text:span><text:span text:style-name="T336_4"><text:s/></text:span><text:span text:style-name="T336_5">арендных</text:span><text:span text:style-name="T336_6"><text:s/></text:span><text:span text:style-name="T336_7">услуг</text:span><text:span text:style-name="T336_8">,<text:s/></text:span><text:span text:style-name="T336_9">как</text:span><text:span text:style-name="T336_10"><text:s/></text:span><text:span text:style-name="T336_11">коммерческих</text:span><text:span text:style-name="T336_12"><text:s/></text:span><text:span text:style-name="T336_13">услуг</text:span><text:span text:style-name="T336_14"><text:s/></text:span><text:span text:style-name="T336_15">с</text:span><text:span text:style-name="T336_16"><text:s/></text:span><text:span text:style-name="T336_17">НДС</text:span><text:span text:style-name="T336_18"><text:s text:c="2"/></text:span><text:span text:style-name="T336_19">др</text:span><text:span text:style-name="T336_20">.<text:s/></text:span><text:span text:style-name="T336_21">обременениями</text:span><text:span text:style-name="T336_22">.</text:span></text:p>
            <text:p text:style-name="P337"><text:span text:style-name="T337_1">Переход</text:span><text:span text:style-name="T337_2"><text:s/></text:span><text:span text:style-name="T337_3">с</text:span><text:span text:style-name="T337_4"><text:s/></text:span><text:span text:style-name="T337_5">коммерческо</text:span><text:span text:style-name="T337_6">-</text:span><text:span text:style-name="T337_7">возмездных</text:span><text:span text:style-name="T337_8"><text:s/>–<text:s/></text:span><text:span text:style-name="T337_9">на</text:span><text:span text:style-name="T337_10"><text:s/></text:span><text:span text:style-name="T337_11">инвестиционные</text:span><text:span text:style-name="T337_12"><text:s/></text:span><text:span text:style-name="T337_13">отношения</text:span><text:span text:style-name="T337_14">.</text:span></text:p>
            <text:p text:style-name="P338"><text:span text:style-name="T338_1">Компенсационное</text:span><text:span text:style-name="T338_2"><text:s/></text:span><text:span text:style-name="T338_3">страхование</text:span><text:span text:style-name="T338_4"><text:s/></text:span><text:span text:style-name="T338_5">инвестиционных</text:span><text:span text:style-name="T338_6"><text:s/></text:span><text:span text:style-name="T338_7">рисков</text:span><text:span text:style-name="T338_8">,<text:s/></text:span><text:span text:style-name="T338_9">как</text:span><text:span text:style-name="T338_10"><text:s/></text:span><text:span text:style-name="T338_11">мера</text:span><text:span text:style-name="T338_12"><text:s/></text:span><text:span text:style-name="T338_13">защиты</text:span><text:span text:style-name="T338_14"><text:s/></text:span><text:span text:style-name="T338_15">стабильности</text:span><text:span text:style-name="T338_16"><text:s/></text:span><text:span text:style-name="T338_17">доходов</text:span><text:span text:style-name="T338_18"><text:s/></text:span><text:span text:style-name="T338_19">выгодополучателя</text:span><text:span text:style-name="T338_20"><text:s/>(</text:span><text:span text:style-name="T338_21">бывшего</text:span><text:span text:style-name="T338_22"><text:s/></text:span><text:span text:style-name="T338_23">арендодателя</text:span><text:span text:style-name="T338_24">).</text:span></text:p>
          </table:table-cell>
          <table:table-cell table:style-name="Cell42">
            <text:p text:style-name="P339"><text:span text:style-name="T339_1">Выплаты</text:span><text:span text:style-name="T339_2"><text:s/></text:span><text:span text:style-name="T339_3">роялти</text:span><text:span text:style-name="T339_4"><text:s/></text:span><text:span text:style-name="T339_5">и</text:span><text:span text:style-name="T339_6"><text:s/></text:span><text:span text:style-name="T339_7">дивидендов</text:span><text:span text:style-name="T339_8"><text:s/>–<text:s/></text:span><text:span text:style-name="T339_9">как</text:span><text:span text:style-name="T339_10"><text:s/></text:span><text:span text:style-name="T339_11">доходы</text:span><text:span text:style-name="T339_12">,<text:s/></text:span><text:span text:style-name="T339_13">имеющие</text:span><text:span text:style-name="T339_14"><text:s/></text:span><text:span text:style-name="T339_15">в</text:span><text:span text:style-name="T339_16"><text:s/>2-4<text:s/></text:span><text:span text:style-name="T339_17">раза</text:span><text:span text:style-name="T339_18"><text:s/></text:span><text:span text:style-name="T339_19">мЕньший</text:span><text:span text:style-name="T339_20"><text:s/></text:span><text:span text:style-name="T339_21">налоговый</text:span><text:span text:style-name="T339_22"><text:s/></text:span><text:span text:style-name="T339_23">пресс</text:span><text:span text:style-name="T339_24">,<text:s/></text:span><text:span text:style-name="T339_25">и</text:span><text:span text:style-name="T339_26"><text:s/></text:span><text:span text:style-name="T339_27">соответственно</text:span><text:span text:style-name="T339_28">,<text:s/></text:span><text:span text:style-name="T339_29">на</text:span><text:span text:style-name="T339_30"><text:s/>15-25%<text:s text:c="2"/></text:span><text:span text:style-name="T339_31">бОльшую</text:span><text:span text:style-name="T339_32"><text:s/></text:span><text:span text:style-name="T339_33">чистую</text:span><text:span text:style-name="T339_34"><text:s/></text:span><text:span text:style-name="T339_35">доходность</text:span><text:span text:style-name="T339_36">.</text:span></text:p>
            <text:p text:style-name="P340"><text:span text:style-name="T340_1"><text:s/></text:span></text:p>
          </table:table-cell>
        </table:table-row>
        <table:table-row table:style-name="Row15">
          <table:table-cell table:style-name="Cell43">
            <text:p text:style-name="P341"><text:span text:style-name="T341_1">14.</text:span><text:span text:style-name="T341_2"><text:s text:c="14"/></text:span><text:span text:style-name="T341_3">Исключение</text:span><text:span text:style-name="T341_4"><text:s/></text:span><text:span text:style-name="T341_5">НДС</text:span><text:span text:style-name="T341_6">-</text:span><text:span text:style-name="T341_7">оборота</text:span><text:span text:style-name="T341_8"><text:s/></text:span><text:span text:style-name="T341_9">из</text:span><text:span text:style-name="T341_10"><text:s/></text:span><text:span text:style-name="T341_11">бизнес</text:span><text:span text:style-name="T341_12">-</text:span><text:span text:style-name="T341_13">процесса</text:span><text:span text:style-name="T341_14">:<text:s/></text:span><text:span text:style-name="T341_15">замещение</text:span><text:span text:style-name="T341_16"><text:s/></text:span><text:span text:style-name="T341_17">на</text:span><text:span text:style-name="T341_18"><text:s/></text:span><text:span text:style-name="T341_19">безНДС</text:span><text:span text:style-name="T341_20">-</text:span><text:span text:style-name="T341_21">ный</text:span><text:span text:style-name="T341_22"><text:s/></text:span><text:span text:style-name="T341_23">оборот</text:span></text:p>
          </table:table-cell>
          <table:table-cell table:style-name="Cell44">
            <text:p text:style-name="P342"><text:span text:style-name="T342_1">Изменение</text:span><text:span text:style-name="T342_2"><text:s/></text:span><text:span text:style-name="T342_3">модели</text:span><text:span text:style-name="T342_4"><text:s/></text:span><text:span text:style-name="T342_5">взаимодействия</text:span><text:span text:style-name="T342_6"><text:s/>«</text:span><text:span text:style-name="T342_7">аутсорсер</text:span><text:span text:style-name="T342_8"><text:s/></text:span><text:span text:style-name="T342_9">vs</text:span><text:span text:style-name="T342_10"><text:s/></text:span><text:span text:style-name="T342_11">арендодатель</text:span><text:span text:style-name="T342_12">»<text:s/></text:span><text:span text:style-name="T342_13">и</text:span><text:span text:style-name="T342_14"><text:s/>«</text:span><text:span text:style-name="T342_15">аутсорсер</text:span><text:span text:style-name="T342_16"><text:s/></text:span><text:span text:style-name="T342_17">vs</text:span><text:span text:style-name="T342_18"><text:s/></text:span><text:span text:style-name="T342_19">корпоративный</text:span><text:span text:style-name="T342_20"><text:s/></text:span><text:span text:style-name="T342_21">коллективный</text:span><text:span text:style-name="T342_22"><text:s/></text:span><text:span text:style-name="T342_23">клиент</text:span><text:span text:style-name="T342_24">»</text:span></text:p>
            <text:p text:style-name="P343"><text:span text:style-name="T343_1">Как</text:span><text:span text:style-name="T343_2"><text:s/></text:span><text:span text:style-name="T343_3">результат</text:span><text:span text:style-name="T343_4">,<text:s/></text:span><text:span text:style-name="T343_5">приведение</text:span><text:span text:style-name="T343_6"><text:s/></text:span><text:span text:style-name="T343_7">параметров</text:span><text:span text:style-name="T343_8"><text:s/></text:span><text:span text:style-name="T343_9">бизнесов</text:span><text:span text:style-name="T343_10"><text:s/></text:span><text:span text:style-name="T343_11">под</text:span><text:span text:style-name="T343_12"><text:s/></text:span><text:span text:style-name="T343_13">требования</text:span><text:span text:style-name="T343_14"><text:s/></text:span><text:span text:style-name="T343_15">и</text:span><text:span text:style-name="T343_16"><text:s/></text:span><text:span text:style-name="T343_17">ограничения</text:span><text:span text:style-name="T343_18"><text:s/></text:span><text:span text:style-name="T343_19">применения</text:span><text:span text:style-name="T343_20"><text:s/></text:span><text:span text:style-name="T343_21">УСНО</text:span><text:span text:style-name="T343_22">.</text:span></text:p>
          </table:table-cell>
          <table:table-cell table:style-name="Cell45">
            <text:p text:style-name="P344"><text:span text:style-name="T344_1">Сокращение</text:span><text:span text:style-name="T344_2"><text:s/></text:span><text:span text:style-name="T344_3">расходов</text:span><text:span text:style-name="T344_4"><text:s/></text:span><text:span text:style-name="T344_5">на</text:span><text:span text:style-name="T344_6"><text:s/>8-12%<text:s/></text:span><text:span text:style-name="T344_7">с</text:span><text:span text:style-name="T344_8"><text:s/></text:span><text:span text:style-name="T344_9">оборота</text:span><text:span text:style-name="T344_10">.</text:span></text:p>
            <text:p text:style-name="P345"><text:span text:style-name="T345_1">Повышение</text:span><text:span text:style-name="T345_2"><text:s/></text:span><text:span text:style-name="T345_3">фактической</text:span><text:span text:style-name="T345_4"><text:s/></text:span><text:span text:style-name="T345_5">прибыльности</text:span><text:span text:style-name="T345_6"><text:s/></text:span><text:span text:style-name="T345_7">на</text:span><text:span text:style-name="T345_8"><text:s/>15-20%.</text:span></text:p>
            <text:p text:style-name="P346"><text:span text:style-name="T346_1">Возможность</text:span><text:span text:style-name="T346_2"><text:s/></text:span><text:span text:style-name="T346_3">снижения</text:span><text:span text:style-name="T346_4"><text:s/></text:span><text:span text:style-name="T346_5">исх</text:span><text:span text:style-name="T346_6">.</text:span><text:span text:style-name="T346_7">цен</text:span><text:span text:style-name="T346_8"><text:s/>(</text:span><text:span text:style-name="T346_9">и</text:span><text:span text:style-name="T346_10"><text:s/></text:span><text:span text:style-name="T346_11">роста</text:span><text:span text:style-name="T346_12"><text:s/></text:span><text:span text:style-name="T346_13">спроса</text:span><text:span text:style-name="T346_14"><text:s/></text:span><text:span text:style-name="T346_15">и</text:span><text:span text:style-name="T346_16"><text:s/></text:span><text:span text:style-name="T346_17">доступности</text:span><text:span text:style-name="T346_18"><text:s/></text:span><text:span text:style-name="T346_19">покупок</text:span><text:span text:style-name="T346_20"><text:s/></text:span><text:span text:style-name="T346_21">для</text:span><text:span text:style-name="T346_22"><text:s/></text:span><text:span text:style-name="T346_23">розничных</text:span><text:span text:style-name="T346_24"><text:s/></text:span><text:span text:style-name="T346_25">клиентов</text:span><text:span text:style-name="T346_26">),<text:s/></text:span><text:span text:style-name="T346_27">как</text:span><text:span text:style-name="T346_28"><text:s/></text:span><text:span text:style-name="T346_29">способ</text:span><text:span text:style-name="T346_30"><text:s/></text:span><text:span text:style-name="T346_31">применения</text:span><text:span text:style-name="T346_32"><text:s/></text:span><text:span text:style-name="T346_33">выгоды</text:span><text:span text:style-name="T346_34"><text:s/></text:span><text:span text:style-name="T346_35">от</text:span><text:span text:style-name="T346_36"><text:s/></text:span><text:span text:style-name="T346_37">перехода</text:span><text:span text:style-name="T346_38"><text:s/></text:span><text:span text:style-name="T346_39">с</text:span><text:span text:style-name="T346_40"><text:s/></text:span><text:span text:style-name="T346_41">ОНР</text:span><text:span text:style-name="T346_42"><text:s/></text:span><text:span text:style-name="T346_43">на</text:span><text:span text:style-name="T346_44"><text:s/></text:span><text:span text:style-name="T346_45">УСНО</text:span><text:span text:style-name="T346_46">.</text:span></text:p>
          </table:table-cell>
        </table:table-row>
        <table:table-row table:style-name="Row16">
          <table:table-cell table:style-name="Cell46">
            <text:p text:style-name="P347"><text:span text:style-name="T347_1">15.</text:span><text:span text:style-name="T347_2"><text:s text:c="14"/></text:span><text:span text:style-name="T347_3">Компенсационное</text:span><text:span text:style-name="T347_4"><text:s/></text:span><text:span text:style-name="T347_5">зарплатозамещение</text:span><text:span text:style-name="T347_6">»</text:span></text:p>
          </table:table-cell>
          <table:table-cell table:style-name="Cell47">
            <text:p text:style-name="P348"><text:span text:style-name="T348_1">Отказ</text:span><text:span text:style-name="T348_2"><text:s/></text:span><text:span text:style-name="T348_3">от</text:span><text:span text:style-name="T348_4"><text:s/></text:span><text:span text:style-name="T348_5">возмещений</text:span><text:span text:style-name="T348_6"><text:s/></text:span><text:span text:style-name="T348_7">персоналу</text:span><text:span text:style-name="T348_8"><text:s/>(</text:span><text:span text:style-name="T348_9">любого</text:span><text:span text:style-name="T348_10"><text:s/></text:span><text:span text:style-name="T348_11">вида</text:span><text:span text:style-name="T348_12">)<text:s/></text:span><text:span text:style-name="T348_13">через</text:span><text:span text:style-name="T348_14"><text:s/></text:span><text:span text:style-name="T348_15">доп</text:span><text:span text:style-name="T348_16">.</text:span><text:span text:style-name="T348_17">начисление</text:span><text:span text:style-name="T348_18"><text:s/></text:span><text:span text:style-name="T348_19">зарплаты</text:span><text:span text:style-name="T348_20"><text:s/>(</text:span><text:span text:style-name="T348_21">премии</text:span><text:span text:style-name="T348_22">,<text:s/></text:span><text:span text:style-name="T348_23">единовременные</text:span><text:span text:style-name="T348_24"><text:s/></text:span><text:span text:style-name="T348_25">выплаты</text:span><text:span text:style-name="T348_26"><text:s/></text:span><text:span text:style-name="T348_27">и</text:span><text:span text:style-name="T348_28"><text:s/></text:span><text:span text:style-name="T348_29">др</text:span><text:span text:style-name="T348_30">.)</text:span></text:p>
            <text:p text:style-name="P349"><text:span text:style-name="T349_1">Расширение</text:span><text:span text:style-name="T349_2"><text:s/></text:span><text:span text:style-name="T349_3">компенсационной</text:span><text:span text:style-name="T349_4"><text:s/></text:span><text:span text:style-name="T349_5">политики</text:span></text:p>
          </table:table-cell>
          <table:table-cell table:style-name="Cell48">
            <text:p text:style-name="P350"><text:span text:style-name="T350_1">Сокращение</text:span><text:span text:style-name="T350_2"><text:s/></text:span><text:span text:style-name="T350_3">общего</text:span><text:span text:style-name="T350_4"><text:s/></text:span><text:span text:style-name="T350_5">объёма</text:span><text:span text:style-name="T350_6"><text:s/></text:span><text:span text:style-name="T350_7">расходов</text:span><text:span text:style-name="T350_8"><text:s/></text:span><text:span text:style-name="T350_9">РОТ</text:span><text:span text:style-name="T350_10"><text:s/>(</text:span><text:span text:style-name="T350_11">расходы</text:span><text:span text:style-name="T350_12"><text:s/></text:span><text:span text:style-name="T350_13">на</text:span><text:span text:style-name="T350_14"><text:s/></text:span><text:span text:style-name="T350_15">оплаты</text:span><text:span text:style-name="T350_16"><text:s/></text:span><text:span text:style-name="T350_17">труда</text:span><text:span text:style-name="T350_18">)<text:s/></text:span><text:span text:style-name="T350_19">на</text:span><text:span text:style-name="T350_20"><text:s/>=-0,25*(1,65-1)+0,25*0,15<text:s/>=<text:s/>-12,5%</text:span></text:p>
            <text:p text:style-name="P351"><text:span text:style-name="T351_1">Сокращение</text:span><text:span text:style-name="T351_2"><text:s/></text:span><text:span text:style-name="T351_3">доли</text:span><text:span text:style-name="T351_4"><text:s/>«</text:span><text:span text:style-name="T351_5">серой</text:span><text:span text:style-name="T351_6"><text:s/></text:span><text:span text:style-name="T351_7">зарплаты</text:span><text:span text:style-name="T351_8">»<text:s/>(</text:span><text:span text:style-name="T351_9">и</text:span><text:span text:style-name="T351_10"><text:s/></text:span><text:span text:style-name="T351_11">соответствующих</text:span><text:span text:style-name="T351_12"><text:s/></text:span><text:span text:style-name="T351_13">рисков</text:span><text:span text:style-name="T351_14">)<text:s/></text:span><text:span text:style-name="T351_15">на</text:span><text:span text:style-name="T351_16"><text:s/></text:span><text:span text:style-name="T351_17">легитимные</text:span><text:span text:style-name="T351_18"><text:s/></text:span><text:span text:style-name="T351_19">расчёты</text:span><text:span text:style-name="T351_20">,<text:s/></text:span><text:span text:style-name="T351_21">без</text:span><text:span text:style-name="T351_22"><text:s/></text:span><text:span text:style-name="T351_23">удорожания</text:span></text:p>
            <text:p text:style-name="P352"><text:span text:style-name="T352_1">Мотивированное</text:span><text:span text:style-name="T352_2"><text:s/></text:span><text:span text:style-name="T352_3">введение</text:span><text:span text:style-name="T352_4"><text:s/>«</text:span><text:span text:style-name="T352_5">корпоративного</text:span><text:span text:style-name="T352_6"><text:s/></text:span><text:span text:style-name="T352_7">компенсационного</text:span><text:span text:style-name="T352_8"><text:s/></text:span><text:span text:style-name="T352_9">соц</text:span><text:span text:style-name="T352_10">.<text:s/></text:span><text:span text:style-name="T352_11">страхования</text:span><text:span text:style-name="T352_12">»</text:span></text:p>
            <text:p text:style-name="P353"><text:span text:style-name="T353_1">Реинвестирования</text:span><text:span text:style-name="T353_2"><text:s/></text:span><text:span text:style-name="T353_3">фондов</text:span><text:span text:style-name="T353_4"><text:s/></text:span><text:span text:style-name="T353_5">накопления</text:span><text:span text:style-name="T353_6"><text:s/>«</text:span><text:span text:style-name="T353_7">корпоративного</text:span><text:span text:style-name="T353_8"><text:s/></text:span><text:span text:style-name="T353_9">компенсационного</text:span><text:span text:style-name="T353_10"><text:s/></text:span><text:span text:style-name="T353_11">соц</text:span><text:span text:style-name="T353_12">.<text:s/></text:span><text:span text:style-name="T353_13">страхования</text:span><text:span text:style-name="T353_14">»<text:s/></text:span><text:span text:style-name="T353_15">в</text:span><text:span text:style-name="T353_16"><text:s/></text:span><text:span text:style-name="T353_17">проекты</text:span><text:span text:style-name="T353_18"><text:s/></text:span><text:span text:style-name="T353_19">развития</text:span></text:p>
          </table:table-cell>
        </table:table-row>
        <table:table-row table:style-name="Row17">
          <table:table-cell table:style-name="Cell49">
            <text:p text:style-name="P354"><text:span text:style-name="T354_1">16.</text:span><text:span text:style-name="T354_2"><text:s text:c="14"/></text:span><text:span text:style-name="T354_3">Инвестиционная</text:span><text:span text:style-name="T354_4"><text:s/></text:span><text:span text:style-name="T354_5">кооперация</text:span><text:span text:style-name="T354_6"><text:s/></text:span><text:span text:style-name="T354_7">с</text:span><text:span text:style-name="T354_8"><text:s/></text:span><text:span text:style-name="T354_9">трудовыми</text:span><text:span text:style-name="T354_10"><text:s/></text:span><text:span text:style-name="T354_11">коллективами</text:span></text:p>
          </table:table-cell>
          <table:table-cell table:style-name="Cell50">
            <text:p text:style-name="P355"><text:span text:style-name="T355_1">Размещение</text:span><text:span text:style-name="T355_2"><text:s/></text:span><text:span text:style-name="T355_3">кооперативных</text:span><text:span text:style-name="T355_4"><text:s/></text:span><text:span text:style-name="T355_5">фондов</text:span><text:span text:style-name="T355_6"><text:s/></text:span><text:span text:style-name="T355_7">накоплений</text:span><text:span text:style-name="T355_8"><text:s/></text:span><text:span text:style-name="T355_9">и</text:span><text:span text:style-name="T355_10"><text:s/></text:span><text:span text:style-name="T355_11">фондов</text:span><text:span text:style-name="T355_12"><text:s/></text:span><text:span text:style-name="T355_13">кооперативного</text:span><text:span text:style-name="T355_14"><text:s/></text:span><text:span text:style-name="T355_15">компенсационного</text:span><text:span text:style-name="T355_16"><text:s/></text:span><text:span text:style-name="T355_17">соц</text:span><text:span text:style-name="T355_18">.<text:s/></text:span><text:span text:style-name="T355_19">страхования</text:span><text:span text:style-name="T355_20"><text:s/>–<text:s/></text:span><text:span text:style-name="T355_21">в</text:span><text:span text:style-name="T355_22"><text:s/></text:span><text:span text:style-name="T355_23">проектах</text:span><text:span text:style-name="T355_24"><text:s/></text:span><text:span text:style-name="T355_25">развития</text:span><text:span text:style-name="T355_26"><text:s/></text:span><text:span text:style-name="T355_27">корпорации</text:span><text:span text:style-name="T355_28"><text:s/>(</text:span><text:span text:style-name="T355_29">материнской</text:span><text:span text:style-name="T355_30"><text:s/></text:span><text:span text:style-name="T355_31">компании</text:span><text:span text:style-name="T355_32">),<text:s/></text:span><text:span text:style-name="T355_33">как</text:span><text:span text:style-name="T355_34"><text:s/></text:span><text:span text:style-name="T355_35">меры</text:span><text:span text:style-name="T355_36"><text:s/></text:span><text:span text:style-name="T355_37">антиинфляционной</text:span><text:span text:style-name="T355_38"><text:s/></text:span><text:span text:style-name="T355_39">защиты</text:span><text:span text:style-name="T355_40"><text:s/></text:span><text:span text:style-name="T355_41">и</text:span><text:span text:style-name="T355_42"><text:s/></text:span><text:span text:style-name="T355_43">эффективных</text:span><text:span text:style-name="T355_44"><text:s/></text:span><text:span text:style-name="T355_45">вложений</text:span></text:p>
          </table:table-cell>
          <table:table-cell table:style-name="Cell51">
            <text:p text:style-name="P356"><text:span text:style-name="T356_1">Увеличение</text:span><text:span text:style-name="T356_2"><text:s/></text:span><text:span text:style-name="T356_3">корпоративной</text:span><text:span text:style-name="T356_4"><text:s/></text:span><text:span text:style-name="T356_5">инвестоспособности</text:span><text:span text:style-name="T356_6"><text:s/></text:span><text:span text:style-name="T356_7">в</text:span><text:span text:style-name="T356_8"><text:s/>2,2-2,5<text:s/></text:span><text:span text:style-name="T356_9">раза</text:span></text:p>
            <text:p text:style-name="P357"><text:span text:style-name="T357_1">Увеличение</text:span><text:span text:style-name="T357_2"><text:s/></text:span><text:span text:style-name="T357_3">обслуживания</text:span><text:span text:style-name="T357_4"><text:s/></text:span><text:span text:style-name="T357_5">привлеченных</text:span><text:span text:style-name="T357_6"><text:s/></text:span><text:span text:style-name="T357_7">инвестиций</text:span><text:span text:style-name="T357_8"><text:s/></text:span><text:span text:style-name="T357_9">до</text:span><text:span text:style-name="T357_10"><text:s/>45<text:s/>«</text:span><text:span text:style-name="T357_11">месячных</text:span><text:span text:style-name="T357_12"><text:s/></text:span><text:span text:style-name="T357_13">прибылей</text:span><text:span text:style-name="T357_14">»</text:span></text:p>
            <text:p text:style-name="P358"><text:span text:style-name="T358_1">Создание</text:span><text:span text:style-name="T358_2"><text:s/></text:span><text:span text:style-name="T358_3">механизма</text:span><text:span text:style-name="T358_4"><text:s/></text:span><text:span text:style-name="T358_5">уверенного</text:span><text:span text:style-name="T358_6"><text:s/></text:span><text:span text:style-name="T358_7">развития</text:span><text:span text:style-name="T358_8"><text:s/></text:span><text:span text:style-name="T358_9">на</text:span><text:span text:style-name="T358_10"><text:s/></text:span><text:span text:style-name="T358_11">основе</text:span><text:span text:style-name="T358_12"><text:s/></text:span><text:span text:style-name="T358_13">инвест</text:span><text:span text:style-name="T358_14"><text:s/></text:span><text:span text:style-name="T358_15">кредитования</text:span><text:span text:style-name="T358_16"><text:s/></text:span><text:span text:style-name="T358_17">с</text:span><text:span text:style-name="T358_18"><text:s/></text:span><text:span text:style-name="T358_19">гарантированной</text:span><text:span text:style-name="T358_20"><text:s/></text:span><text:span text:style-name="T358_21">оплатой</text:span><text:span text:style-name="T358_22"><text:s/></text:span><text:span text:style-name="T358_23">расходов</text:span><text:span text:style-name="T358_24"><text:s/></text:span><text:span text:style-name="T358_25">на</text:span><text:span text:style-name="T358_26"><text:s/></text:span><text:span text:style-name="T358_27">обслуживание</text:span><text:span text:style-name="T358_28"><text:s/></text:span><text:span text:style-name="T358_29">привлеченных</text:span><text:span text:style-name="T358_30"><text:s/></text:span><text:span text:style-name="T358_31">инвест</text:span><text:span text:style-name="T358_32"><text:s/></text:span><text:span text:style-name="T358_33">займов</text:span><text:span text:style-name="T358_34">.</text:span></text:p>
          </table:table-cell>
        </table:table-row>
        <table:table-row table:style-name="Row18">
          <table:table-cell table:style-name="Cell52">
            <text:p text:style-name="P359"><text:span text:style-name="T359_1">17.</text:span><text:span text:style-name="T359_2"><text:s text:c="14"/></text:span><text:span text:style-name="T359_3">Резкое</text:span><text:span text:style-name="T359_4"><text:s/></text:span><text:span text:style-name="T359_5">повышение</text:span><text:span text:style-name="T359_6"><text:s/></text:span><text:span text:style-name="T359_7">пассионарности</text:span><text:span text:style-name="T359_8">+</text:span><text:span text:style-name="T359_9">лояльности</text:span><text:span text:style-name="T359_10">+</text:span><text:span text:style-name="T359_11">эффективности</text:span><text:span text:style-name="T359_12"><text:s/></text:span><text:span text:style-name="T359_13">коллективов</text:span></text:p>
          </table:table-cell>
          <table:table-cell table:style-name="Cell53">
            <text:p text:style-name="P360"><text:span text:style-name="T360_1">рационирование</text:span></text:p>
            <text:p text:style-name="P361"><text:span text:style-name="T361_1">ресурсосбережение</text:span></text:p>
            <text:p text:style-name="P362"><text:span text:style-name="T362_1">плоское</text:span><text:span text:style-name="T362_2"><text:s/></text:span><text:span text:style-name="T362_3">управление</text:span></text:p>
            <text:p text:style-name="P363"><text:span text:style-name="T363_1">юзабилити</text:span><text:span text:style-name="T363_2"><text:s/>–<text:s/></text:span><text:span text:style-name="T363_3">продукты</text:span><text:span text:style-name="T363_4"><text:s/></text:span><text:span text:style-name="T363_5">и</text:span><text:span text:style-name="T363_6"><text:s/></text:span><text:span text:style-name="T363_7">услуги</text:span></text:p>
            <text:p text:style-name="P364"><text:span text:style-name="T364_1">корпоративная</text:span><text:span text:style-name="T364_2"><text:s/></text:span><text:span text:style-name="T364_3">инноватика</text:span></text:p>
            <text:p text:style-name="P365"><text:span text:style-name="T365_1"><text:s/></text:span></text:p>
          </table:table-cell>
          <table:table-cell table:style-name="Cell54">
            <text:p text:style-name="P366"><text:span text:style-name="T366_1">Одновременное</text:span><text:span text:style-name="T366_2"><text:s/></text:span><text:span text:style-name="T366_3">рационирование</text:span><text:span text:style-name="T366_4"><text:s/>8-12<text:s/>«</text:span><text:span text:style-name="T366_5">факторов</text:span><text:span text:style-name="T366_6"><text:s/></text:span><text:span text:style-name="T366_7">эффективизации</text:span><text:span text:style-name="T366_8">»<text:s/></text:span><text:span text:style-name="T366_9">по</text:span><text:span text:style-name="T366_10"><text:s/>10%<text:s/></text:span><text:span text:style-name="T366_11">соответствующего</text:span><text:span text:style-name="T366_12"><text:s/></text:span><text:span text:style-name="T366_13">базового</text:span><text:span text:style-name="T366_14"><text:s/></text:span><text:span text:style-name="T366_15">показателя</text:span><text:span text:style-name="T366_16"><text:s/>=&gt;<text:s/></text:span><text:span text:style-name="T366_17">синергетический</text:span><text:span text:style-name="T366_18"><text:s/></text:span><text:span text:style-name="T366_19">эффект</text:span><text:span text:style-name="T366_20"><text:s/></text:span><text:span text:style-name="T366_21">например</text:span><text:span text:style-name="T366_22"><text:s/></text:span><text:span text:style-name="T366_23">на</text:span><text:span text:style-name="T366_24"><text:s/></text:span><text:span text:style-name="T366_25">уровне</text:span><text:span text:style-name="T366_26"><text:s/></text:span><text:span text:style-name="T366_27">85,2%<text:s/></text:span><text:span text:style-name="T366_28">роста</text:span><text:span text:style-name="T366_29"><text:s/></text:span><text:span text:style-name="T366_30">годовой</text:span><text:span text:style-name="T366_31"><text:s/></text:span><text:span text:style-name="T366_32">доходности</text:span><text:span text:style-name="T366_33"><text:s/>(=((1+10%)^7-1)^(365/120)</text:span></text:p>
            <text:p text:style-name="P367"><text:span text:style-name="T367_1"><text:s/></text:span></text:p>
          </table:table-cell>
        </table:table-row>
        <table:table-row table:style-name="Row19">
          <table:table-cell table:style-name="Cell55">
            <text:p text:style-name="P368"><text:span text:style-name="T368_1">18.</text:span><text:span text:style-name="T368_2"><text:s text:c="14"/></text:span><text:span text:style-name="T368_3">Корпоративный</text:span><text:span text:style-name="T368_4"><text:s/></text:span><text:span text:style-name="T368_5">кейтеринг</text:span></text:p>
          </table:table-cell>
          <table:table-cell table:style-name="Cell56">
            <text:p text:style-name="P369"><text:span text:style-name="T369_1">Активное</text:span><text:span text:style-name="T369_2"><text:s/></text:span><text:span text:style-name="T369_3">замещение</text:span><text:span text:style-name="T369_4"><text:s/></text:span><text:span text:style-name="T369_5">услуг</text:span><text:span text:style-name="T369_6"><text:s/></text:span><text:span text:style-name="T369_7">розничного</text:span><text:span text:style-name="T369_8"><text:s/></text:span><text:span text:style-name="T369_9">общепита</text:span><text:span text:style-name="T369_10"><text:s/>–<text:s/></text:span><text:span text:style-name="T369_11">на</text:span><text:span text:style-name="T369_12"><text:s/></text:span><text:span text:style-name="T369_13">услуги</text:span><text:span text:style-name="T369_14"><text:s/></text:span><text:span text:style-name="T369_15">корпоративного</text:span><text:span text:style-name="T369_16"><text:s/></text:span><text:span text:style-name="T369_17">общепита</text:span></text:p>
          </table:table-cell>
          <table:table-cell table:style-name="Cell57">
            <text:p text:style-name="P370"><text:span text:style-name="T370_1">Паритетное</text:span><text:span text:style-name="T370_2"><text:s/></text:span><text:span text:style-name="T370_3">сокращение</text:span><text:span text:style-name="T370_4"><text:s/></text:span><text:span text:style-name="T370_5">цен</text:span><text:span text:style-name="T370_6"><text:s/></text:span><text:span text:style-name="T370_7">в</text:span><text:span text:style-name="T370_8"><text:s/>1,5<text:s/></text:span><text:span text:style-name="T370_9">раза</text:span><text:span text:style-name="T370_10">.</text:span></text:p>
            <text:p text:style-name="P371"><text:span text:style-name="T371_1">Паритетный</text:span><text:span text:style-name="T371_2"><text:s/></text:span><text:span text:style-name="T371_3">рост</text:span><text:span text:style-name="T371_4"><text:s/></text:span><text:span text:style-name="T371_5">покупательской</text:span><text:span text:style-name="T371_6"><text:s/></text:span><text:span text:style-name="T371_7">способности</text:span><text:span text:style-name="T371_8"><text:s/></text:span><text:span text:style-name="T371_9">в</text:span><text:span text:style-name="T371_10"><text:s/>1,5-1,6<text:s/></text:span><text:span text:style-name="T371_11">раза</text:span></text:p>
            <text:p text:style-name="P372"><text:span text:style-name="T372_1">Увеличение</text:span><text:span text:style-name="T372_2"><text:s/></text:span><text:span text:style-name="T372_3">продаж</text:span><text:span text:style-name="T372_4"><text:s/></text:span><text:span text:style-name="T372_5">основных</text:span><text:span text:style-name="T372_6"><text:s/></text:span><text:span text:style-name="T372_7">или</text:span><text:span text:style-name="T372_8"><text:s/></text:span><text:span text:style-name="T372_9">сопутствующих</text:span><text:span text:style-name="T372_10"><text:s/></text:span><text:span text:style-name="T372_11">услуг</text:span><text:span text:style-name="T372_12"><text:s/></text:span><text:span text:style-name="T372_13">в</text:span><text:span text:style-name="T372_14"><text:s/></text:span><text:span text:style-name="T372_15">объёме</text:span><text:span text:style-name="T372_16"><text:s/>«</text:span><text:span text:style-name="T372_17">освоения</text:span><text:span text:style-name="T372_18">»<text:s/></text:span><text:span text:style-name="T372_19">повышенной</text:span><text:span text:style-name="T372_20"><text:s/></text:span><text:span text:style-name="T372_21">покупательской</text:span><text:span text:style-name="T372_22"><text:s/></text:span><text:span text:style-name="T372_23">способности</text:span></text:p>
          </table:table-cell>
        </table:table-row>
        <table:table-row table:style-name="Row20">
          <table:table-cell table:style-name="Cell58">
            <text:p text:style-name="P373"><text:span text:style-name="T373_1">19.</text:span><text:span text:style-name="T373_2"><text:s text:c="14"/></text:span><text:span text:style-name="T373_3">Работы</text:span><text:span text:style-name="T373_4"><text:s/></text:span><text:span text:style-name="T373_5">по</text:span><text:span text:style-name="T373_6"><text:s/></text:span><text:span text:style-name="T373_7">системному</text:span><text:span text:style-name="T373_8"><text:s/></text:span><text:span text:style-name="T373_9">внедрению</text:span><text:span text:style-name="T373_10"><text:s/></text:span><text:span text:style-name="T373_11">кооперативных</text:span><text:span text:style-name="T373_12"><text:s/></text:span><text:span text:style-name="T373_13">методов</text:span><text:span text:style-name="T373_14"><text:s/></text:span><text:span text:style-name="T373_15">хозяйствования</text:span></text:p>
          </table:table-cell>
          <table:table-cell table:style-name="Cell59">
            <text:p text:style-name="P374"><text:span text:style-name="T374_1">Применение</text:span><text:span text:style-name="T374_2"><text:s/></text:span><text:span text:style-name="T374_3">различных</text:span><text:span text:style-name="T374_4"><text:s/></text:span><text:span text:style-name="T374_5">инструментов</text:span><text:span text:style-name="T374_6"><text:s/></text:span><text:span text:style-name="T374_7">и</text:span><text:span text:style-name="T374_8"><text:s/></text:span><text:span text:style-name="T374_9">механизмов</text:span><text:span text:style-name="T374_10"><text:s/></text:span><text:span text:style-name="T374_11">кооперационной</text:span><text:span text:style-name="T374_12"><text:s/></text:span><text:span text:style-name="T374_13">экономики</text:span><text:span text:style-name="T374_14">:</text:span></text:p>
            <text:p text:style-name="P375"><text:span text:style-name="T375_1">1.</text:span><text:span text:style-name="T375_2">Артельный</text:span><text:span text:style-name="T375_3"><text:s/></text:span><text:span text:style-name="T375_4">метод</text:span><text:span text:style-name="T375_5"><text:s/></text:span><text:span text:style-name="T375_6">организации</text:span><text:span text:style-name="T375_7"><text:s/></text:span><text:span text:style-name="T375_8">труда</text:span></text:p>
            <text:p text:style-name="P376"><text:span text:style-name="T376_1">2.</text:span><text:span text:style-name="T376_2">Суб</text:span><text:span text:style-name="T376_3">-</text:span><text:span text:style-name="T376_4">аутсорсинг</text:span><text:span text:style-name="T376_5"><text:s/>(</text:span><text:span text:style-name="T376_6">основных</text:span><text:span text:style-name="T376_7"><text:s/></text:span><text:span text:style-name="T376_8">услуг</text:span><text:span text:style-name="T376_9">)</text:span></text:p>
            <text:p text:style-name="P377"><text:span text:style-name="T377_1">3.</text:span><text:span text:style-name="T377_2">Доп</text:span><text:span text:style-name="T377_3">.<text:s/></text:span><text:span text:style-name="T377_4">аутсорсинг</text:span><text:span text:style-name="T377_5"><text:s/></text:span><text:span text:style-name="T377_6">и</text:span><text:span text:style-name="T377_7"><text:s/>«</text:span><text:span text:style-name="T377_8">зонтичный</text:span><text:span text:style-name="T377_9">»<text:s/></text:span><text:span text:style-name="T377_10">аутсорсинг</text:span><text:span text:style-name="T377_11"><text:s/></text:span><text:span text:style-name="T377_12">других</text:span><text:span text:style-name="T377_13"><text:s/></text:span><text:span text:style-name="T377_14">функций</text:span><text:span text:style-name="T377_15"><text:s/></text:span><text:span text:style-name="T377_16">на</text:span><text:span text:style-name="T377_17"><text:s/></text:span><text:span text:style-name="T377_18">обслуживаемых</text:span><text:span text:style-name="T377_19"><text:s/></text:span><text:span text:style-name="T377_20">объектах</text:span></text:p>
            <text:p text:style-name="P378"><text:span text:style-name="T378_1">4.</text:span><text:span text:style-name="T378_2">Артельный</text:span><text:span text:style-name="T378_3"><text:s/></text:span><text:span text:style-name="T378_4">франчайзинг</text:span></text:p>
            <text:p text:style-name="P379"><text:span text:style-name="T379_1">5.</text:span><text:span text:style-name="T379_2">Потреб</text:span><text:span text:style-name="T379_3"><text:s/></text:span><text:span text:style-name="T379_4">кооперация</text:span><text:span text:style-name="T379_5"><text:s/></text:span><text:span text:style-name="T379_6">сотрудников</text:span></text:p>
            <text:p text:style-name="P380"><text:span text:style-name="T380_1">6.</text:span><text:span text:style-name="T380_2">Потребительские</text:span><text:span text:style-name="T380_3"><text:s/></text:span><text:span text:style-name="T380_4">общества</text:span><text:span text:style-name="T380_5"><text:s/></text:span><text:span text:style-name="T380_6">покупателей</text:span><text:span text:style-name="T380_7"><text:s/>(</text:span><text:span text:style-name="T380_8">в</text:span><text:span text:style-name="T380_9"><text:s/></text:span><text:span text:style-name="T380_10">т</text:span><text:span text:style-name="T380_11">.</text:span><text:span text:style-name="T380_12">ч</text:span><text:span text:style-name="T380_13">.<text:s/>«</text:span><text:span text:style-name="T380_14">корпоративные</text:span><text:span text:style-name="T380_15"><text:s/></text:span><text:span text:style-name="T380_16">ПО</text:span><text:span text:style-name="T380_17">»)</text:span></text:p>
            <text:p text:style-name="P381"><text:span text:style-name="T381_1">7.</text:span><text:span text:style-name="T381_2">Фонды</text:span><text:span text:style-name="T381_3"><text:s/></text:span><text:span text:style-name="T381_4">кооперативных</text:span><text:span text:style-name="T381_5"><text:s/>–<text:s/></text:span><text:span text:style-name="T381_6">инвестиций</text:span><text:span text:style-name="T381_7">,<text:s/>-<text:s/></text:span><text:span text:style-name="T381_8">взаимного</text:span><text:span text:style-name="T381_9"><text:s/></text:span><text:span text:style-name="T381_10">страхования</text:span><text:span text:style-name="T381_11">,<text:s/>-<text:s text:c="2"/></text:span><text:span text:style-name="T381_12">пенсионного</text:span><text:span text:style-name="T381_13"><text:s/></text:span><text:span text:style-name="T381_14">страхования</text:span></text:p>
            <text:p text:style-name="P382"><text:span text:style-name="T382_1">8.</text:span><text:span text:style-name="T382_2">Кооперативный</text:span><text:span text:style-name="T382_3"><text:s/></text:span><text:span text:style-name="T382_4">банк</text:span><text:span text:style-name="T382_5">,<text:s/></text:span><text:span text:style-name="T382_6">касса</text:span><text:span text:style-name="T382_7"><text:s/></text:span><text:span text:style-name="T382_8">взаимопомощи</text:span></text:p>
            <text:p text:style-name="P383"><text:span text:style-name="T383_1">9.</text:span><text:span text:style-name="T383_2">Кооперативная</text:span><text:span text:style-name="T383_3"><text:s/></text:span><text:span text:style-name="T383_4">ипотека</text:span><text:span text:style-name="T383_5"><text:s/></text:span><text:span text:style-name="T383_6">и</text:span><text:span text:style-name="T383_7"><text:s/></text:span><text:span text:style-name="T383_8">жилищное</text:span><text:span text:style-name="T383_9"><text:s/></text:span><text:span text:style-name="T383_10">строительство</text:span></text:p>
            <text:p text:style-name="P384"><text:span text:style-name="T384_1">10.</text:span><text:span text:style-name="T384_2"><text:s text:c="5"/></text:span><text:span text:style-name="T384_3">Кооперативные</text:span><text:span text:style-name="T384_4"><text:s/></text:span><text:span text:style-name="T384_5">агропоместья</text:span><text:span text:style-name="T384_6"><text:s/></text:span><text:span text:style-name="T384_7">и</text:span><text:span text:style-name="T384_8"><text:s/></text:span><text:span text:style-name="T384_9">агропроизводства</text:span></text:p>
          </table:table-cell>
          <table:table-cell table:style-name="Cell60">
            <text:p text:style-name="P385"><text:span text:style-name="T385_1">Эффективизация</text:span><text:span text:style-name="T385_2"><text:s/></text:span><text:span text:style-name="T385_3">всех</text:span><text:span text:style-name="T385_4"><text:s/></text:span><text:span text:style-name="T385_5">компонентов</text:span><text:span text:style-name="T385_6"><text:s/></text:span><text:span text:style-name="T385_7">бизнеса</text:span><text:span text:style-name="T385_8"><text:s/></text:span><text:span text:style-name="T385_9">на</text:span><text:span text:style-name="T385_10"><text:s/>12-20%<text:s/></text:span><text:span text:style-name="T385_11">и</text:span><text:span text:style-name="T385_12"><text:s/></text:span><text:span text:style-name="T385_13">более</text:span><text:span text:style-name="T385_14"><text:s/>(</text:span><text:span text:style-name="T385_15">сокращение</text:span><text:span text:style-name="T385_16"><text:s/></text:span><text:span text:style-name="T385_17">расходов</text:span><text:span text:style-name="T385_18">)</text:span></text:p>
            <text:p text:style-name="P386"><text:span text:style-name="T386_1"><text:s/></text:span></text:p>
            <text:p text:style-name="P387"><text:span text:style-name="T387_1">Повышение</text:span><text:span text:style-name="T387_2"><text:s/></text:span><text:span text:style-name="T387_3">производительности</text:span><text:span text:style-name="T387_4"><text:s/></text:span><text:span text:style-name="T387_5">труда</text:span><text:span text:style-name="T387_6">,<text:s/></text:span><text:span text:style-name="T387_7">производственной</text:span><text:span text:style-name="T387_8"><text:s/></text:span><text:span text:style-name="T387_9">эффективности</text:span><text:span text:style-name="T387_10"><text:s/></text:span><text:span text:style-name="T387_11">объектов</text:span><text:span text:style-name="T387_12"><text:s/>(</text:span><text:span text:style-name="T387_13">рост</text:span><text:span text:style-name="T387_14"><text:s/></text:span><text:span text:style-name="T387_15">объёмов</text:span><text:span text:style-name="T387_16"><text:s/></text:span><text:span text:style-name="T387_17">производства</text:span><text:span text:style-name="T387_18"><text:s/></text:span><text:span text:style-name="T387_19">с</text:span><text:span text:style-name="T387_20"><text:s/></text:span><text:span text:style-name="T387_21">повышением</text:span><text:span text:style-name="T387_22"><text:s/></text:span><text:span text:style-name="T387_23">загрузки</text:span><text:span text:style-name="T387_24"><text:s/></text:span><text:span text:style-name="T387_25">основных</text:span><text:span text:style-name="T387_26"><text:s/></text:span><text:span text:style-name="T387_27">фондов</text:span><text:span text:style-name="T387_28"><text:s/></text:span><text:span text:style-name="T387_29">с</text:span><text:span text:style-name="T387_30"><text:s/>0,2-0,5<text:s/></text:span><text:span text:style-name="T387_31">до</text:span><text:span text:style-name="T387_32"><text:s/>0,6-0,8)</text:span></text:p>
            <text:p text:style-name="P388"><text:span text:style-name="T388_1"><text:s/></text:span></text:p>
            <text:p text:style-name="P389"><text:span text:style-name="T389_1">Развитие</text:span><text:span text:style-name="T389_2"><text:s/></text:span><text:span text:style-name="T389_3">широкой</text:span><text:span text:style-name="T389_4"><text:s/></text:span><text:span text:style-name="T389_5">линейки</text:span><text:span text:style-name="T389_6"><text:s/></text:span><text:span text:style-name="T389_7">юзабилити</text:span><text:span text:style-name="T389_8">-</text:span><text:span text:style-name="T389_9">продуктов</text:span><text:span text:style-name="T389_10">,<text:s/></text:span><text:span text:style-name="T389_11">услуг</text:span></text:p>
          </table:table-cell>
        </table:table-row>
        <table:table-row table:style-name="Row21">
          <table:table-cell table:style-name="Cell61">
            <text:p text:style-name="P390"><text:span text:style-name="T390_1">20.</text:span><text:span text:style-name="T390_2"><text:s text:c="14"/></text:span><text:span text:style-name="T390_3">Работа</text:span><text:span text:style-name="T390_4"><text:s/></text:span><text:span text:style-name="T390_5">на</text:span><text:span text:style-name="T390_6"><text:s/></text:span><text:span text:style-name="T390_7">заказ</text:span></text:p>
          </table:table-cell>
          <table:table-cell table:style-name="Cell62">
            <text:p text:style-name="P391"><text:span text:style-name="T391_1">Внедрение</text:span><text:span text:style-name="T391_2"><text:s/></text:span><text:span text:style-name="T391_3">позаказного</text:span><text:span text:style-name="T391_4"><text:s/></text:span><text:span text:style-name="T391_5">производства</text:span><text:span text:style-name="T391_6"><text:s/></text:span><text:span text:style-name="T391_7">кейтеринговых</text:span><text:span text:style-name="T391_8"><text:s/></text:span><text:span text:style-name="T391_9">услуг</text:span><text:span text:style-name="T391_10">,<text:s/></text:span><text:span text:style-name="T391_11">продуктов</text:span><text:span text:style-name="T391_12">,<text:s/></text:span><text:span text:style-name="T391_13">комплексных</text:span><text:span text:style-name="T391_14"><text:s/>(</text:span><text:span text:style-name="T391_15">упаковочных</text:span><text:span text:style-name="T391_16">)<text:s/></text:span><text:span text:style-name="T391_17">продуктов</text:span></text:p>
            <text:p text:style-name="P392"><text:span text:style-name="T392_1">-<text:s/></text:span><text:span text:style-name="T392_2">на</text:span><text:span text:style-name="T392_3"><text:s/></text:span><text:span text:style-name="T392_4">основе</text:span><text:span text:style-name="T392_5"><text:s/></text:span><text:span text:style-name="T392_6">СД</text:span><text:span text:style-name="T392_7"><text:s/>(</text:span><text:span text:style-name="T392_8">ПТ</text:span><text:span text:style-name="T392_9">,<text:s/></text:span><text:span text:style-name="T392_10">ИП</text:span><text:span text:style-name="T392_11">)<text:s/></text:span><text:span text:style-name="T392_12">материнской</text:span><text:span text:style-name="T392_13"><text:s/></text:span><text:span text:style-name="T392_14">компании</text:span><text:span text:style-name="T392_15"><text:s/></text:span><text:span text:style-name="T392_16">и</text:span><text:span text:style-name="T392_17"><text:s/></text:span><text:span text:style-name="T392_18">местных</text:span><text:span text:style-name="T392_19"><text:s/></text:span><text:span text:style-name="T392_20">артелей</text:span><text:span text:style-name="T392_21"><text:s/></text:span><text:span text:style-name="T392_22">из</text:span><text:span text:style-name="T392_23"><text:s/></text:span><text:span text:style-name="T392_24">трудовых</text:span><text:span text:style-name="T392_25"><text:s/></text:span><text:span text:style-name="T392_26">коллективов</text:span><text:span text:style-name="T392_27"><text:s/></text:span><text:span text:style-name="T392_28">объектов</text:span></text:p>
          </table:table-cell>
          <table:table-cell table:style-name="Cell63">
            <text:p text:style-name="P393"><text:span text:style-name="T393_1">Повышение</text:span><text:span text:style-name="T393_2"><text:s/></text:span><text:span text:style-name="T393_3">фондоотдачи</text:span><text:span text:style-name="T393_4"><text:s/></text:span><text:span text:style-name="T393_5">ОПФ</text:span></text:p>
            <text:p text:style-name="P394"><text:span text:style-name="T394_1">Получение</text:span><text:span text:style-name="T394_2"><text:s/></text:span><text:span text:style-name="T394_3">повышенной</text:span><text:span text:style-name="T394_4"><text:s/>(</text:span><text:span text:style-name="T394_5">удельно</text:span><text:span text:style-name="T394_6">)<text:s/></text:span><text:span text:style-name="T394_7">прибыльности</text:span><text:span text:style-name="T394_8"><text:s/>+10-20%</text:span></text:p>
            <text:p text:style-name="P395"><text:span text:style-name="T395_1">Рост</text:span><text:span text:style-name="T395_2"><text:s/></text:span><text:span text:style-name="T395_3">юзабилити</text:span><text:span text:style-name="T395_4"><text:s/></text:span><text:span text:style-name="T395_5">культуры</text:span><text:span text:style-name="T395_6">,<text:s/></text:span><text:span text:style-name="T395_7">репутации</text:span><text:span text:style-name="T395_8">,<text:s/></text:span><text:span text:style-name="T395_9">местного</text:span><text:span text:style-name="T395_10"><text:s/></text:span><text:span text:style-name="T395_11">присутствия</text:span><text:span text:style-name="T395_12">,<text:s/></text:span><text:span text:style-name="T395_13">доли</text:span><text:span text:style-name="T395_14"><text:s/></text:span><text:span text:style-name="T395_15">на</text:span><text:span text:style-name="T395_16"><text:s/></text:span><text:span text:style-name="T395_17">рынке</text:span></text:p>
            <text:p text:style-name="P396"><text:span text:style-name="T396_1">=&gt;<text:s/></text:span><text:span text:style-name="T396_2">сокращение</text:span><text:span text:style-name="T396_3"><text:s/></text:span><text:span text:style-name="T396_4">маркетинг</text:span><text:span text:style-name="T396_5">+</text:span><text:span text:style-name="T396_6">промо</text:span><text:span text:style-name="T396_7">+</text:span><text:span text:style-name="T396_8">рекламных</text:span><text:span text:style-name="T396_9"><text:s/></text:span><text:span text:style-name="T396_10">расходов</text:span><text:span text:style-name="T396_11"><text:s/></text:span><text:span text:style-name="T396_12">на</text:span><text:span text:style-name="T396_13"><text:s/></text:span><text:span text:style-name="T396_14">нового</text:span><text:span text:style-name="T396_15"><text:s/></text:span><text:span text:style-name="T396_16">клиента</text:span></text:p>
            <text:p text:style-name="P397"><text:span text:style-name="T397_1">=&gt;<text:s/></text:span><text:span text:style-name="T397_2">интерактивное</text:span><text:span text:style-name="T397_3"><text:s/></text:span><text:span text:style-name="T397_4">развитие</text:span><text:span text:style-name="T397_5"><text:s/></text:span><text:span text:style-name="T397_6">и</text:span><text:span text:style-name="T397_7"><text:s/></text:span><text:span text:style-name="T397_8">адаптация</text:span><text:span text:style-name="T397_9"><text:s/>(</text:span><text:span text:style-name="T397_10">локализация</text:span><text:span text:style-name="T397_11">)<text:s/></text:span><text:span text:style-name="T397_12">продуктов</text:span><text:span text:style-name="T397_13"><text:s/></text:span><text:span text:style-name="T397_14">и</text:span><text:span text:style-name="T397_15"><text:s/></text:span><text:span text:style-name="T397_16">услуг</text:span><text:span text:style-name="T397_17"><text:s/>–<text:s/></text:span><text:span text:style-name="T397_18">под</text:span><text:span text:style-name="T397_19"><text:s/></text:span><text:span text:style-name="T397_20">гарантированный</text:span><text:span text:style-name="T397_21"><text:s/></text:span><text:span text:style-name="T397_22">местный</text:span><text:span text:style-name="T397_23"><text:s/></text:span><text:span text:style-name="T397_24">спрос</text:span></text:p>
          </table:table-cell>
        </table:table-row>
        <table:table-row table:style-name="Row22">
          <table:table-cell table:style-name="Cell64">
            <text:p text:style-name="P398"><text:span text:style-name="T398_1">21.</text:span><text:span text:style-name="T398_2"><text:s text:c="14"/></text:span><text:span text:style-name="T398_3">Кооперация</text:span><text:span text:style-name="T398_4"><text:s/></text:span><text:span text:style-name="T398_5">и</text:span><text:span text:style-name="T398_6"><text:s/></text:span><text:span text:style-name="T398_7">использование</text:span><text:span text:style-name="T398_8"><text:s/></text:span><text:span text:style-name="T398_9">местных</text:span><text:span text:style-name="T398_10"><text:s/></text:span><text:span text:style-name="T398_11">продуктов</text:span></text:p>
          </table:table-cell>
          <table:table-cell table:style-name="Cell65">
            <text:p text:style-name="P399"><text:span text:style-name="T399_1">1.<text:s/>«</text:span><text:span text:style-name="T399_2">Зонтичная</text:span><text:span text:style-name="T399_3"><text:s/></text:span><text:span text:style-name="T399_4">кооперация</text:span><text:span text:style-name="T399_5">»<text:s/></text:span><text:span text:style-name="T399_6">с</text:span><text:span text:style-name="T399_7"><text:s/></text:span><text:span text:style-name="T399_8">отдельными</text:span><text:span text:style-name="T399_9"><text:s/>(</text:span><text:span text:style-name="T399_10">не</text:span><text:span text:style-name="T399_11"><text:s/></text:span><text:span text:style-name="T399_12">сетевыми</text:span><text:span text:style-name="T399_13">)<text:s/></text:span><text:span text:style-name="T399_14">объектами</text:span><text:span text:style-name="T399_15">:<text:s/></text:span><text:span text:style-name="T399_16">переход</text:span><text:span text:style-name="T399_17"><text:s/></text:span><text:span text:style-name="T399_18">от</text:span><text:span text:style-name="T399_19"><text:s/></text:span><text:span text:style-name="T399_20">формата</text:span><text:span text:style-name="T399_21"><text:s/>«</text:span><text:span text:style-name="T399_22">конкурентов</text:span><text:span text:style-name="T399_23">»<text:s/></text:span><text:span text:style-name="T399_24">и</text:span><text:span text:style-name="T399_25"><text:s/></text:span><text:span text:style-name="T399_26">формату</text:span><text:span text:style-name="T399_27"><text:s/>«</text:span><text:span text:style-name="T399_28">кооператоров</text:span><text:span text:style-name="T399_29"><text:s/></text:span><text:span text:style-name="T399_30">с</text:span><text:span text:style-name="T399_31"><text:s/></text:span><text:span text:style-name="T399_32">использованием</text:span><text:span text:style-name="T399_33"><text:s/></text:span><text:span text:style-name="T399_34">лучших</text:span><text:span text:style-name="T399_35"><text:s/></text:span><text:span text:style-name="T399_36">компетентностей</text:span><text:span text:style-name="T399_37"><text:s/></text:span><text:span text:style-name="T399_38">друг</text:span><text:span text:style-name="T399_39"><text:s/></text:span><text:span text:style-name="T399_40">друга</text:span><text:span text:style-name="T399_41">»</text:span></text:p>
            <text:p text:style-name="P400"><text:span text:style-name="T400_1">2.<text:s/></text:span><text:span text:style-name="T400_2">Производство</text:span><text:span text:style-name="T400_3"><text:s/></text:span><text:span text:style-name="T400_4">продуктов</text:span><text:span text:style-name="T400_5"><text:s/>«</text:span><text:span text:style-name="T400_6">под</text:span><text:span text:style-name="T400_7"><text:s/></text:span><text:span text:style-name="T400_8">себя</text:span><text:span text:style-name="T400_9">»<text:s/>+<text:s/>50-100%<text:s/></text:span><text:span text:style-name="T400_10">резерв</text:span><text:span text:style-name="T400_11"><text:s/></text:span><text:span text:style-name="T400_12">мощности</text:span><text:span text:style-name="T400_13"><text:s/></text:span><text:span text:style-name="T400_14">для</text:span><text:span text:style-name="T400_15"><text:s/></text:span><text:span text:style-name="T400_16">продажи</text:span><text:span text:style-name="T400_17"><text:s/></text:span><text:span text:style-name="T400_18">излишков</text:span><text:span text:style-name="T400_19"><text:s/>–<text:s/></text:span><text:span text:style-name="T400_20">корпоративным</text:span><text:span text:style-name="T400_21"><text:s/></text:span><text:span text:style-name="T400_22">и</text:span><text:span text:style-name="T400_23"><text:s/></text:span><text:span text:style-name="T400_24">др</text:span><text:span text:style-name="T400_25">.</text:span><text:span text:style-name="T400_26">местным</text:span><text:span text:style-name="T400_27"><text:s/></text:span><text:span text:style-name="T400_28">сообществам</text:span></text:p>
            <text:p text:style-name="P401"><text:span text:style-name="T401_1">3.<text:s/></text:span><text:span text:style-name="T401_2">Создание</text:span><text:span text:style-name="T401_3"><text:s/></text:span><text:span text:style-name="T401_4">коопераций</text:span><text:span text:style-name="T401_5"><text:s/></text:span><text:span text:style-name="T401_6">по</text:span><text:span text:style-name="T401_7"><text:s/></text:span><text:span text:style-name="T401_8">позаказному</text:span><text:span text:style-name="T401_9"><text:s/></text:span><text:span text:style-name="T401_10">производству</text:span><text:span text:style-name="T401_11"><text:s/>(</text:span><text:span text:style-name="T401_12">выращиванию</text:span><text:span text:style-name="T401_13">)<text:s/></text:span><text:span text:style-name="T401_14">продукции</text:span><text:span text:style-name="T401_15"><text:s/></text:span><text:span text:style-name="T401_16">на</text:span><text:span text:style-name="T401_17"><text:s/></text:span><text:span text:style-name="T401_18">принципах</text:span><text:span text:style-name="T401_19"><text:s/></text:span><text:span text:style-name="T401_20">СРП</text:span><text:span text:style-name="T401_21"><text:s/>(</text:span><text:span text:style-name="T401_22">соглашений</text:span><text:span text:style-name="T401_23"><text:s/></text:span><text:span text:style-name="T401_24">о</text:span><text:span text:style-name="T401_25"><text:s/></text:span><text:span text:style-name="T401_26">разделе</text:span><text:span text:style-name="T401_27"><text:s/></text:span><text:span text:style-name="T401_28">продукции</text:span><text:span text:style-name="T401_29">)</text:span></text:p>
          </table:table-cell>
          <table:table-cell table:style-name="Cell66">
            <text:p text:style-name="P402"><text:span text:style-name="T402_1">Сокращение</text:span><text:span text:style-name="T402_2"><text:s/></text:span><text:span text:style-name="T402_3">затрат</text:span><text:span text:style-name="T402_4"><text:s/>(</text:span><text:span text:style-name="T402_5">местные</text:span><text:span text:style-name="T402_6"><text:s/></text:span><text:span text:style-name="T402_7">закупки</text:span><text:span text:style-name="T402_8"><text:s/></text:span><text:span text:style-name="T402_9">вместо</text:span><text:span text:style-name="T402_10"><text:s/></text:span><text:span text:style-name="T402_11">централизованных</text:span><text:span text:style-name="T402_12">)<text:s/></text:span><text:span text:style-name="T402_13">на</text:span><text:span text:style-name="T402_14"><text:s/>10-25%.</text:span></text:p>
            <text:p text:style-name="P403"><text:span text:style-name="T403_1">Гарантированный</text:span><text:span text:style-name="T403_2"><text:s/></text:span><text:span text:style-name="T403_3">сбыт</text:span><text:span text:style-name="T403_4"><text:s/></text:span><text:span text:style-name="T403_5">излишков</text:span><text:span text:style-name="T403_6">.</text:span></text:p>
            <text:p text:style-name="P404"><text:span text:style-name="T404_1">Хорошее</text:span><text:span text:style-name="T404_2"><text:s/></text:span><text:span text:style-name="T404_3">резервирование</text:span><text:span text:style-name="T404_4"><text:s/></text:span><text:span text:style-name="T404_5">всех</text:span><text:span text:style-name="T404_6"><text:s/></text:span><text:span text:style-name="T404_7">компонентов</text:span><text:span text:style-name="T404_8"><text:s/></text:span><text:span text:style-name="T404_9">и</text:span><text:span text:style-name="T404_10"><text:s/></text:span><text:span text:style-name="T404_11">ресурсов</text:span><text:span text:style-name="T404_12"><text:s/>–<text:s/></text:span><text:span text:style-name="T404_13">за</text:span><text:span text:style-name="T404_14"><text:s/></text:span><text:span text:style-name="T404_15">счёт</text:span><text:span text:style-name="T404_16"><text:s/></text:span><text:span text:style-name="T404_17">расширения</text:span><text:span text:style-name="T404_18"><text:s/></text:span><text:span text:style-name="T404_19">парка</text:span><text:span text:style-name="T404_20"><text:s/></text:span><text:span text:style-name="T404_21">резервных</text:span><text:span text:style-name="T404_22"><text:s/></text:span><text:span text:style-name="T404_23">мощностей</text:span><text:span text:style-name="T404_24"><text:s/></text:span><text:span text:style-name="T404_25">и</text:span><text:span text:style-name="T404_26"><text:s/></text:span><text:span text:style-name="T404_27">запасов</text:span><text:span text:style-name="T404_28">.</text:span></text:p>
          </table:table-cell>
        </table:table-row>
        <table:table-row table:style-name="Row23">
          <table:table-cell table:style-name="Cell67">
            <text:p text:style-name="P405"><text:span text:style-name="T405_1">22.</text:span><text:span text:style-name="T405_2"><text:s text:c="14"/></text:span><text:span text:style-name="T405_3">Принципы</text:span><text:span text:style-name="T405_4"><text:s/></text:span><text:span text:style-name="T405_5">честной</text:span><text:span text:style-name="T405_6"><text:s/></text:span><text:span text:style-name="T405_7">торговли</text:span></text:p>
          </table:table-cell>
          <table:table-cell table:style-name="Cell68">
            <text:p text:style-name="P406"><text:span text:style-name="T406_1"><text:s/></text:span><text:span text:style-name="T406_2">Изменение</text:span><text:span text:style-name="T406_3"><text:s/></text:span><text:span text:style-name="T406_4">ряда</text:span><text:span text:style-name="T406_5"><text:s/></text:span><text:span text:style-name="T406_6">стандартов</text:span><text:span text:style-name="T406_7"><text:s/></text:span><text:span text:style-name="T406_8">бизнеса</text:span><text:span text:style-name="T406_9">,<text:s/></text:span><text:span text:style-name="T406_10">направленных</text:span><text:span text:style-name="T406_11"><text:s/></text:span><text:span text:style-name="T406_12">на</text:span><text:span text:style-name="T406_13"><text:s/></text:span><text:span text:style-name="T406_14">резкое</text:span><text:span text:style-name="T406_15"><text:s/></text:span><text:span text:style-name="T406_16">повышение</text:span><text:span text:style-name="T406_17"><text:s/></text:span><text:span text:style-name="T406_18">юзабилити</text:span><text:span text:style-name="T406_19">,<text:s/></text:span><text:span text:style-name="T406_20">прозрачности</text:span><text:span text:style-name="T406_21">,<text:s/></text:span><text:span text:style-name="T406_22">потребительской</text:span><text:span text:style-name="T406_23"><text:s/></text:span><text:span text:style-name="T406_24">лояльности</text:span><text:span text:style-name="T406_25">:</text:span></text:p>
            <text:p text:style-name="P407"><text:span text:style-name="T407_1">-<text:s/></text:span><text:span text:style-name="T407_2">нормированное</text:span><text:span text:style-name="T407_3"><text:s/></text:span><text:span text:style-name="T407_4">ценообразование</text:span></text:p>
            <text:p text:style-name="P408"><text:span text:style-name="T408_1">-<text:s/></text:span><text:span text:style-name="T408_2">тесная</text:span><text:span text:style-name="T408_3"><text:s/></text:span><text:span text:style-name="T408_4">кооперация</text:span><text:span text:style-name="T408_5"><text:s/></text:span><text:span text:style-name="T408_6">с</text:span><text:span text:style-name="T408_7"><text:s/></text:span><text:span text:style-name="T408_8">потребительскими</text:span><text:span text:style-name="T408_9"><text:s/></text:span><text:span text:style-name="T408_10">сообществами</text:span></text:p>
            <text:p text:style-name="P409"><text:span text:style-name="T409_1">-<text:s/></text:span><text:span text:style-name="T409_2">активное</text:span><text:span text:style-name="T409_3"><text:s/></text:span><text:span text:style-name="T409_4">участие</text:span><text:span text:style-name="T409_5"><text:s/></text:span><text:span text:style-name="T409_6">ПО</text:span><text:span text:style-name="T409_7"><text:s/></text:span><text:span text:style-name="T409_8">в</text:span><text:span text:style-name="T409_9"><text:s/></text:span><text:span text:style-name="T409_10">формировании</text:span><text:span text:style-name="T409_11"><text:s/></text:span><text:span text:style-name="T409_12">линейки</text:span><text:span text:style-name="T409_13"><text:s/></text:span><text:span text:style-name="T409_14">продуктов</text:span><text:span text:style-name="T409_15"><text:s/></text:span><text:span text:style-name="T409_16">и</text:span><text:span text:style-name="T409_17"><text:s/></text:span><text:span text:style-name="T409_18">их</text:span><text:span text:style-name="T409_19"><text:s/></text:span><text:span text:style-name="T409_20">модифицировании</text:span></text:p>
            <text:p text:style-name="P410"><text:span text:style-name="T410_1">-<text:s/></text:span><text:span text:style-name="T410_2">позаказные</text:span><text:span text:style-name="T410_3"><text:s/></text:span><text:span text:style-name="T410_4">производства</text:span></text:p>
            <text:p text:style-name="P411"><text:span text:style-name="T411_1">-<text:s/></text:span><text:span text:style-name="T411_2">комплексное</text:span><text:span text:style-name="T411_3"><text:s/></text:span><text:span text:style-name="T411_4">обслуживание</text:span><text:span text:style-name="T411_5"><text:s/></text:span><text:span text:style-name="T411_6">ритуальных</text:span><text:span text:style-name="T411_7"><text:s/></text:span><text:span text:style-name="T411_8">и</text:span><text:span text:style-name="T411_9"><text:s/></text:span><text:span text:style-name="T411_10">др</text:span><text:span text:style-name="T411_11">.<text:s/></text:span><text:span text:style-name="T411_12">мероприятий</text:span><text:span text:style-name="T411_13"><text:s/></text:span><text:span text:style-name="T411_14">сообществ</text:span><text:span text:style-name="T411_15">,<text:s/></text:span><text:span text:style-name="T411_16">в</text:span><text:span text:style-name="T411_17"><text:s/></text:span><text:span text:style-name="T411_18">том</text:span><text:span text:style-name="T411_19"><text:s/></text:span><text:span text:style-name="T411_20">числе</text:span><text:span text:style-name="T411_21"><text:s/></text:span><text:span text:style-name="T411_22">выездных</text:span></text:p>
            <text:p text:style-name="P412"><text:span text:style-name="T412_1">-<text:s/></text:span><text:span text:style-name="T412_2">превращение</text:span><text:span text:style-name="T412_3"><text:s/>«</text:span><text:span text:style-name="T412_4">потребления</text:span><text:span text:style-name="T412_5"><text:s/></text:span><text:span text:style-name="T412_6">здесь</text:span><text:span text:style-name="T412_7">»<text:s/>-<text:s/></text:span><text:span text:style-name="T412_8">в</text:span><text:span text:style-name="T412_9"><text:s/></text:span><text:span text:style-name="T412_10">традицию</text:span></text:p>
          </table:table-cell>
          <table:table-cell table:style-name="Cell69">
            <text:p text:style-name="P413"><text:span text:style-name="T413_1"><text:s/></text:span><text:span text:style-name="T413_2">Повышение</text:span><text:span text:style-name="T413_3"><text:s/></text:span><text:span text:style-name="T413_4">количества</text:span><text:span text:style-name="T413_5"><text:s/></text:span><text:span text:style-name="T413_6">сделок</text:span><text:span text:style-name="T413_7"><text:s/>(</text:span><text:span text:style-name="T413_8">продаж</text:span><text:span text:style-name="T413_9">)<text:s/></text:span><text:span text:style-name="T413_10">на</text:span><text:span text:style-name="T413_11"><text:s/>1<text:s/></text:span><text:span text:style-name="T413_12">посетителя</text:span></text:p>
            <text:p text:style-name="P414"><text:span text:style-name="T414_1">Акцент</text:span><text:span text:style-name="T414_2"><text:s/></text:span><text:span text:style-name="T414_3">на</text:span><text:span text:style-name="T414_4"><text:s/></text:span><text:span text:style-name="T414_5">многоразовые</text:span><text:span text:style-name="T414_6">,<text:s/></text:span><text:span text:style-name="T414_7">многооборотные</text:span><text:span text:style-name="T414_8"><text:s/></text:span><text:span text:style-name="T414_9">отношения</text:span></text:p>
            <text:p text:style-name="P415"><text:span text:style-name="T415_1">Ставка</text:span><text:span text:style-name="T415_2"><text:s/></text:span><text:span text:style-name="T415_3">на</text:span><text:span text:style-name="T415_4"><text:s/></text:span><text:span text:style-name="T415_5">развитие</text:span><text:span text:style-name="T415_6"><text:s/></text:span><text:span text:style-name="T415_7">отношений</text:span><text:span text:style-name="T415_8"><text:s/></text:span><text:span text:style-name="T415_9">с</text:span><text:span text:style-name="T415_10"><text:s/></text:span><text:span text:style-name="T415_11">сообществами</text:span><text:span text:style-name="T415_12"><text:s/>=&gt;<text:s/></text:span><text:span text:style-name="T415_13">квази</text:span><text:span text:style-name="T415_14">-</text:span><text:span text:style-name="T415_15">оптовый</text:span><text:span text:style-name="T415_16"><text:s/></text:span><text:span text:style-name="T415_17">спрос</text:span></text:p>
          </table:table-cell>
        </table:table-row>
        <table:table-row table:style-name="Row24">
          <table:table-cell table:style-name="Cell70">
            <text:p text:style-name="P416"><text:span text:style-name="T416_1">23.</text:span><text:span text:style-name="T416_2"><text:s text:c="14"/></text:span><text:span text:style-name="T416_3">Создание</text:span><text:span text:style-name="T416_4"><text:s/></text:span><text:span text:style-name="T416_5">сети</text:span><text:span text:style-name="T416_6"><text:s/></text:span><text:span text:style-name="T416_7">и</text:span><text:span text:style-name="T416_8"><text:s/></text:span><text:span text:style-name="T416_9">системы</text:span><text:span text:style-name="T416_10"><text:s/></text:span><text:span text:style-name="T416_11">вендинговых</text:span><text:span text:style-name="T416_12"><text:s/></text:span><text:span text:style-name="T416_13">продаж</text:span><text:span text:style-name="T416_14"><text:s/>«</text:span><text:span text:style-name="T416_15">упакованных</text:span><text:span text:style-name="T416_16"><text:s/></text:span><text:span text:style-name="T416_17">обедов</text:span><text:span text:style-name="T416_18">»</text:span></text:p>
          </table:table-cell>
          <table:table-cell table:style-name="Cell71">
            <text:p text:style-name="P417"><text:span text:style-name="T417_1">Сеть</text:span><text:span text:style-name="T417_2"><text:s/></text:span><text:span text:style-name="T417_3">автоматов</text:span><text:span text:style-name="T417_4"><text:s/></text:span><text:span text:style-name="T417_5">с</text:span><text:span text:style-name="T417_6"><text:s/></text:span><text:span text:style-name="T417_7">оплатой</text:span><text:span text:style-name="T417_8"><text:s/></text:span><text:span text:style-name="T417_9">карточками</text:span><text:span text:style-name="T417_10"><text:s/></text:span><text:span text:style-name="T417_11">и</text:span><text:span text:style-name="T417_12"><text:s/></text:span><text:span text:style-name="T417_13">наличными</text:span><text:span text:style-name="T417_14">.</text:span></text:p>
            <text:p text:style-name="P418"><text:span text:style-name="T418_1">Выдача</text:span><text:span text:style-name="T418_2"><text:s/></text:span><text:span text:style-name="T418_3">готовых</text:span><text:span text:style-name="T418_4"><text:s/></text:span><text:span text:style-name="T418_5">кейтеринг</text:span><text:span text:style-name="T418_6">-</text:span><text:span text:style-name="T418_7">комплексов</text:span><text:span text:style-name="T418_8"><text:s/>3-7<text:s/></text:span><text:span text:style-name="T418_9">видов</text:span><text:span text:style-name="T418_10">.</text:span></text:p>
            <text:p text:style-name="P419"><text:span text:style-name="T419_1">Продажа</text:span><text:span text:style-name="T419_2"><text:s/></text:span><text:span text:style-name="T419_3">без</text:span><text:span text:style-name="T419_4"><text:s/></text:span><text:span text:style-name="T419_5">участия</text:span><text:span text:style-name="T419_6"><text:s/></text:span><text:span text:style-name="T419_7">торгового</text:span><text:span text:style-name="T419_8"><text:s/></text:span><text:span text:style-name="T419_9">персонала</text:span><text:span text:style-name="T419_10">,<text:s/></text:span><text:span text:style-name="T419_11">круглосуточно</text:span><text:span text:style-name="T419_12">,<text:s/></text:span><text:span text:style-name="T419_13">круглогодично</text:span><text:span text:style-name="T419_14">.</text:span></text:p>
          </table:table-cell>
          <table:table-cell table:style-name="Cell72">
            <text:p text:style-name="P420"><text:span text:style-name="T420_1">При</text:span><text:span text:style-name="T420_2"><text:s/></text:span><text:span text:style-name="T420_3">продаже</text:span><text:span text:style-name="T420_4"><text:s/></text:span><text:span text:style-name="T420_5">обеденных</text:span><text:span text:style-name="T420_6"><text:s/></text:span><text:span text:style-name="T420_7">комплексов</text:span><text:span text:style-name="T420_8"><text:s/></text:span><text:span text:style-name="T420_9">эконом</text:span><text:span text:style-name="T420_10">-</text:span><text:span text:style-name="T420_11">класса</text:span><text:span text:style-name="T420_12"><text:s/>–<text:s/></text:span><text:span text:style-name="T420_13">ёмкость</text:span><text:span text:style-name="T420_14"><text:s/></text:span><text:span text:style-name="T420_15">рынка</text:span><text:span text:style-name="T420_16"><text:s/></text:span><text:span text:style-name="T420_17">неограниченна</text:span><text:span text:style-name="T420_18">.</text:span></text:p>
            <text:p text:style-name="P421"><text:span text:style-name="T421_1">(</text:span><text:span text:style-name="T421_2">Оценочно</text:span><text:span text:style-name="T421_3">,<text:s/>100<text:s/></text:span><text:span text:style-name="T421_4">автоматов</text:span><text:span text:style-name="T421_5"><text:s/></text:span><text:span text:style-name="T421_6">на</text:span><text:span text:style-name="T421_7"><text:s/>10<text:s/>000<text:s/></text:span><text:span text:style-name="T421_8">чел</text:span><text:span text:style-name="T421_9"><text:s/></text:span><text:span text:style-name="T421_10">населения</text:span><text:span text:style-name="T421_11">)</text:span></text:p>
          </table:table-cell>
        </table:table-row>
        <table:table-row table:style-name="Row25">
          <table:table-cell table:style-name="Cell73">
            <text:p text:style-name="P422"><text:span text:style-name="T422_1">24.<text:s/></text:span><text:span text:style-name="T422_2">Уличный</text:span><text:span text:style-name="T422_3"><text:s/></text:span><text:span text:style-name="T422_4">кейтеринг</text:span></text:p>
          </table:table-cell>
          <table:table-cell table:style-name="Cell74">
            <text:p text:style-name="P423"><text:span text:style-name="T423_1">Развитие</text:span><text:span text:style-name="T423_2"><text:s/></text:span><text:span text:style-name="T423_3">продаж</text:span><text:span text:style-name="T423_4"><text:s/></text:span><text:span text:style-name="T423_5">и</text:span><text:span text:style-name="T423_6"><text:s/></text:span><text:span text:style-name="T423_7">сервисов</text:span><text:span text:style-name="T423_8"><text:s/>(</text:span><text:span text:style-name="T423_9">доставка</text:span><text:span text:style-name="T423_10"><text:s/></text:span><text:span text:style-name="T423_11">и</text:span><text:span text:style-name="T423_12"><text:s/></text:span><text:span text:style-name="T423_13">др</text:span><text:span text:style-name="T423_14">.)<text:s/></text:span><text:span text:style-name="T423_15">комплексных</text:span><text:span text:style-name="T423_16"><text:s/></text:span><text:span text:style-name="T423_17">ланчей</text:span><text:span text:style-name="T423_18">,<text:s/></text:span><text:span text:style-name="T423_19">обедов</text:span><text:span text:style-name="T423_20">,<text:s/></text:span><text:span text:style-name="T423_21">завтраков</text:span><text:span text:style-name="T423_22"><text:s/></text:span><text:span text:style-name="T423_23">в</text:span><text:span text:style-name="T423_24"><text:s/></text:span><text:span text:style-name="T423_25">одноразовой</text:span><text:span text:style-name="T423_26"><text:s/></text:span><text:span text:style-name="T423_27">упаковке</text:span><text:span text:style-name="T423_28">.</text:span></text:p>
            <text:p text:style-name="P424"><text:span text:style-name="T424_1">Система</text:span><text:span text:style-name="T424_2"><text:s/></text:span><text:span text:style-name="T424_3">продаж</text:span><text:span text:style-name="T424_4">:</text:span></text:p>
            <text:p text:style-name="P425"><text:span text:style-name="T425_1">-</text:span><text:span text:style-name="T425_2"><text:s text:c="10"/></text:span><text:span text:style-name="T425_3">другие</text:span><text:span text:style-name="T425_4"><text:s/></text:span><text:span text:style-name="T425_5">киоски</text:span></text:p>
            <text:p text:style-name="P426"><text:span text:style-name="T426_1">-</text:span><text:span text:style-name="T426_2"><text:s text:c="10"/></text:span><text:span text:style-name="T426_3">свои</text:span><text:span text:style-name="T426_4"><text:s/></text:span><text:span text:style-name="T426_5">киоски</text:span></text:p>
            <text:p text:style-name="P427"><text:span text:style-name="T427_1">-</text:span><text:span text:style-name="T427_2"><text:s text:c="10"/></text:span><text:span text:style-name="T427_3">с</text:span><text:span text:style-name="T427_4"><text:s/></text:span><text:span text:style-name="T427_5">доставкой</text:span></text:p>
            <text:p text:style-name="P428"><text:span text:style-name="T428_1">-</text:span><text:span text:style-name="T428_2"><text:s text:c="10"/></text:span><text:span text:style-name="T428_3">вендинговые</text:span><text:span text:style-name="T428_4"><text:s/></text:span><text:span text:style-name="T428_5">автоматы</text:span></text:p>
            <text:p text:style-name="P429"><text:span text:style-name="T429_1">Концессионное</text:span><text:span text:style-name="T429_2"><text:s/></text:span><text:span text:style-name="T429_3">обслуживание</text:span><text:span text:style-name="T429_4"><text:s/></text:span><text:span text:style-name="T429_5">территориальных</text:span><text:span text:style-name="T429_6"><text:s/></text:span><text:span text:style-name="T429_7">зон</text:span><text:span text:style-name="T429_8"><text:s/></text:span><text:span text:style-name="T429_9">с</text:span><text:span text:style-name="T429_10"><text:s/></text:span><text:span text:style-name="T429_11">большим</text:span><text:span text:style-name="T429_12"><text:s/></text:span><text:span text:style-name="T429_13">трафиком</text:span><text:span text:style-name="T429_14"><text:s/></text:span><text:span text:style-name="T429_15">посетителей</text:span><text:span text:style-name="T429_16"><text:s/>(</text:span><text:span text:style-name="T429_17">потоки</text:span><text:span text:style-name="T429_18">,<text:s/></text:span><text:span text:style-name="T429_19">или</text:span><text:span text:style-name="T429_20"><text:s/></text:span><text:span text:style-name="T429_21">массовые</text:span><text:span text:style-name="T429_22"><text:s/></text:span><text:span text:style-name="T429_23">мероприятия</text:span><text:span text:style-name="T429_24">).</text:span></text:p>
            <text:p text:style-name="P430"><text:span text:style-name="T430_1">Поэтапное</text:span><text:span text:style-name="T430_2"><text:s/></text:span><text:span text:style-name="T430_3">развитие</text:span><text:span text:style-name="T430_4"><text:s/></text:span><text:span text:style-name="T430_5">и</text:span><text:span text:style-name="T430_6"><text:s/></text:span><text:span text:style-name="T430_7">расширение</text:span></text:p>
            <text:p text:style-name="P431"><text:span text:style-name="T431_1">-<text:s/></text:span><text:span text:style-name="T431_2">площадок</text:span><text:span text:style-name="T431_3"><text:s/></text:span><text:span text:style-name="T431_4">обслуживания</text:span></text:p>
            <text:p text:style-name="P432"><text:span text:style-name="T432_1">-<text:s/></text:span><text:span text:style-name="T432_2">подсистем</text:span><text:span text:style-name="T432_3"><text:s/></text:span><text:span text:style-name="T432_4">продаж</text:span><text:span text:style-name="T432_5"><text:s/>(</text:span><text:span text:style-name="T432_6">см</text:span><text:span text:style-name="T432_7">.</text:span><text:span text:style-name="T432_8">выше</text:span><text:span text:style-name="T432_9">)</text:span></text:p>
          </table:table-cell>
          <table:table-cell table:style-name="Cell75">
            <text:p text:style-name="P433"><text:span text:style-name="T433_1">Двойное</text:span><text:span text:style-name="T433_2"><text:s/></text:span><text:span text:style-name="T433_3">использование</text:span><text:span text:style-name="T433_4"><text:s/></text:span><text:span text:style-name="T433_5">арендованных</text:span><text:span text:style-name="T433_6"><text:s/></text:span><text:span text:style-name="T433_7">объектов</text:span><text:span text:style-name="T433_8">:</text:span></text:p>
            <text:p text:style-name="P434"><text:span text:style-name="T434_1">-<text:s/></text:span><text:span text:style-name="T434_2">производственное</text:span><text:span text:style-name="T434_3"><text:s/></text:span><text:span text:style-name="T434_4">питание</text:span><text:span text:style-name="T434_5"><text:s/></text:span><text:span text:style-name="T434_6">сотрудников</text:span><text:span text:style-name="T434_7"><text:s/></text:span><text:span text:style-name="T434_8">пром</text:span><text:span text:style-name="T434_9">.</text:span><text:span text:style-name="T434_10">площадки</text:span><text:span text:style-name="T434_11"><text:s/>(</text:span><text:span text:style-name="T434_12">и</text:span><text:span text:style-name="T434_13"><text:s/></text:span><text:span text:style-name="T434_14">др</text:span><text:span text:style-name="T434_15">.)</text:span></text:p>
            <text:p text:style-name="P435"><text:span text:style-name="T435_1">-<text:s/></text:span><text:span text:style-name="T435_2">производство</text:span><text:span text:style-name="T435_3"><text:s/></text:span><text:span text:style-name="T435_4">блюд</text:span><text:span text:style-name="T435_5"><text:s/>(</text:span><text:span text:style-name="T435_6">в</text:span><text:span text:style-name="T435_7"><text:s/></text:span><text:span text:style-name="T435_8">том</text:span><text:span text:style-name="T435_9"><text:s/></text:span><text:span text:style-name="T435_10">числе</text:span><text:span text:style-name="T435_11"><text:s/></text:span><text:span text:style-name="T435_12">по</text:span><text:span text:style-name="T435_13">-</text:span><text:span text:style-name="T435_14">компонентно</text:span><text:span text:style-name="T435_15">)<text:s/></text:span><text:span text:style-name="T435_16">для</text:span><text:span text:style-name="T435_17"><text:s/></text:span><text:span text:style-name="T435_18">вендинговой</text:span><text:span text:style-name="T435_19"><text:s/></text:span><text:span text:style-name="T435_20">системы</text:span></text:p>
            <text:p text:style-name="P436"><text:span text:style-name="T436_1"><text:s/></text:span></text:p>
            <text:p text:style-name="P437"><text:span text:style-name="T437_1">Независимость</text:span><text:span text:style-name="T437_2"><text:s/></text:span><text:span text:style-name="T437_3">стрит</text:span><text:span text:style-name="T437_4">-</text:span><text:span text:style-name="T437_5">кейтеринга</text:span><text:span text:style-name="T437_6"><text:s/></text:span><text:span text:style-name="T437_7">от</text:span><text:span text:style-name="T437_8"><text:s/></text:span><text:span text:style-name="T437_9">конкретной</text:span><text:span text:style-name="T437_10"><text:s/></text:span><text:span text:style-name="T437_11">площадки</text:span><text:span text:style-name="T437_12">.</text:span></text:p>
            <text:p text:style-name="P438"><text:span text:style-name="T438_1"><text:s/></text:span></text:p>
            <text:p text:style-name="P439"><text:span text:style-name="T439_1">Продажи</text:span><text:span text:style-name="T439_2"><text:s/>«</text:span><text:span text:style-name="T439_3">без</text:span><text:span text:style-name="T439_4"><text:s/></text:span><text:span text:style-name="T439_5">продавца</text:span><text:span text:style-name="T439_6">-</text:span><text:span text:style-name="T439_7">оператора</text:span><text:span text:style-name="T439_8">»<text:s/>=&gt;<text:s/></text:span><text:span text:style-name="T439_9">утроение</text:span><text:span text:style-name="T439_10"><text:s/></text:span><text:span text:style-name="T439_11">прибыли</text:span><text:span text:style-name="T439_12"><text:s/></text:span><text:span text:style-name="T439_13">о</text:span><text:span text:style-name="T439_14"><text:s/></text:span><text:span text:style-name="T439_15">локальной</text:span><text:span text:style-name="T439_16"><text:s/></text:span><text:span text:style-name="T439_17">точки</text:span><text:span text:style-name="T439_18"><text:s/></text:span><text:span text:style-name="T439_19">продаж</text:span><text:span text:style-name="T439_20">.</text:span></text:p>
          </table:table-cell>
        </table:table-row>
        <table:table-row table:style-name="Row26">
          <table:table-cell table:style-name="Cell76">
            <text:p text:style-name="P440"><text:span text:style-name="T440_1">25.<text:s/></text:span><text:span text:style-name="T440_2">Инвестиционный</text:span><text:span text:style-name="T440_3"><text:s/></text:span><text:span text:style-name="T440_4">траст</text:span><text:span text:style-name="T440_5">-</text:span><text:span text:style-name="T440_6">консорциум</text:span><text:span text:style-name="T440_7"><text:s/></text:span><text:span text:style-name="T440_8">для</text:span><text:span text:style-name="T440_9"><text:s/>«</text:span><text:span text:style-name="T440_10">малых</text:span><text:span text:style-name="T440_11"><text:s/></text:span><text:span text:style-name="T440_12">инвесторов</text:span><text:span text:style-name="T440_13">»</text:span></text:p>
          </table:table-cell>
          <table:table-cell table:style-name="Cell77">
            <text:p text:style-name="P441"><text:span text:style-name="T441_1">Привлечение</text:span><text:span text:style-name="T441_2"><text:s/></text:span><text:span text:style-name="T441_3">средств</text:span><text:span text:style-name="T441_4"><text:s/></text:span><text:span text:style-name="T441_5">мелких</text:span><text:span text:style-name="T441_6"><text:s/></text:span><text:span text:style-name="T441_7">инвесторов</text:span><text:span text:style-name="T441_8"><text:s/>(</text:span><text:span text:style-name="T441_9">держателей</text:span><text:span text:style-name="T441_10"><text:s/></text:span><text:span text:style-name="T441_11">резервов</text:span><text:span text:style-name="T441_12">,<text:s/></text:span><text:span text:style-name="T441_13">страховых</text:span><text:span text:style-name="T441_14"><text:s/></text:span><text:span text:style-name="T441_15">депозитов</text:span><text:span text:style-name="T441_16">,<text:s/></text:span><text:span text:style-name="T441_17">накоплений</text:span><text:span text:style-name="T441_18"><text:s/></text:span><text:span text:style-name="T441_19">на</text:span><text:span text:style-name="T441_20"><text:s/></text:span><text:span text:style-name="T441_21">отложенные</text:span><text:span text:style-name="T441_22"><text:s/></text:span><text:span text:style-name="T441_23">дорогостоящие</text:span><text:span text:style-name="T441_24"><text:s/></text:span><text:span text:style-name="T441_25">покупки</text:span><text:span text:style-name="T441_26"><text:s/></text:span><text:span text:style-name="T441_27">и</text:span><text:span text:style-name="T441_28"><text:s/></text:span><text:span text:style-name="T441_29">др</text:span><text:span text:style-name="T441_30">.)<text:s/>–<text:s/></text:span><text:span text:style-name="T441_31">в</text:span><text:span text:style-name="T441_32"><text:s/></text:span><text:span text:style-name="T441_33">качестве</text:span><text:span text:style-name="T441_34"><text:s/></text:span><text:span text:style-name="T441_35">инвестиций</text:span><text:span text:style-name="T441_36"><text:s/></text:span><text:span text:style-name="T441_37">в</text:span><text:span text:style-name="T441_38"><text:s/></text:span><text:span text:style-name="T441_39">кооперационный</text:span><text:span text:style-name="T441_40"><text:s/></text:span><text:span text:style-name="T441_41">инвест</text:span><text:span text:style-name="T441_42">.<text:s/></text:span><text:span text:style-name="T441_43">проект</text:span><text:span text:style-name="T441_44">,<text:s/></text:span><text:span text:style-name="T441_45">локализованных</text:span><text:span text:style-name="T441_46"><text:s/></text:span><text:span text:style-name="T441_47">конкретным</text:span><text:span text:style-name="T441_48"><text:s/></text:span><text:span text:style-name="T441_49">объектом</text:span><text:span text:style-name="T441_50"><text:s/></text:span><text:span text:style-name="T441_51">в</text:span><text:span text:style-name="T441_52"><text:s/></text:span><text:span text:style-name="T441_53">составе</text:span><text:span text:style-name="T441_54"><text:s/></text:span><text:span text:style-name="T441_55">проекта</text:span><text:span text:style-name="T441_56">.</text:span></text:p>
            <text:p text:style-name="P442"><text:span text:style-name="T442_1">(</text:span><text:span text:style-name="T442_2">Напр</text:span><text:span text:style-name="T442_3">.,<text:s/></text:span><text:span text:style-name="T442_4">павильон</text:span><text:span text:style-name="T442_5"><text:s/></text:span><text:span text:style-name="T442_6">в</text:span><text:span text:style-name="T442_7"><text:s/></text:span><text:span text:style-name="T442_8">торговой</text:span><text:span text:style-name="T442_9"><text:s/></text:span><text:span text:style-name="T442_10">сети</text:span><text:span text:style-name="T442_11">,<text:s/></text:span><text:span text:style-name="T442_12">вендинг</text:span><text:span text:style-name="T442_13">-</text:span><text:span text:style-name="T442_14">автомат</text:span><text:span text:style-name="T442_15"><text:s/></text:span><text:span text:style-name="T442_16">в</text:span><text:span text:style-name="T442_17"><text:s/></text:span><text:span text:style-name="T442_18">системе</text:span><text:span text:style-name="T442_19"><text:s/></text:span><text:span text:style-name="T442_20">и</text:span><text:span text:style-name="T442_21"><text:s/></text:span><text:span text:style-name="T442_22">др</text:span><text:span text:style-name="T442_23">.)</text:span></text:p>
            <text:p text:style-name="P443"><text:span text:style-name="T443_1">Получение</text:span><text:span text:style-name="T443_2"><text:s/></text:span><text:span text:style-name="T443_3">дивидендов</text:span><text:span text:style-name="T443_4"><text:s/></text:span><text:span text:style-name="T443_5">или</text:span><text:span text:style-name="T443_6"><text:s/></text:span><text:span text:style-name="T443_7">рентных</text:span><text:span text:style-name="T443_8"><text:s/></text:span><text:span text:style-name="T443_9">доходов</text:span></text:p>
            <text:p text:style-name="P444"><text:span text:style-name="T444_1">-<text:s/></text:span><text:span text:style-name="T444_2">с</text:span><text:span text:style-name="T444_3"><text:s/></text:span><text:span text:style-name="T444_4">сети</text:span><text:span text:style-name="T444_5"><text:s/>(</text:span><text:span text:style-name="T444_6">в</text:span><text:span text:style-name="T444_7"><text:s/></text:span><text:span text:style-name="T444_8">соотношении</text:span><text:span text:style-name="T444_9"><text:s/>(</text:span><text:span text:style-name="T444_10">например</text:span><text:span text:style-name="T444_11">)<text:s/>10/90)</text:span></text:p>
            <text:p text:style-name="P445"><text:span text:style-name="T445_1">-<text:s/></text:span><text:span text:style-name="T445_2">с</text:span><text:span text:style-name="T445_3"><text:s/></text:span><text:span text:style-name="T445_4">локального</text:span><text:span text:style-name="T445_5"><text:s/></text:span><text:span text:style-name="T445_6">объекта</text:span><text:span text:style-name="T445_7"><text:s/></text:span><text:span text:style-name="T445_8">сети</text:span><text:span text:style-name="T445_9"><text:s/>(</text:span><text:span text:style-name="T445_10">в</text:span><text:span text:style-name="T445_11"><text:s/></text:span><text:span text:style-name="T445_12">соотношении</text:span><text:span text:style-name="T445_13"><text:s/>(</text:span><text:span text:style-name="T445_14">например</text:span><text:span text:style-name="T445_15">)<text:s/>90/10)</text:span></text:p>
            <text:p text:style-name="P446"><text:span text:style-name="T446_1">Страхование</text:span><text:span text:style-name="T446_2"><text:s/></text:span><text:span text:style-name="T446_3">минимального</text:span><text:span text:style-name="T446_4"><text:s/></text:span><text:span text:style-name="T446_5">уровня</text:span><text:span text:style-name="T446_6"><text:s/></text:span><text:span text:style-name="T446_7">рентных</text:span><text:span text:style-name="T446_8"><text:s/></text:span><text:span text:style-name="T446_9">выплат</text:span><text:span text:style-name="T446_10"><text:s/></text:span><text:span text:style-name="T446_11">и</text:span><text:span text:style-name="T446_12"><text:s/></text:span><text:span text:style-name="T446_13">др</text:span><text:span text:style-name="T446_14">.<text:s/></text:span><text:span text:style-name="T446_15">бизнес</text:span><text:span text:style-name="T446_16">-<text:s/></text:span><text:span text:style-name="T446_17">и</text:span><text:span text:style-name="T446_18"><text:s/></text:span><text:span text:style-name="T446_19">инвест</text:span><text:span text:style-name="T446_20">-</text:span><text:span text:style-name="T446_21">рисков</text:span><text:span text:style-name="T446_22"><text:s/></text:span><text:span text:style-name="T446_23">миноритария</text:span><text:span text:style-name="T446_24">-</text:span><text:span text:style-name="T446_25">инвестора</text:span><text:span text:style-name="T446_26"><text:s/></text:span><text:span text:style-name="T446_27">и</text:span><text:span text:style-name="T446_28"><text:s/></text:span><text:span text:style-name="T446_29">траст</text:span><text:span text:style-name="T446_30">-</text:span><text:span text:style-name="T446_31">инвестора</text:span></text:p>
          </table:table-cell>
          <table:table-cell table:style-name="Cell78">
            <text:p text:style-name="P447"><text:span text:style-name="T447_1">Привлечение</text:span><text:span text:style-name="T447_2"><text:s/></text:span><text:span text:style-name="T447_3">лояльных</text:span><text:span text:style-name="T447_4"><text:s/></text:span><text:span text:style-name="T447_5">инвесторов</text:span><text:span text:style-name="T447_6">.</text:span></text:p>
            <text:p text:style-name="P448"><text:span text:style-name="T448_1">Возможность</text:span><text:span text:style-name="T448_2"><text:s/></text:span><text:span text:style-name="T448_3">отказа</text:span><text:span text:style-name="T448_4"><text:s/></text:span><text:span text:style-name="T448_5">от</text:span><text:span text:style-name="T448_6"><text:s/></text:span><text:span text:style-name="T448_7">институциональных</text:span><text:span text:style-name="T448_8"><text:s/></text:span><text:span text:style-name="T448_9">инвесторов</text:span><text:span text:style-name="T448_10"><text:s/></text:span><text:span text:style-name="T448_11">и</text:span><text:span text:style-name="T448_12"><text:s/></text:span><text:span text:style-name="T448_13">кредиторов</text:span><text:span text:style-name="T448_14"><text:s/>(</text:span><text:span text:style-name="T448_15">банкстеры</text:span><text:span text:style-name="T448_16">,<text:s/></text:span><text:span text:style-name="T448_17">инвест</text:span><text:span text:style-name="T448_18">.<text:s/></text:span><text:span text:style-name="T448_19">спекулянты</text:span><text:span text:style-name="T448_20">)</text:span></text:p>
            <text:p text:style-name="P449"><text:span text:style-name="T449_1">Получение</text:span><text:span text:style-name="T449_2"><text:s/></text:span><text:span text:style-name="T449_3">инвестиций</text:span><text:span text:style-name="T449_4">,<text:s/></text:span><text:span text:style-name="T449_5">доходность</text:span><text:span text:style-name="T449_6"><text:s/></text:span><text:span text:style-name="T449_7">которых</text:span><text:span text:style-name="T449_8"><text:s/></text:span><text:span text:style-name="T449_9">ориентирована</text:span><text:span text:style-name="T449_10"><text:s/></text:span><text:span text:style-name="T449_11">главным</text:span><text:span text:style-name="T449_12"><text:s/></text:span><text:span text:style-name="T449_13">образом</text:span><text:span text:style-name="T449_14"><text:s/></text:span><text:span text:style-name="T449_15">как</text:span><text:span text:style-name="T449_16"><text:s/></text:span><text:span text:style-name="T449_17">переменная</text:span><text:span text:style-name="T449_18"><text:s/></text:span><text:span text:style-name="T449_19">доходность</text:span><text:span text:style-name="T449_20"><text:s/>(</text:span><text:span text:style-name="T449_21">в</text:span><text:span text:style-name="T449_22"><text:s/></text:span><text:span text:style-name="T449_23">отличие</text:span><text:span text:style-name="T449_24"><text:s/></text:span><text:span text:style-name="T449_25">от</text:span><text:span text:style-name="T449_26"><text:s/></text:span><text:span text:style-name="T449_27">кредитов</text:span><text:span text:style-name="T449_28"><text:s/>–<text:s/></text:span><text:span text:style-name="T449_29">как</text:span><text:span text:style-name="T449_30"><text:s/></text:span><text:span text:style-name="T449_31">инвестиций</text:span><text:span text:style-name="T449_32"><text:s/></text:span><text:span text:style-name="T449_33">с</text:span><text:span text:style-name="T449_34"><text:s/></text:span><text:span text:style-name="T449_35">постоянной</text:span><text:span text:style-name="T449_36"><text:s/></text:span><text:span text:style-name="T449_37">доходностью</text:span><text:span text:style-name="T449_38">,<text:s/></text:span><text:span text:style-name="T449_39">не</text:span><text:span text:style-name="T449_40"><text:s/></text:span><text:span text:style-name="T449_41">зависящей</text:span><text:span text:style-name="T449_42"><text:s/></text:span><text:span text:style-name="T449_43">от</text:span><text:span text:style-name="T449_44"><text:s/></text:span><text:span text:style-name="T449_45">переменности</text:span><text:span text:style-name="T449_46"><text:s/></text:span><text:span text:style-name="T449_47">доходов</text:span><text:span text:style-name="T449_48"><text:s/></text:span><text:span text:style-name="T449_49">и</text:span><text:span text:style-name="T449_50"><text:s/></text:span><text:span text:style-name="T449_51">фин</text:span><text:span text:style-name="T449_52">.</text:span><text:span text:style-name="T449_53">результатов</text:span><text:span text:style-name="T449_54"><text:s/></text:span><text:span text:style-name="T449_55">кредитуемого</text:span><text:span text:style-name="T449_56"><text:s/></text:span><text:span text:style-name="T449_57">бизнеса</text:span><text:span text:style-name="T449_58">)<text:s/></text:span></text:p>
          </table:table-cell>
        </table:table-row>
      </table:table>
      <text:p text:style-name="P450"/>
      <text:p text:style-name="P451"/>
      <text:p text:style-name="P4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</text:list-level-style-number>
      <text:list-level-style-number style:num-format="1" text:display-levels="2" text:style-name="List1Level1" style:num-suffix="." text:level="2">
        <style:list-level-properties text:space-before="1.905cm" text:min-label-width="-0.508cm" fo:text-align="start"/>
      </text:list-level-style-number>
      <text:list-level-style-number style:num-format="1" text:display-levels="3" text:style-name="List1Level2" style:num-suffix="." text:level="3">
        <style:list-level-properties text:space-before="3.492cm" text:min-label-width="-1.334cm" fo:text-align="start"/>
      </text:list-level-style-number>
      <text:list-level-style-number style:num-format="1" text:display-levels="4" text:style-name="List1Level3" style:num-suffix="." text:level="4">
        <style:list-level-properties text:space-before="4.445cm" text:min-label-width="-1.397cm" fo:text-align="start"/>
      </text:list-level-style-number>
      <text:list-level-style-number style:num-format="1" text:display-levels="5" text:style-name="List1Level4" style:num-suffix="." text:level="5">
        <style:list-level-properties text:space-before="5.715cm" text:min-label-width="-1.778cm" fo:text-align="start"/>
      </text:list-level-style-number>
      <text:list-level-style-number style:num-format="1" text:display-levels="6" text:style-name="List1Level5" style:num-suffix="." text:level="6">
        <style:list-level-properties text:space-before="7.302cm" text:min-label-width="-2.476cm" fo:text-align="start"/>
      </text:list-level-style-number>
      <text:list-level-style-number style:num-format="1" text:display-levels="7" text:style-name="List1Level6" style:num-suffix="." text:level="7">
        <style:list-level-properties text:space-before="8.255cm" text:min-label-width="-2.54cm" fo:text-align="start"/>
      </text:list-level-style-number>
      <text:list-level-style-number style:num-format="1" text:display-levels="8" text:style-name="List1Level7" style:num-suffix="." text:level="8">
        <style:list-level-properties text:space-before="9.525cm" text:min-label-width="-2.921cm" fo:text-align="start"/>
      </text:list-level-style-number>
      <text:list-level-style-number style:num-format="1" text:display-levels="9" text:style-name="List1Level8" style:num-suffix="." text:level="9">
        <style:list-level-properties text:space-before="11.112cm" text:min-label-width="-3.492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